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 table:number-columns-spanned="2" table:number-rows-spanned="1">
            <text:p>cplex</text:p>
          </table:table-cell>
          <table:covered-table-cell table:style-name="Default"/>
          <table:table-cell office:value-type="string" calcext:value-type="string" table:number-columns-spanned="2" table:number-rows-spanned="1">
            <text:p>combinatorial</text:p>
          </table:table-cell>
          <table:covered-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b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ub</text:p>
          </table:table-cell>
          <table:table-cell table:style-name="Default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,00E+00</text:p>
          </table:table-cell>
          <table:table-cell office:value-type="float" office:value="48" calcext:value-type="float">
            <text:p>48</text:p>
          </table:table-cell>
          <table:table-cell office:value-type="float" office:value="0.000005943" calcext:value-type="float">
            <text:p>5,94E-06</text:p>
          </table:table-cell>
          <table:table-cell table:formula="of:=[.A3]-[.C3]" office:value-type="float" office:value="0" calcext:value-type="float">
            <text:p>0</text:p>
          </table:table-cell>
          <table:table-cell table:formula="of:=[.B3]-[.D3]" office:value-type="float" office:value="-0.000005943" calcext:value-type="float">
            <text:p>-0,00000594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481238" calcext:value-type="float">
            <text:p>4,81E-02</text:p>
          </table:table-cell>
          <table:table-cell office:value-type="float" office:value="356" calcext:value-type="float">
            <text:p>356</text:p>
          </table:table-cell>
          <table:table-cell office:value-type="float" office:value="0.000004578" calcext:value-type="float">
            <text:p>4,58E-06</text:p>
          </table:table-cell>
          <table:table-cell table:formula="of:=[.A4]-[.C4]" office:value-type="float" office:value="0" calcext:value-type="float">
            <text:p>0</text:p>
          </table:table-cell>
          <table:table-cell table:formula="of:=[.B4]-[.D4]" office:value-type="float" office:value="0.048119222" calcext:value-type="float">
            <text:p>0,04811922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396142" calcext:value-type="float">
            <text:p>3,96E-02</text:p>
          </table:table-cell>
          <table:table-cell office:value-type="float" office:value="329" calcext:value-type="float">
            <text:p>329</text:p>
          </table:table-cell>
          <table:table-cell office:value-type="float" office:value="0.000003041" calcext:value-type="float">
            <text:p>3,04E-06</text:p>
          </table:table-cell>
          <table:table-cell table:formula="of:=[.A5]-[.C5]" office:value-type="float" office:value="0" calcext:value-type="float">
            <text:p>0</text:p>
          </table:table-cell>
          <table:table-cell table:formula="of:=[.B5]-[.D5]" office:value-type="float" office:value="0.039611159" calcext:value-type="float">
            <text:p>0,03961115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271471" calcext:value-type="float">
            <text:p>2,71E-02</text:p>
          </table:table-cell>
          <table:table-cell office:value-type="float" office:value="203" calcext:value-type="float">
            <text:p>203</text:p>
          </table:table-cell>
          <table:table-cell office:value-type="float" office:value="0.000002802" calcext:value-type="float">
            <text:p>2,80E-06</text:p>
          </table:table-cell>
          <table:table-cell table:formula="of:=[.A6]-[.C6]" office:value-type="float" office:value="0" calcext:value-type="float">
            <text:p>0</text:p>
          </table:table-cell>
          <table:table-cell table:formula="of:=[.B6]-[.D6]" office:value-type="float" office:value="0.027144298" calcext:value-type="float">
            <text:p>0,02714429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229762" calcext:value-type="float">
            <text:p>2,30E-02</text:p>
          </table:table-cell>
          <table:table-cell office:value-type="float" office:value="225" calcext:value-type="float">
            <text:p>225</text:p>
          </table:table-cell>
          <table:table-cell office:value-type="float" office:value="0.000002508" calcext:value-type="float">
            <text:p>2,51E-06</text:p>
          </table:table-cell>
          <table:table-cell table:formula="of:=[.A7]-[.C7]" office:value-type="float" office:value="0" calcext:value-type="float">
            <text:p>0</text:p>
          </table:table-cell>
          <table:table-cell table:formula="of:=[.B7]-[.D7]" office:value-type="float" office:value="0.022973692" calcext:value-type="float">
            <text:p>0,02297369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64312" calcext:value-type="float">
            <text:p>6,43E-02</text:p>
          </table:table-cell>
          <table:table-cell office:value-type="float" office:value="380" calcext:value-type="float">
            <text:p>380</text:p>
          </table:table-cell>
          <table:table-cell office:value-type="float" office:value="0.000002553" calcext:value-type="float">
            <text:p>2,55E-06</text:p>
          </table:table-cell>
          <table:table-cell table:formula="of:=[.A8]-[.C8]" office:value-type="float" office:value="0" calcext:value-type="float">
            <text:p>0</text:p>
          </table:table-cell>
          <table:table-cell table:formula="of:=[.B8]-[.D8]" office:value-type="float" office:value="0.064309447" calcext:value-type="float">
            <text:p>0,06430944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539961" calcext:value-type="float">
            <text:p>5,40E-02</text:p>
          </table:table-cell>
          <table:table-cell office:value-type="float" office:value="386" calcext:value-type="float">
            <text:p>386</text:p>
          </table:table-cell>
          <table:table-cell office:value-type="float" office:value="0.000002695" calcext:value-type="float">
            <text:p>2,70E-06</text:p>
          </table:table-cell>
          <table:table-cell table:formula="of:=[.A9]-[.C9]" office:value-type="float" office:value="0" calcext:value-type="float">
            <text:p>0</text:p>
          </table:table-cell>
          <table:table-cell table:formula="of:=[.B9]-[.D9]" office:value-type="float" office:value="0.053993405" calcext:value-type="float">
            <text:p>0,05399340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261559" calcext:value-type="float">
            <text:p>2,62E-02</text:p>
          </table:table-cell>
          <table:table-cell office:value-type="float" office:value="214" calcext:value-type="float">
            <text:p>214</text:p>
          </table:table-cell>
          <table:table-cell office:value-type="float" office:value="0.000002518" calcext:value-type="float">
            <text:p>2,52E-06</text:p>
          </table:table-cell>
          <table:table-cell table:formula="of:=[.A10]-[.C10]" office:value-type="float" office:value="0" calcext:value-type="float">
            <text:p>0</text:p>
          </table:table-cell>
          <table:table-cell table:formula="of:=[.B10]-[.D10]" office:value-type="float" office:value="0.026153382" calcext:value-type="float">
            <text:p>0,02615338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480294" calcext:value-type="float">
            <text:p>4,80E-03</text:p>
          </table:table-cell>
          <table:table-cell office:value-type="float" office:value="43" calcext:value-type="float">
            <text:p>43</text:p>
          </table:table-cell>
          <table:table-cell office:value-type="float" office:value="0.000002711" calcext:value-type="float">
            <text:p>2,71E-06</text:p>
          </table:table-cell>
          <table:table-cell table:formula="of:=[.A11]-[.C11]" office:value-type="float" office:value="0" calcext:value-type="float">
            <text:p>0</text:p>
          </table:table-cell>
          <table:table-cell table:formula="of:=[.B11]-[.D11]" office:value-type="float" office:value="0.004800229" calcext:value-type="float">
            <text:p>0,00480022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60071" calcext:value-type="float">
            <text:p>6,01E-02</text:p>
          </table:table-cell>
          <table:table-cell office:value-type="float" office:value="400" calcext:value-type="float">
            <text:p>400</text:p>
          </table:table-cell>
          <table:table-cell office:value-type="float" office:value="0.000004423" calcext:value-type="float">
            <text:p>4,42E-06</text:p>
          </table:table-cell>
          <table:table-cell table:formula="of:=[.A12]-[.C12]" office:value-type="float" office:value="0" calcext:value-type="float">
            <text:p>0</text:p>
          </table:table-cell>
          <table:table-cell table:formula="of:=[.B12]-[.D12]" office:value-type="float" office:value="0.060066577" calcext:value-type="float">
            <text:p>0,06006657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30503" calcext:value-type="float">
            <text:p>3,05E-02</text:p>
          </table:table-cell>
          <table:table-cell office:value-type="float" office:value="216" calcext:value-type="float">
            <text:p>216</text:p>
          </table:table-cell>
          <table:table-cell office:value-type="float" office:value="0.000002899" calcext:value-type="float">
            <text:p>2,90E-06</text:p>
          </table:table-cell>
          <table:table-cell table:formula="of:=[.A13]-[.C13]" office:value-type="float" office:value="0" calcext:value-type="float">
            <text:p>0</text:p>
          </table:table-cell>
          <table:table-cell table:formula="of:=[.B13]-[.D13]" office:value-type="float" office:value="0.030500101" calcext:value-type="float">
            <text:p>0,03050010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52814" calcext:value-type="float">
            <text:p>5,28E-02</text:p>
          </table:table-cell>
          <table:table-cell office:value-type="float" office:value="397" calcext:value-type="float">
            <text:p>397</text:p>
          </table:table-cell>
          <table:table-cell office:value-type="float" office:value="0.000002537" calcext:value-type="float">
            <text:p>2,54E-06</text:p>
          </table:table-cell>
          <table:table-cell table:formula="of:=[.A14]-[.C14]" office:value-type="float" office:value="0" calcext:value-type="float">
            <text:p>0</text:p>
          </table:table-cell>
          <table:table-cell table:formula="of:=[.B14]-[.D14]" office:value-type="float" office:value="0.052811463" calcext:value-type="float">
            <text:p>0,05281146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479991" calcext:value-type="float">
            <text:p>4,80E-02</text:p>
          </table:table-cell>
          <table:table-cell office:value-type="float" office:value="383" calcext:value-type="float">
            <text:p>383</text:p>
          </table:table-cell>
          <table:table-cell office:value-type="float" office:value="0.000002667" calcext:value-type="float">
            <text:p>2,67E-06</text:p>
          </table:table-cell>
          <table:table-cell table:formula="of:=[.A15]-[.C15]" office:value-type="float" office:value="0" calcext:value-type="float">
            <text:p>0</text:p>
          </table:table-cell>
          <table:table-cell table:formula="of:=[.B15]-[.D15]" office:value-type="float" office:value="0.047996433" calcext:value-type="float">
            <text:p>0,04799643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175159" calcext:value-type="float">
            <text:p>1,75E-02</text:p>
          </table:table-cell>
          <table:table-cell office:value-type="float" office:value="149" calcext:value-type="float">
            <text:p>149</text:p>
          </table:table-cell>
          <table:table-cell office:value-type="float" office:value="0.000002662" calcext:value-type="float">
            <text:p>2,66E-06</text:p>
          </table:table-cell>
          <table:table-cell table:formula="of:=[.A16]-[.C16]" office:value-type="float" office:value="0" calcext:value-type="float">
            <text:p>0</text:p>
          </table:table-cell>
          <table:table-cell table:formula="of:=[.B16]-[.D16]" office:value-type="float" office:value="0.017513238" calcext:value-type="float">
            <text:p>0,01751323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44529" calcext:value-type="float">
            <text:p>4,45E-02</text:p>
          </table:table-cell>
          <table:table-cell office:value-type="float" office:value="387" calcext:value-type="float">
            <text:p>387</text:p>
          </table:table-cell>
          <table:table-cell office:value-type="float" office:value="0.000002683" calcext:value-type="float">
            <text:p>2,68E-06</text:p>
          </table:table-cell>
          <table:table-cell table:formula="of:=[.A17]-[.C17]" office:value-type="float" office:value="0" calcext:value-type="float">
            <text:p>0</text:p>
          </table:table-cell>
          <table:table-cell table:formula="of:=[.B17]-[.D17]" office:value-type="float" office:value="0.044526317" calcext:value-type="float">
            <text:p>0,04452631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416789" calcext:value-type="float">
            <text:p>4,17E-02</text:p>
          </table:table-cell>
          <table:table-cell office:value-type="float" office:value="388" calcext:value-type="float">
            <text:p>388</text:p>
          </table:table-cell>
          <table:table-cell office:value-type="float" office:value="0.000002504" calcext:value-type="float">
            <text:p>2,50E-06</text:p>
          </table:table-cell>
          <table:table-cell table:formula="of:=[.A18]-[.C18]" office:value-type="float" office:value="0" calcext:value-type="float">
            <text:p>0</text:p>
          </table:table-cell>
          <table:table-cell table:formula="of:=[.B18]-[.D18]" office:value-type="float" office:value="0.041676396" calcext:value-type="float">
            <text:p>0,04167639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34883" calcext:value-type="float">
            <text:p>3,49E-02</text:p>
          </table:table-cell>
          <table:table-cell office:value-type="float" office:value="390" calcext:value-type="float">
            <text:p>390</text:p>
          </table:table-cell>
          <table:table-cell office:value-type="float" office:value="0.000002628" calcext:value-type="float">
            <text:p>2,63E-06</text:p>
          </table:table-cell>
          <table:table-cell table:formula="of:=[.A19]-[.C19]" office:value-type="float" office:value="0" calcext:value-type="float">
            <text:p>0</text:p>
          </table:table-cell>
          <table:table-cell table:formula="of:=[.B19]-[.D19]" office:value-type="float" office:value="0.034880372" calcext:value-type="float">
            <text:p>0,03488037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42115" calcext:value-type="float">
            <text:p>4,21E-02</text:p>
          </table:table-cell>
          <table:table-cell office:value-type="float" office:value="403" calcext:value-type="float">
            <text:p>403</text:p>
          </table:table-cell>
          <table:table-cell office:value-type="float" office:value="0.000002841" calcext:value-type="float">
            <text:p>2,84E-06</text:p>
          </table:table-cell>
          <table:table-cell table:formula="of:=[.A20]-[.C20]" office:value-type="float" office:value="0" calcext:value-type="float">
            <text:p>0</text:p>
          </table:table-cell>
          <table:table-cell table:formula="of:=[.B20]-[.D20]" office:value-type="float" office:value="0.042112159" calcext:value-type="float">
            <text:p>0,04211215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60483" calcext:value-type="float">
            <text:p>6,05E-02</text:p>
          </table:table-cell>
          <table:table-cell office:value-type="float" office:value="392" calcext:value-type="float">
            <text:p>392</text:p>
          </table:table-cell>
          <table:table-cell office:value-type="float" office:value="0.000002669" calcext:value-type="float">
            <text:p>2,67E-06</text:p>
          </table:table-cell>
          <table:table-cell table:formula="of:=[.A21]-[.C21]" office:value-type="float" office:value="0" calcext:value-type="float">
            <text:p>0</text:p>
          </table:table-cell>
          <table:table-cell table:formula="of:=[.B21]-[.D21]" office:value-type="float" office:value="0.060480331" calcext:value-type="float">
            <text:p>0,06048033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45851" calcext:value-type="float">
            <text:p>4,59E-02</text:p>
          </table:table-cell>
          <table:table-cell office:value-type="float" office:value="382" calcext:value-type="float">
            <text:p>382</text:p>
          </table:table-cell>
          <table:table-cell office:value-type="float" office:value="0.000002955" calcext:value-type="float">
            <text:p>2,96E-06</text:p>
          </table:table-cell>
          <table:table-cell table:formula="of:=[.A22]-[.C22]" office:value-type="float" office:value="0" calcext:value-type="float">
            <text:p>0</text:p>
          </table:table-cell>
          <table:table-cell table:formula="of:=[.B22]-[.D22]" office:value-type="float" office:value="0.045848045" calcext:value-type="float">
            <text:p>0,04584804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275578" calcext:value-type="float">
            <text:p>2,76E-02</text:p>
          </table:table-cell>
          <table:table-cell office:value-type="float" office:value="218" calcext:value-type="float">
            <text:p>218</text:p>
          </table:table-cell>
          <table:table-cell office:value-type="float" office:value="0.000003024" calcext:value-type="float">
            <text:p>3,02E-06</text:p>
          </table:table-cell>
          <table:table-cell table:formula="of:=[.A23]-[.C23]" office:value-type="float" office:value="0" calcext:value-type="float">
            <text:p>0</text:p>
          </table:table-cell>
          <table:table-cell table:formula="of:=[.B23]-[.D23]" office:value-type="float" office:value="0.027554776" calcext:value-type="float">
            <text:p>0,02755477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49458" calcext:value-type="float">
            <text:p>4,95E-02</text:p>
          </table:table-cell>
          <table:table-cell office:value-type="float" office:value="348" calcext:value-type="float">
            <text:p>348</text:p>
          </table:table-cell>
          <table:table-cell office:value-type="float" office:value="0.000003004" calcext:value-type="float">
            <text:p>3,00E-06</text:p>
          </table:table-cell>
          <table:table-cell table:formula="of:=[.A24]-[.C24]" office:value-type="float" office:value="0" calcext:value-type="float">
            <text:p>0</text:p>
          </table:table-cell>
          <table:table-cell table:formula="of:=[.B24]-[.D24]" office:value-type="float" office:value="0.049454996" calcext:value-type="float">
            <text:p>0,04945499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671802" calcext:value-type="float">
            <text:p>6,72E-02</text:p>
          </table:table-cell>
          <table:table-cell office:value-type="float" office:value="373" calcext:value-type="float">
            <text:p>373</text:p>
          </table:table-cell>
          <table:table-cell office:value-type="float" office:value="0.00000258" calcext:value-type="float">
            <text:p>2,58E-06</text:p>
          </table:table-cell>
          <table:table-cell table:formula="of:=[.A25]-[.C25]" office:value-type="float" office:value="0" calcext:value-type="float">
            <text:p>0</text:p>
          </table:table-cell>
          <table:table-cell table:formula="of:=[.B25]-[.D25]" office:value-type="float" office:value="0.06717762" calcext:value-type="float">
            <text:p>0,0671776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207341" calcext:value-type="float">
            <text:p>2,07E-02</text:p>
          </table:table-cell>
          <table:table-cell office:value-type="float" office:value="222" calcext:value-type="float">
            <text:p>222</text:p>
          </table:table-cell>
          <table:table-cell office:value-type="float" office:value="0.000002546" calcext:value-type="float">
            <text:p>2,55E-06</text:p>
          </table:table-cell>
          <table:table-cell table:formula="of:=[.A26]-[.C26]" office:value-type="float" office:value="0" calcext:value-type="float">
            <text:p>0</text:p>
          </table:table-cell>
          <table:table-cell table:formula="of:=[.B26]-[.D26]" office:value-type="float" office:value="0.020731554" calcext:value-type="float">
            <text:p>0,02073155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35696" calcext:value-type="float">
            <text:p>3,57E-02</text:p>
          </table:table-cell>
          <table:table-cell office:value-type="float" office:value="246" calcext:value-type="float">
            <text:p>246</text:p>
          </table:table-cell>
          <table:table-cell office:value-type="float" office:value="0.0000026" calcext:value-type="float">
            <text:p>2,60E-06</text:p>
          </table:table-cell>
          <table:table-cell table:formula="of:=[.A27]-[.C27]" office:value-type="float" office:value="0" calcext:value-type="float">
            <text:p>0</text:p>
          </table:table-cell>
          <table:table-cell table:formula="of:=[.B27]-[.D27]" office:value-type="float" office:value="0.0356934" calcext:value-type="float">
            <text:p>0,035693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293832" calcext:value-type="float">
            <text:p>2,94E-02</text:p>
          </table:table-cell>
          <table:table-cell office:value-type="float" office:value="287" calcext:value-type="float">
            <text:p>287</text:p>
          </table:table-cell>
          <table:table-cell office:value-type="float" office:value="0.000002536" calcext:value-type="float">
            <text:p>2,54E-06</text:p>
          </table:table-cell>
          <table:table-cell table:formula="of:=[.A28]-[.C28]" office:value-type="float" office:value="0" calcext:value-type="float">
            <text:p>0</text:p>
          </table:table-cell>
          <table:table-cell table:formula="of:=[.B28]-[.D28]" office:value-type="float" office:value="0.029380664" calcext:value-type="float">
            <text:p>0,02938066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33823" calcext:value-type="float">
            <text:p>3,38E-02</text:p>
          </table:table-cell>
          <table:table-cell office:value-type="float" office:value="310" calcext:value-type="float">
            <text:p>310</text:p>
          </table:table-cell>
          <table:table-cell office:value-type="float" office:value="0.000002574" calcext:value-type="float">
            <text:p>2,57E-06</text:p>
          </table:table-cell>
          <table:table-cell table:formula="of:=[.A29]-[.C29]" office:value-type="float" office:value="0" calcext:value-type="float">
            <text:p>0</text:p>
          </table:table-cell>
          <table:table-cell table:formula="of:=[.B29]-[.D29]" office:value-type="float" office:value="0.033820426" calcext:value-type="float">
            <text:p>0,03382042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63287" calcext:value-type="float">
            <text:p>6,33E-02</text:p>
          </table:table-cell>
          <table:table-cell office:value-type="float" office:value="406" calcext:value-type="float">
            <text:p>406</text:p>
          </table:table-cell>
          <table:table-cell office:value-type="float" office:value="0.000002514" calcext:value-type="float">
            <text:p>2,51E-06</text:p>
          </table:table-cell>
          <table:table-cell table:formula="of:=[.A30]-[.C30]" office:value-type="float" office:value="0" calcext:value-type="float">
            <text:p>0</text:p>
          </table:table-cell>
          <table:table-cell table:formula="of:=[.B30]-[.D30]" office:value-type="float" office:value="0.063284486" calcext:value-type="float">
            <text:p>0,06328448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454412" calcext:value-type="float">
            <text:p>4,54E-02</text:p>
          </table:table-cell>
          <table:table-cell office:value-type="float" office:value="358" calcext:value-type="float">
            <text:p>358</text:p>
          </table:table-cell>
          <table:table-cell office:value-type="float" office:value="0.000002521" calcext:value-type="float">
            <text:p>2,52E-06</text:p>
          </table:table-cell>
          <table:table-cell table:formula="of:=[.A31]-[.C31]" office:value-type="float" office:value="0" calcext:value-type="float">
            <text:p>0</text:p>
          </table:table-cell>
          <table:table-cell table:formula="of:=[.B31]-[.D31]" office:value-type="float" office:value="0.045438679" calcext:value-type="float">
            <text:p>0,04543867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551262" calcext:value-type="float">
            <text:p>5,51E-02</text:p>
          </table:table-cell>
          <table:table-cell office:value-type="float" office:value="325" calcext:value-type="float">
            <text:p>325</text:p>
          </table:table-cell>
          <table:table-cell office:value-type="float" office:value="0.000002623" calcext:value-type="float">
            <text:p>2,62E-06</text:p>
          </table:table-cell>
          <table:table-cell table:formula="of:=[.A32]-[.C32]" office:value-type="float" office:value="0" calcext:value-type="float">
            <text:p>0</text:p>
          </table:table-cell>
          <table:table-cell table:formula="of:=[.B32]-[.D32]" office:value-type="float" office:value="0.055123577" calcext:value-type="float">
            <text:p>0,05512357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261118" calcext:value-type="float">
            <text:p>2,61E-02</text:p>
          </table:table-cell>
          <table:table-cell office:value-type="float" office:value="226" calcext:value-type="float">
            <text:p>226</text:p>
          </table:table-cell>
          <table:table-cell office:value-type="float" office:value="0.000003635" calcext:value-type="float">
            <text:p>3,64E-06</text:p>
          </table:table-cell>
          <table:table-cell table:formula="of:=[.A33]-[.C33]" office:value-type="float" office:value="0" calcext:value-type="float">
            <text:p>0</text:p>
          </table:table-cell>
          <table:table-cell table:formula="of:=[.B33]-[.D33]" office:value-type="float" office:value="0.026108165" calcext:value-type="float">
            <text:p>0,0261081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E+00</text:p>
          </table:table-cell>
          <table:table-cell office:value-type="float" office:value="1" calcext:value-type="float">
            <text:p>1</text:p>
          </table:table-cell>
          <table:table-cell office:value-type="float" office:value="0.000004154" calcext:value-type="float">
            <text:p>4,15E-06</text:p>
          </table:table-cell>
          <table:table-cell table:formula="of:=[.A34]-[.C34]" office:value-type="float" office:value="0" calcext:value-type="float">
            <text:p>0</text:p>
          </table:table-cell>
          <table:table-cell table:formula="of:=[.B34]-[.D34]" office:value-type="float" office:value="-0.000004154" calcext:value-type="float">
            <text:p>-0,00000415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,00E+00</text:p>
          </table:table-cell>
          <table:table-cell office:value-type="float" office:value="376" calcext:value-type="float">
            <text:p>376</text:p>
          </table:table-cell>
          <table:table-cell office:value-type="float" office:value="0.000003981" calcext:value-type="float">
            <text:p>3,98E-06</text:p>
          </table:table-cell>
          <table:table-cell table:formula="of:=[.A35]-[.C35]" office:value-type="float" office:value="0" calcext:value-type="float">
            <text:p>0</text:p>
          </table:table-cell>
          <table:table-cell table:formula="of:=[.B35]-[.D35]" office:value-type="float" office:value="-0.000003981" calcext:value-type="float">
            <text:p>-0,00000398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099319" calcext:value-type="float">
            <text:p>9,93E-02</text:p>
          </table:table-cell>
          <table:table-cell office:value-type="float" office:value="749" calcext:value-type="float">
            <text:p>749</text:p>
          </table:table-cell>
          <table:table-cell office:value-type="float" office:value="0.000026347" calcext:value-type="float">
            <text:p>2,63E-05</text:p>
          </table:table-cell>
          <table:table-cell table:formula="of:=[.A36]-[.C36]" office:value-type="float" office:value="0" calcext:value-type="float">
            <text:p>0</text:p>
          </table:table-cell>
          <table:table-cell table:formula="of:=[.B36]-[.D36]" office:value-type="float" office:value="0.099292653" calcext:value-type="float">
            <text:p>0,09929265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404019" calcext:value-type="float">
            <text:p>4,04E-02</text:p>
          </table:table-cell>
          <table:table-cell office:value-type="float" office:value="406" calcext:value-type="float">
            <text:p>406</text:p>
          </table:table-cell>
          <table:table-cell office:value-type="float" office:value="0.000002639" calcext:value-type="float">
            <text:p>2,64E-06</text:p>
          </table:table-cell>
          <table:table-cell table:formula="of:=[.A37]-[.C37]" office:value-type="float" office:value="0" calcext:value-type="float">
            <text:p>0</text:p>
          </table:table-cell>
          <table:table-cell table:formula="of:=[.B37]-[.D37]" office:value-type="float" office:value="0.040399261" calcext:value-type="float">
            <text:p>0,04039926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33185" calcext:value-type="float">
            <text:p>3,32E-02</text:p>
          </table:table-cell>
          <table:table-cell office:value-type="float" office:value="308" calcext:value-type="float">
            <text:p>308</text:p>
          </table:table-cell>
          <table:table-cell office:value-type="float" office:value="0.000003386" calcext:value-type="float">
            <text:p>3,39E-06</text:p>
          </table:table-cell>
          <table:table-cell table:formula="of:=[.A38]-[.C38]" office:value-type="float" office:value="0" calcext:value-type="float">
            <text:p>0</text:p>
          </table:table-cell>
          <table:table-cell table:formula="of:=[.B38]-[.D38]" office:value-type="float" office:value="0.033181614" calcext:value-type="float">
            <text:p>0,03318161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23035" calcext:value-type="float">
            <text:p>2,30E-02</text:p>
          </table:table-cell>
          <table:table-cell office:value-type="float" office:value="191" calcext:value-type="float">
            <text:p>191</text:p>
          </table:table-cell>
          <table:table-cell office:value-type="float" office:value="0.000002811" calcext:value-type="float">
            <text:p>2,81E-06</text:p>
          </table:table-cell>
          <table:table-cell table:formula="of:=[.A39]-[.C39]" office:value-type="float" office:value="0" calcext:value-type="float">
            <text:p>0</text:p>
          </table:table-cell>
          <table:table-cell table:formula="of:=[.B39]-[.D39]" office:value-type="float" office:value="0.023032189" calcext:value-type="float">
            <text:p>0,02303218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632851" calcext:value-type="float">
            <text:p>6,33E-02</text:p>
          </table:table-cell>
          <table:table-cell office:value-type="float" office:value="373" calcext:value-type="float">
            <text:p>373</text:p>
          </table:table-cell>
          <table:table-cell office:value-type="float" office:value="0.000002635" calcext:value-type="float">
            <text:p>2,64E-06</text:p>
          </table:table-cell>
          <table:table-cell table:formula="of:=[.A40]-[.C40]" office:value-type="float" office:value="0" calcext:value-type="float">
            <text:p>0</text:p>
          </table:table-cell>
          <table:table-cell table:formula="of:=[.B40]-[.D40]" office:value-type="float" office:value="0.063282465" calcext:value-type="float">
            <text:p>0,06328246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373478" calcext:value-type="float">
            <text:p>3,73E-02</text:p>
          </table:table-cell>
          <table:table-cell office:value-type="float" office:value="353" calcext:value-type="float">
            <text:p>353</text:p>
          </table:table-cell>
          <table:table-cell office:value-type="float" office:value="0.000002561" calcext:value-type="float">
            <text:p>2,56E-06</text:p>
          </table:table-cell>
          <table:table-cell table:formula="of:=[.A41]-[.C41]" office:value-type="float" office:value="0" calcext:value-type="float">
            <text:p>0</text:p>
          </table:table-cell>
          <table:table-cell table:formula="of:=[.B41]-[.D41]" office:value-type="float" office:value="0.037345239" calcext:value-type="float">
            <text:p>0,03734523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16932" calcext:value-type="float">
            <text:p>1,69E-02</text:p>
          </table:table-cell>
          <table:table-cell office:value-type="float" office:value="201" calcext:value-type="float">
            <text:p>201</text:p>
          </table:table-cell>
          <table:table-cell office:value-type="float" office:value="0.00000387" calcext:value-type="float">
            <text:p>3,87E-06</text:p>
          </table:table-cell>
          <table:table-cell table:formula="of:=[.A42]-[.C42]" office:value-type="float" office:value="0" calcext:value-type="float">
            <text:p>0</text:p>
          </table:table-cell>
          <table:table-cell table:formula="of:=[.B42]-[.D42]" office:value-type="float" office:value="0.01692813" calcext:value-type="float">
            <text:p>0,0169281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41894" calcext:value-type="float">
            <text:p>4,19E-02</text:p>
          </table:table-cell>
          <table:table-cell office:value-type="float" office:value="385" calcext:value-type="float">
            <text:p>385</text:p>
          </table:table-cell>
          <table:table-cell office:value-type="float" office:value="0.00000302" calcext:value-type="float">
            <text:p>3,02E-06</text:p>
          </table:table-cell>
          <table:table-cell table:formula="of:=[.A43]-[.C43]" office:value-type="float" office:value="0" calcext:value-type="float">
            <text:p>0</text:p>
          </table:table-cell>
          <table:table-cell table:formula="of:=[.B43]-[.D43]" office:value-type="float" office:value="0.04189098" calcext:value-type="float">
            <text:p>0,0418909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281918" calcext:value-type="float">
            <text:p>2,82E-02</text:p>
          </table:table-cell>
          <table:table-cell office:value-type="float" office:value="335" calcext:value-type="float">
            <text:p>335</text:p>
          </table:table-cell>
          <table:table-cell office:value-type="float" office:value="0.000002888" calcext:value-type="float">
            <text:p>2,89E-06</text:p>
          </table:table-cell>
          <table:table-cell table:formula="of:=[.A44]-[.C44]" office:value-type="float" office:value="0" calcext:value-type="float">
            <text:p>0</text:p>
          </table:table-cell>
          <table:table-cell table:formula="of:=[.B44]-[.D44]" office:value-type="float" office:value="0.028188912" calcext:value-type="float">
            <text:p>0,02818891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25224" calcext:value-type="float">
            <text:p>2,52E-02</text:p>
          </table:table-cell>
          <table:table-cell office:value-type="float" office:value="187" calcext:value-type="float">
            <text:p>187</text:p>
          </table:table-cell>
          <table:table-cell office:value-type="float" office:value="0.000003479" calcext:value-type="float">
            <text:p>3,48E-06</text:p>
          </table:table-cell>
          <table:table-cell table:formula="of:=[.A45]-[.C45]" office:value-type="float" office:value="0" calcext:value-type="float">
            <text:p>0</text:p>
          </table:table-cell>
          <table:table-cell table:formula="of:=[.B45]-[.D45]" office:value-type="float" office:value="0.025220521" calcext:value-type="float">
            <text:p>0,02522052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38835" calcext:value-type="float">
            <text:p>3,88E-02</text:p>
          </table:table-cell>
          <table:table-cell office:value-type="float" office:value="396" calcext:value-type="float">
            <text:p>396</text:p>
          </table:table-cell>
          <table:table-cell office:value-type="float" office:value="0.000002698" calcext:value-type="float">
            <text:p>2,70E-06</text:p>
          </table:table-cell>
          <table:table-cell table:formula="of:=[.A46]-[.C46]" office:value-type="float" office:value="0" calcext:value-type="float">
            <text:p>0</text:p>
          </table:table-cell>
          <table:table-cell table:formula="of:=[.B46]-[.D46]" office:value-type="float" office:value="0.038832302" calcext:value-type="float">
            <text:p>0,03883230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37569" calcext:value-type="float">
            <text:p>3,76E-02</text:p>
          </table:table-cell>
          <table:table-cell office:value-type="float" office:value="381" calcext:value-type="float">
            <text:p>381</text:p>
          </table:table-cell>
          <table:table-cell office:value-type="float" office:value="0.0000029" calcext:value-type="float">
            <text:p>2,90E-06</text:p>
          </table:table-cell>
          <table:table-cell table:formula="of:=[.A47]-[.C47]" office:value-type="float" office:value="0" calcext:value-type="float">
            <text:p>0</text:p>
          </table:table-cell>
          <table:table-cell table:formula="of:=[.B47]-[.D47]" office:value-type="float" office:value="0.0375661" calcext:value-type="float">
            <text:p>0,037566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231419" calcext:value-type="float">
            <text:p>2,31E-02</text:p>
          </table:table-cell>
          <table:table-cell office:value-type="float" office:value="223" calcext:value-type="float">
            <text:p>223</text:p>
          </table:table-cell>
          <table:table-cell office:value-type="float" office:value="0.000002667" calcext:value-type="float">
            <text:p>2,67E-06</text:p>
          </table:table-cell>
          <table:table-cell table:formula="of:=[.A48]-[.C48]" office:value-type="float" office:value="0" calcext:value-type="float">
            <text:p>0</text:p>
          </table:table-cell>
          <table:table-cell table:formula="of:=[.B48]-[.D48]" office:value-type="float" office:value="0.023139233" calcext:value-type="float">
            <text:p>0,0231392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E+00</text:p>
          </table:table-cell>
          <table:table-cell office:value-type="float" office:value="1" calcext:value-type="float">
            <text:p>1</text:p>
          </table:table-cell>
          <table:table-cell office:value-type="float" office:value="0.000002484" calcext:value-type="float">
            <text:p>2,48E-06</text:p>
          </table:table-cell>
          <table:table-cell table:formula="of:=[.A49]-[.C49]" office:value-type="float" office:value="0" calcext:value-type="float">
            <text:p>0</text:p>
          </table:table-cell>
          <table:table-cell table:formula="of:=[.B49]-[.D49]" office:value-type="float" office:value="-0.000002484" calcext:value-type="float">
            <text:p>-0,0000024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E+00</text:p>
          </table:table-cell>
          <table:table-cell office:value-type="float" office:value="1" calcext:value-type="float">
            <text:p>1</text:p>
          </table:table-cell>
          <table:table-cell office:value-type="float" office:value="0.000004336" calcext:value-type="float">
            <text:p>4,34E-06</text:p>
          </table:table-cell>
          <table:table-cell table:formula="of:=[.A50]-[.C50]" office:value-type="float" office:value="0" calcext:value-type="float">
            <text:p>0</text:p>
          </table:table-cell>
          <table:table-cell table:formula="of:=[.B50]-[.D50]" office:value-type="float" office:value="-0.000004336" calcext:value-type="float">
            <text:p>-0,00000433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230441" calcext:value-type="float">
            <text:p>2,30E-02</text:p>
          </table:table-cell>
          <table:table-cell office:value-type="float" office:value="164" calcext:value-type="float">
            <text:p>164</text:p>
          </table:table-cell>
          <table:table-cell office:value-type="float" office:value="0.000003126" calcext:value-type="float">
            <text:p>3,13E-06</text:p>
          </table:table-cell>
          <table:table-cell table:formula="of:=[.A51]-[.C51]" office:value-type="float" office:value="0" calcext:value-type="float">
            <text:p>0</text:p>
          </table:table-cell>
          <table:table-cell table:formula="of:=[.B51]-[.D51]" office:value-type="float" office:value="0.023040974" calcext:value-type="float">
            <text:p>0,02304097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341139" calcext:value-type="float">
            <text:p>3,41E-02</text:p>
          </table:table-cell>
          <table:table-cell office:value-type="float" office:value="393" calcext:value-type="float">
            <text:p>393</text:p>
          </table:table-cell>
          <table:table-cell office:value-type="float" office:value="0.00000275" calcext:value-type="float">
            <text:p>2,75E-06</text:p>
          </table:table-cell>
          <table:table-cell table:formula="of:=[.A52]-[.C52]" office:value-type="float" office:value="0" calcext:value-type="float">
            <text:p>0</text:p>
          </table:table-cell>
          <table:table-cell table:formula="of:=[.B52]-[.D52]" office:value-type="float" office:value="0.03411115" calcext:value-type="float">
            <text:p>0,0341111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340979" calcext:value-type="float">
            <text:p>3,41E-02</text:p>
          </table:table-cell>
          <table:table-cell office:value-type="float" office:value="340" calcext:value-type="float">
            <text:p>340</text:p>
          </table:table-cell>
          <table:table-cell office:value-type="float" office:value="0.000003591" calcext:value-type="float">
            <text:p>3,59E-06</text:p>
          </table:table-cell>
          <table:table-cell table:formula="of:=[.A53]-[.C53]" office:value-type="float" office:value="0" calcext:value-type="float">
            <text:p>0</text:p>
          </table:table-cell>
          <table:table-cell table:formula="of:=[.B53]-[.D53]" office:value-type="float" office:value="0.034094309" calcext:value-type="float">
            <text:p>0,03409430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,00E+00</text:p>
          </table:table-cell>
          <table:table-cell office:value-type="float" office:value="226" calcext:value-type="float">
            <text:p>226</text:p>
          </table:table-cell>
          <table:table-cell office:value-type="float" office:value="0.000002677" calcext:value-type="float">
            <text:p>2,68E-06</text:p>
          </table:table-cell>
          <table:table-cell table:formula="of:=[.A54]-[.C54]" office:value-type="float" office:value="0" calcext:value-type="float">
            <text:p>0</text:p>
          </table:table-cell>
          <table:table-cell table:formula="of:=[.B54]-[.D54]" office:value-type="float" office:value="-0.000002677" calcext:value-type="float">
            <text:p>-0,0000026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E+00</text:p>
          </table:table-cell>
          <table:table-cell office:value-type="float" office:value="1" calcext:value-type="float">
            <text:p>1</text:p>
          </table:table-cell>
          <table:table-cell office:value-type="float" office:value="0.000002839" calcext:value-type="float">
            <text:p>2,84E-06</text:p>
          </table:table-cell>
          <table:table-cell table:formula="of:=[.A55]-[.C55]" office:value-type="float" office:value="0" calcext:value-type="float">
            <text:p>0</text:p>
          </table:table-cell>
          <table:table-cell table:formula="of:=[.B55]-[.D55]" office:value-type="float" office:value="-0.000002839" calcext:value-type="float">
            <text:p>-0,0000028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4271" calcext:value-type="float">
            <text:p>4,27E-06</text:p>
          </table:table-cell>
          <table:table-cell table:formula="of:=[.A56]-[.C56]" office:value-type="float" office:value="0" calcext:value-type="float">
            <text:p>0</text:p>
          </table:table-cell>
          <table:table-cell table:formula="of:=[.B56]-[.D56]" office:value-type="float" office:value="-0.000004271" calcext:value-type="float">
            <text:p>-0,00000427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22166" calcext:value-type="float">
            <text:p>2,22E-02</text:p>
          </table:table-cell>
          <table:table-cell office:value-type="float" office:value="156" calcext:value-type="float">
            <text:p>156</text:p>
          </table:table-cell>
          <table:table-cell office:value-type="float" office:value="0.000002537" calcext:value-type="float">
            <text:p>2,54E-06</text:p>
          </table:table-cell>
          <table:table-cell table:formula="of:=[.A57]-[.C57]" office:value-type="float" office:value="0" calcext:value-type="float">
            <text:p>0</text:p>
          </table:table-cell>
          <table:table-cell table:formula="of:=[.B57]-[.D57]" office:value-type="float" office:value="0.022163463" calcext:value-type="float">
            <text:p>0,02216346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586569" calcext:value-type="float">
            <text:p>5,87E-02</text:p>
          </table:table-cell>
          <table:table-cell office:value-type="float" office:value="394" calcext:value-type="float">
            <text:p>394</text:p>
          </table:table-cell>
          <table:table-cell office:value-type="float" office:value="0.000002449" calcext:value-type="float">
            <text:p>2,45E-06</text:p>
          </table:table-cell>
          <table:table-cell table:formula="of:=[.A58]-[.C58]" office:value-type="float" office:value="0" calcext:value-type="float">
            <text:p>0</text:p>
          </table:table-cell>
          <table:table-cell table:formula="of:=[.B58]-[.D58]" office:value-type="float" office:value="0.058654451" calcext:value-type="float">
            <text:p>0,05865445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50571" calcext:value-type="float">
            <text:p>5,06E-02</text:p>
          </table:table-cell>
          <table:table-cell office:value-type="float" office:value="377" calcext:value-type="float">
            <text:p>377</text:p>
          </table:table-cell>
          <table:table-cell office:value-type="float" office:value="0.000002895" calcext:value-type="float">
            <text:p>2,90E-06</text:p>
          </table:table-cell>
          <table:table-cell table:formula="of:=[.A59]-[.C59]" office:value-type="float" office:value="0" calcext:value-type="float">
            <text:p>0</text:p>
          </table:table-cell>
          <table:table-cell table:formula="of:=[.B59]-[.D59]" office:value-type="float" office:value="0.050568105" calcext:value-type="float">
            <text:p>0,05056810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24821" calcext:value-type="float">
            <text:p>2,48E-02</text:p>
          </table:table-cell>
          <table:table-cell office:value-type="float" office:value="219" calcext:value-type="float">
            <text:p>219</text:p>
          </table:table-cell>
          <table:table-cell office:value-type="float" office:value="0.000002561" calcext:value-type="float">
            <text:p>2,56E-06</text:p>
          </table:table-cell>
          <table:table-cell table:formula="of:=[.A60]-[.C60]" office:value-type="float" office:value="0" calcext:value-type="float">
            <text:p>0</text:p>
          </table:table-cell>
          <table:table-cell table:formula="of:=[.B60]-[.D60]" office:value-type="float" office:value="0.024818439" calcext:value-type="float">
            <text:p>0,02481843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,00E+00</text:p>
          </table:table-cell>
          <table:table-cell office:value-type="float" office:value="103" calcext:value-type="float">
            <text:p>103</text:p>
          </table:table-cell>
          <table:table-cell office:value-type="float" office:value="0.000002859" calcext:value-type="float">
            <text:p>2,86E-06</text:p>
          </table:table-cell>
          <table:table-cell table:formula="of:=[.A61]-[.C61]" office:value-type="float" office:value="0" calcext:value-type="float">
            <text:p>0</text:p>
          </table:table-cell>
          <table:table-cell table:formula="of:=[.B61]-[.D61]" office:value-type="float" office:value="-0.000002859" calcext:value-type="float">
            <text:p>-0,00000285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16484" calcext:value-type="float">
            <text:p>1,65E-02</text:p>
          </table:table-cell>
          <table:table-cell office:value-type="float" office:value="173" calcext:value-type="float">
            <text:p>173</text:p>
          </table:table-cell>
          <table:table-cell office:value-type="float" office:value="0.00000294" calcext:value-type="float">
            <text:p>2,94E-06</text:p>
          </table:table-cell>
          <table:table-cell table:formula="of:=[.A62]-[.C62]" office:value-type="float" office:value="0" calcext:value-type="float">
            <text:p>0</text:p>
          </table:table-cell>
          <table:table-cell table:formula="of:=[.B62]-[.D62]" office:value-type="float" office:value="0.01648106" calcext:value-type="float">
            <text:p>0,0164810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,00E+00</text:p>
          </table:table-cell>
          <table:table-cell office:value-type="float" office:value="111" calcext:value-type="float">
            <text:p>111</text:p>
          </table:table-cell>
          <table:table-cell office:value-type="float" office:value="0.000025455" calcext:value-type="float">
            <text:p>2,55E-05</text:p>
          </table:table-cell>
          <table:table-cell table:formula="of:=[.A63]-[.C63]" office:value-type="float" office:value="0" calcext:value-type="float">
            <text:p>0</text:p>
          </table:table-cell>
          <table:table-cell table:formula="of:=[.B63]-[.D63]" office:value-type="float" office:value="-0.000025455" calcext:value-type="float">
            <text:p>-0,00002545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481181" calcext:value-type="float">
            <text:p>4,81E-02</text:p>
          </table:table-cell>
          <table:table-cell office:value-type="float" office:value="351" calcext:value-type="float">
            <text:p>351</text:p>
          </table:table-cell>
          <table:table-cell office:value-type="float" office:value="0.000004848" calcext:value-type="float">
            <text:p>4,85E-06</text:p>
          </table:table-cell>
          <table:table-cell table:formula="of:=[.A64]-[.C64]" office:value-type="float" office:value="0" calcext:value-type="float">
            <text:p>0</text:p>
          </table:table-cell>
          <table:table-cell table:formula="of:=[.B64]-[.D64]" office:value-type="float" office:value="0.048113252" calcext:value-type="float">
            <text:p>0,04811325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419252" calcext:value-type="float">
            <text:p>4,19E-02</text:p>
          </table:table-cell>
          <table:table-cell office:value-type="float" office:value="307" calcext:value-type="float">
            <text:p>307</text:p>
          </table:table-cell>
          <table:table-cell office:value-type="float" office:value="0.000003441" calcext:value-type="float">
            <text:p>3,44E-06</text:p>
          </table:table-cell>
          <table:table-cell table:formula="of:=[.A65]-[.C65]" office:value-type="float" office:value="0" calcext:value-type="float">
            <text:p>0</text:p>
          </table:table-cell>
          <table:table-cell table:formula="of:=[.B65]-[.D65]" office:value-type="float" office:value="0.041921759" calcext:value-type="float">
            <text:p>0,04192175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993431" calcext:value-type="float">
            <text:p>9,93E-02</text:p>
          </table:table-cell>
          <table:table-cell office:value-type="float" office:value="174" calcext:value-type="float">
            <text:p>174</text:p>
          </table:table-cell>
          <table:table-cell office:value-type="float" office:value="0.000002525" calcext:value-type="float">
            <text:p>2,53E-06</text:p>
          </table:table-cell>
          <table:table-cell table:formula="of:=[.A66]-[.C66]" office:value-type="float" office:value="0" calcext:value-type="float">
            <text:p>0</text:p>
          </table:table-cell>
          <table:table-cell table:formula="of:=[.B66]-[.D66]" office:value-type="float" office:value="0.099340575" calcext:value-type="float">
            <text:p>0,09934057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41667" calcext:value-type="float">
            <text:p>4,17E-02</text:p>
          </table:table-cell>
          <table:table-cell office:value-type="float" office:value="384" calcext:value-type="float">
            <text:p>384</text:p>
          </table:table-cell>
          <table:table-cell office:value-type="float" office:value="0.000005101" calcext:value-type="float">
            <text:p>5,10E-06</text:p>
          </table:table-cell>
          <table:table-cell table:formula="of:=[.A67]-[.C67]" office:value-type="float" office:value="0" calcext:value-type="float">
            <text:p>0</text:p>
          </table:table-cell>
          <table:table-cell table:formula="of:=[.B67]-[.D67]" office:value-type="float" office:value="0.041661899" calcext:value-type="float">
            <text:p>0,04166189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291259" calcext:value-type="float">
            <text:p>2,91E-02</text:p>
          </table:table-cell>
          <table:table-cell office:value-type="float" office:value="250" calcext:value-type="float">
            <text:p>250</text:p>
          </table:table-cell>
          <table:table-cell office:value-type="float" office:value="0.000002938" calcext:value-type="float">
            <text:p>2,94E-06</text:p>
          </table:table-cell>
          <table:table-cell table:formula="of:=[.A68]-[.C68]" office:value-type="float" office:value="0" calcext:value-type="float">
            <text:p>0</text:p>
          </table:table-cell>
          <table:table-cell table:formula="of:=[.B68]-[.D68]" office:value-type="float" office:value="0.029122962" calcext:value-type="float">
            <text:p>0,0291229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9519" calcext:value-type="float">
            <text:p>8,95E-03</text:p>
          </table:table-cell>
          <table:table-cell office:value-type="float" office:value="80" calcext:value-type="float">
            <text:p>80</text:p>
          </table:table-cell>
          <table:table-cell office:value-type="float" office:value="0.000003076" calcext:value-type="float">
            <text:p>3,08E-06</text:p>
          </table:table-cell>
          <table:table-cell table:formula="of:=[.A69]-[.C69]" office:value-type="float" office:value="0" calcext:value-type="float">
            <text:p>0</text:p>
          </table:table-cell>
          <table:table-cell table:formula="of:=[.B69]-[.D69]" office:value-type="float" office:value="0.008948824" calcext:value-type="float">
            <text:p>0,0089488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E+00</text:p>
          </table:table-cell>
          <table:table-cell office:value-type="float" office:value="8" calcext:value-type="float">
            <text:p>8</text:p>
          </table:table-cell>
          <table:table-cell office:value-type="float" office:value="0.000002977" calcext:value-type="float">
            <text:p>2,98E-06</text:p>
          </table:table-cell>
          <table:table-cell table:formula="of:=[.A70]-[.C70]" office:value-type="float" office:value="0" calcext:value-type="float">
            <text:p>0</text:p>
          </table:table-cell>
          <table:table-cell table:formula="of:=[.B70]-[.D70]" office:value-type="float" office:value="-0.000002977" calcext:value-type="float">
            <text:p>-0,00000297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,00E+00</text:p>
          </table:table-cell>
          <table:table-cell office:value-type="float" office:value="175" calcext:value-type="float">
            <text:p>175</text:p>
          </table:table-cell>
          <table:table-cell office:value-type="float" office:value="0.000002961" calcext:value-type="float">
            <text:p>2,96E-06</text:p>
          </table:table-cell>
          <table:table-cell table:formula="of:=[.A71]-[.C71]" office:value-type="float" office:value="0" calcext:value-type="float">
            <text:p>0</text:p>
          </table:table-cell>
          <table:table-cell table:formula="of:=[.B71]-[.D71]" office:value-type="float" office:value="-0.000002961" calcext:value-type="float">
            <text:p>-0,00000296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443661" calcext:value-type="float">
            <text:p>4,44E-02</text:p>
          </table:table-cell>
          <table:table-cell office:value-type="float" office:value="411" calcext:value-type="float">
            <text:p>411</text:p>
          </table:table-cell>
          <table:table-cell office:value-type="float" office:value="0.000003152" calcext:value-type="float">
            <text:p>3,15E-06</text:p>
          </table:table-cell>
          <table:table-cell table:formula="of:=[.A72]-[.C72]" office:value-type="float" office:value="0" calcext:value-type="float">
            <text:p>0</text:p>
          </table:table-cell>
          <table:table-cell table:formula="of:=[.B72]-[.D72]" office:value-type="float" office:value="0.044362948" calcext:value-type="float">
            <text:p>0,04436294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597501" calcext:value-type="float">
            <text:p>5,98E-02</text:p>
          </table:table-cell>
          <table:table-cell office:value-type="float" office:value="380" calcext:value-type="float">
            <text:p>380</text:p>
          </table:table-cell>
          <table:table-cell office:value-type="float" office:value="0.000003408" calcext:value-type="float">
            <text:p>3,41E-06</text:p>
          </table:table-cell>
          <table:table-cell table:formula="of:=[.A73]-[.C73]" office:value-type="float" office:value="0" calcext:value-type="float">
            <text:p>0</text:p>
          </table:table-cell>
          <table:table-cell table:formula="of:=[.B73]-[.D73]" office:value-type="float" office:value="0.059746692" calcext:value-type="float">
            <text:p>0,05974669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167561" calcext:value-type="float">
            <text:p>1,68E-02</text:p>
          </table:table-cell>
          <table:table-cell office:value-type="float" office:value="144" calcext:value-type="float">
            <text:p>144</text:p>
          </table:table-cell>
          <table:table-cell office:value-type="float" office:value="0.000003007" calcext:value-type="float">
            <text:p>3,01E-06</text:p>
          </table:table-cell>
          <table:table-cell table:formula="of:=[.A74]-[.C74]" office:value-type="float" office:value="0" calcext:value-type="float">
            <text:p>0</text:p>
          </table:table-cell>
          <table:table-cell table:formula="of:=[.B74]-[.D74]" office:value-type="float" office:value="0.016753093" calcext:value-type="float">
            <text:p>0,01675309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393209" calcext:value-type="float">
            <text:p>3,93E-02</text:p>
          </table:table-cell>
          <table:table-cell office:value-type="float" office:value="229" calcext:value-type="float">
            <text:p>229</text:p>
          </table:table-cell>
          <table:table-cell office:value-type="float" office:value="0.000002613" calcext:value-type="float">
            <text:p>2,61E-06</text:p>
          </table:table-cell>
          <table:table-cell table:formula="of:=[.A75]-[.C75]" office:value-type="float" office:value="0" calcext:value-type="float">
            <text:p>0</text:p>
          </table:table-cell>
          <table:table-cell table:formula="of:=[.B75]-[.D75]" office:value-type="float" office:value="0.039318287" calcext:value-type="float">
            <text:p>0,03931828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506091" calcext:value-type="float">
            <text:p>5,06E-02</text:p>
          </table:table-cell>
          <table:table-cell office:value-type="float" office:value="223" calcext:value-type="float">
            <text:p>223</text:p>
          </table:table-cell>
          <table:table-cell office:value-type="float" office:value="0.000003263" calcext:value-type="float">
            <text:p>3,26E-06</text:p>
          </table:table-cell>
          <table:table-cell table:formula="of:=[.A76]-[.C76]" office:value-type="float" office:value="0" calcext:value-type="float">
            <text:p>0</text:p>
          </table:table-cell>
          <table:table-cell table:formula="of:=[.B76]-[.D76]" office:value-type="float" office:value="0.050605837" calcext:value-type="float">
            <text:p>0,05060583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458529" calcext:value-type="float">
            <text:p>4,59E-02</text:p>
          </table:table-cell>
          <table:table-cell office:value-type="float" office:value="308" calcext:value-type="float">
            <text:p>308</text:p>
          </table:table-cell>
          <table:table-cell office:value-type="float" office:value="0.000002822" calcext:value-type="float">
            <text:p>2,82E-06</text:p>
          </table:table-cell>
          <table:table-cell table:formula="of:=[.A77]-[.C77]" office:value-type="float" office:value="0" calcext:value-type="float">
            <text:p>0</text:p>
          </table:table-cell>
          <table:table-cell table:formula="of:=[.B77]-[.D77]" office:value-type="float" office:value="0.045850078" calcext:value-type="float">
            <text:p>0,04585007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244679" calcext:value-type="float">
            <text:p>2,45E-02</text:p>
          </table:table-cell>
          <table:table-cell office:value-type="float" office:value="182" calcext:value-type="float">
            <text:p>182</text:p>
          </table:table-cell>
          <table:table-cell office:value-type="float" office:value="0.000003145" calcext:value-type="float">
            <text:p>3,15E-06</text:p>
          </table:table-cell>
          <table:table-cell table:formula="of:=[.A78]-[.C78]" office:value-type="float" office:value="0" calcext:value-type="float">
            <text:p>0</text:p>
          </table:table-cell>
          <table:table-cell table:formula="of:=[.B78]-[.D78]" office:value-type="float" office:value="0.024464755" calcext:value-type="float">
            <text:p>0,02446475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111345" calcext:value-type="float">
            <text:p>1,11E-01</text:p>
          </table:table-cell>
          <table:table-cell office:value-type="float" office:value="376" calcext:value-type="float">
            <text:p>376</text:p>
          </table:table-cell>
          <table:table-cell office:value-type="float" office:value="0.000002987" calcext:value-type="float">
            <text:p>2,99E-06</text:p>
          </table:table-cell>
          <table:table-cell table:formula="of:=[.A79]-[.C79]" office:value-type="float" office:value="0" calcext:value-type="float">
            <text:p>0</text:p>
          </table:table-cell>
          <table:table-cell table:formula="of:=[.B79]-[.D79]" office:value-type="float" office:value="0.111342013" calcext:value-type="float">
            <text:p>0,1113420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660396" calcext:value-type="float">
            <text:p>6,60E-03</text:p>
          </table:table-cell>
          <table:table-cell office:value-type="float" office:value="43" calcext:value-type="float">
            <text:p>43</text:p>
          </table:table-cell>
          <table:table-cell office:value-type="float" office:value="0.000002765" calcext:value-type="float">
            <text:p>2,77E-06</text:p>
          </table:table-cell>
          <table:table-cell table:formula="of:=[.A80]-[.C80]" office:value-type="float" office:value="0" calcext:value-type="float">
            <text:p>0</text:p>
          </table:table-cell>
          <table:table-cell table:formula="of:=[.B80]-[.D80]" office:value-type="float" office:value="0.006601195" calcext:value-type="float">
            <text:p>0,00660119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269771" calcext:value-type="float">
            <text:p>2,70E-02</text:p>
          </table:table-cell>
          <table:table-cell office:value-type="float" office:value="155" calcext:value-type="float">
            <text:p>155</text:p>
          </table:table-cell>
          <table:table-cell office:value-type="float" office:value="0.000002736" calcext:value-type="float">
            <text:p>2,74E-06</text:p>
          </table:table-cell>
          <table:table-cell table:formula="of:=[.A81]-[.C81]" office:value-type="float" office:value="0" calcext:value-type="float">
            <text:p>0</text:p>
          </table:table-cell>
          <table:table-cell table:formula="of:=[.B81]-[.D81]" office:value-type="float" office:value="0.026974364" calcext:value-type="float">
            <text:p>0,0269743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E+00</text:p>
          </table:table-cell>
          <table:table-cell office:value-type="float" office:value="1" calcext:value-type="float">
            <text:p>1</text:p>
          </table:table-cell>
          <table:table-cell office:value-type="float" office:value="0.000003014" calcext:value-type="float">
            <text:p>3,01E-06</text:p>
          </table:table-cell>
          <table:table-cell table:formula="of:=[.A82]-[.C82]" office:value-type="float" office:value="0" calcext:value-type="float">
            <text:p>0</text:p>
          </table:table-cell>
          <table:table-cell table:formula="of:=[.B82]-[.D82]" office:value-type="float" office:value="-0.000003014" calcext:value-type="float">
            <text:p>-0,0000030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34086" calcext:value-type="float">
            <text:p>3,41E-02</text:p>
          </table:table-cell>
          <table:table-cell office:value-type="float" office:value="213" calcext:value-type="float">
            <text:p>213</text:p>
          </table:table-cell>
          <table:table-cell office:value-type="float" office:value="0.000002922" calcext:value-type="float">
            <text:p>2,92E-06</text:p>
          </table:table-cell>
          <table:table-cell table:formula="of:=[.A83]-[.C83]" office:value-type="float" office:value="0" calcext:value-type="float">
            <text:p>0</text:p>
          </table:table-cell>
          <table:table-cell table:formula="of:=[.B83]-[.D83]" office:value-type="float" office:value="0.034083078" calcext:value-type="float">
            <text:p>0,03408307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,00E+00</text:p>
          </table:table-cell>
          <table:table-cell office:value-type="float" office:value="371" calcext:value-type="float">
            <text:p>371</text:p>
          </table:table-cell>
          <table:table-cell office:value-type="float" office:value="0.000002869" calcext:value-type="float">
            <text:p>2,87E-06</text:p>
          </table:table-cell>
          <table:table-cell table:formula="of:=[.A84]-[.C84]" office:value-type="float" office:value="0" calcext:value-type="float">
            <text:p>0</text:p>
          </table:table-cell>
          <table:table-cell table:formula="of:=[.B84]-[.D84]" office:value-type="float" office:value="-0.000002869" calcext:value-type="float">
            <text:p>-0,00000286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403039" calcext:value-type="float">
            <text:p>4,03E-02</text:p>
          </table:table-cell>
          <table:table-cell office:value-type="float" office:value="369" calcext:value-type="float">
            <text:p>369</text:p>
          </table:table-cell>
          <table:table-cell office:value-type="float" office:value="0.000002642" calcext:value-type="float">
            <text:p>2,64E-06</text:p>
          </table:table-cell>
          <table:table-cell table:formula="of:=[.A85]-[.C85]" office:value-type="float" office:value="0" calcext:value-type="float">
            <text:p>0</text:p>
          </table:table-cell>
          <table:table-cell table:formula="of:=[.B85]-[.D85]" office:value-type="float" office:value="0.040301258" calcext:value-type="float">
            <text:p>0,04030125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176489" calcext:value-type="float">
            <text:p>1,76E-02</text:p>
          </table:table-cell>
          <table:table-cell office:value-type="float" office:value="217" calcext:value-type="float">
            <text:p>217</text:p>
          </table:table-cell>
          <table:table-cell office:value-type="float" office:value="0.000002823" calcext:value-type="float">
            <text:p>2,82E-06</text:p>
          </table:table-cell>
          <table:table-cell table:formula="of:=[.A86]-[.C86]" office:value-type="float" office:value="0" calcext:value-type="float">
            <text:p>0</text:p>
          </table:table-cell>
          <table:table-cell table:formula="of:=[.B86]-[.D86]" office:value-type="float" office:value="0.017646077" calcext:value-type="float">
            <text:p>0,01764607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570991" calcext:value-type="float">
            <text:p>5,71E-02</text:p>
          </table:table-cell>
          <table:table-cell office:value-type="float" office:value="308" calcext:value-type="float">
            <text:p>308</text:p>
          </table:table-cell>
          <table:table-cell office:value-type="float" office:value="0.000002693" calcext:value-type="float">
            <text:p>2,69E-06</text:p>
          </table:table-cell>
          <table:table-cell table:formula="of:=[.A87]-[.C87]" office:value-type="float" office:value="0" calcext:value-type="float">
            <text:p>0</text:p>
          </table:table-cell>
          <table:table-cell table:formula="of:=[.B87]-[.D87]" office:value-type="float" office:value="0.057096407" calcext:value-type="float">
            <text:p>0,05709640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43469" calcext:value-type="float">
            <text:p>4,35E-02</text:p>
          </table:table-cell>
          <table:table-cell office:value-type="float" office:value="388" calcext:value-type="float">
            <text:p>388</text:p>
          </table:table-cell>
          <table:table-cell office:value-type="float" office:value="0.000003322" calcext:value-type="float">
            <text:p>3,32E-06</text:p>
          </table:table-cell>
          <table:table-cell table:formula="of:=[.A88]-[.C88]" office:value-type="float" office:value="0" calcext:value-type="float">
            <text:p>0</text:p>
          </table:table-cell>
          <table:table-cell table:formula="of:=[.B88]-[.D88]" office:value-type="float" office:value="0.043465678" calcext:value-type="float">
            <text:p>0,04346567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528221" calcext:value-type="float">
            <text:p>5,28E-02</text:p>
          </table:table-cell>
          <table:table-cell office:value-type="float" office:value="376" calcext:value-type="float">
            <text:p>376</text:p>
          </table:table-cell>
          <table:table-cell office:value-type="float" office:value="0.000002611" calcext:value-type="float">
            <text:p>2,61E-06</text:p>
          </table:table-cell>
          <table:table-cell table:formula="of:=[.A89]-[.C89]" office:value-type="float" office:value="0" calcext:value-type="float">
            <text:p>0</text:p>
          </table:table-cell>
          <table:table-cell table:formula="of:=[.B89]-[.D89]" office:value-type="float" office:value="0.052819489" calcext:value-type="float">
            <text:p>0,05281948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,00E+00</text:p>
          </table:table-cell>
          <table:table-cell office:value-type="float" office:value="199" calcext:value-type="float">
            <text:p>199</text:p>
          </table:table-cell>
          <table:table-cell office:value-type="float" office:value="0.000002774" calcext:value-type="float">
            <text:p>2,77E-06</text:p>
          </table:table-cell>
          <table:table-cell table:formula="of:=[.A90]-[.C90]" office:value-type="float" office:value="0" calcext:value-type="float">
            <text:p>0</text:p>
          </table:table-cell>
          <table:table-cell table:formula="of:=[.B90]-[.D90]" office:value-type="float" office:value="-0.000002774" calcext:value-type="float">
            <text:p>-0,00000277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439351" calcext:value-type="float">
            <text:p>4,39E-02</text:p>
          </table:table-cell>
          <table:table-cell office:value-type="float" office:value="372" calcext:value-type="float">
            <text:p>372</text:p>
          </table:table-cell>
          <table:table-cell office:value-type="float" office:value="0.000002599" calcext:value-type="float">
            <text:p>2,60E-06</text:p>
          </table:table-cell>
          <table:table-cell table:formula="of:=[.A91]-[.C91]" office:value-type="float" office:value="0" calcext:value-type="float">
            <text:p>0</text:p>
          </table:table-cell>
          <table:table-cell table:formula="of:=[.B91]-[.D91]" office:value-type="float" office:value="0.043932501" calcext:value-type="float">
            <text:p>0,04393250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36648" calcext:value-type="float">
            <text:p>3,66E-02</text:p>
          </table:table-cell>
          <table:table-cell office:value-type="float" office:value="357" calcext:value-type="float">
            <text:p>357</text:p>
          </table:table-cell>
          <table:table-cell office:value-type="float" office:value="0.000004153" calcext:value-type="float">
            <text:p>4,15E-06</text:p>
          </table:table-cell>
          <table:table-cell table:formula="of:=[.A92]-[.C92]" office:value-type="float" office:value="0" calcext:value-type="float">
            <text:p>0</text:p>
          </table:table-cell>
          <table:table-cell table:formula="of:=[.B92]-[.D92]" office:value-type="float" office:value="0.036643847" calcext:value-type="float">
            <text:p>0,03664384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,00E+00</text:p>
          </table:table-cell>
          <table:table-cell office:value-type="float" office:value="96" calcext:value-type="float">
            <text:p>96</text:p>
          </table:table-cell>
          <table:table-cell office:value-type="float" office:value="0.000002736" calcext:value-type="float">
            <text:p>2,74E-06</text:p>
          </table:table-cell>
          <table:table-cell table:formula="of:=[.A93]-[.C93]" office:value-type="float" office:value="0" calcext:value-type="float">
            <text:p>0</text:p>
          </table:table-cell>
          <table:table-cell table:formula="of:=[.B93]-[.D93]" office:value-type="float" office:value="-0.000002736" calcext:value-type="float">
            <text:p>-0,00000273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361879" calcext:value-type="float">
            <text:p>3,62E-02</text:p>
          </table:table-cell>
          <table:table-cell office:value-type="float" office:value="319" calcext:value-type="float">
            <text:p>319</text:p>
          </table:table-cell>
          <table:table-cell office:value-type="float" office:value="0.000002846" calcext:value-type="float">
            <text:p>2,85E-06</text:p>
          </table:table-cell>
          <table:table-cell table:formula="of:=[.A94]-[.C94]" office:value-type="float" office:value="0" calcext:value-type="float">
            <text:p>0</text:p>
          </table:table-cell>
          <table:table-cell table:formula="of:=[.B94]-[.D94]" office:value-type="float" office:value="0.036185054" calcext:value-type="float">
            <text:p>0,03618505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299628" calcext:value-type="float">
            <text:p>3,00E-02</text:p>
          </table:table-cell>
          <table:table-cell office:value-type="float" office:value="315" calcext:value-type="float">
            <text:p>315</text:p>
          </table:table-cell>
          <table:table-cell office:value-type="float" office:value="0.00000247" calcext:value-type="float">
            <text:p>2,47E-06</text:p>
          </table:table-cell>
          <table:table-cell table:formula="of:=[.A95]-[.C95]" office:value-type="float" office:value="0" calcext:value-type="float">
            <text:p>0</text:p>
          </table:table-cell>
          <table:table-cell table:formula="of:=[.B95]-[.D95]" office:value-type="float" office:value="0.02996033" calcext:value-type="float">
            <text:p>0,0299603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,00E+00</text:p>
          </table:table-cell>
          <table:table-cell office:value-type="float" office:value="207" calcext:value-type="float">
            <text:p>207</text:p>
          </table:table-cell>
          <table:table-cell office:value-type="float" office:value="0.000003638" calcext:value-type="float">
            <text:p>3,64E-06</text:p>
          </table:table-cell>
          <table:table-cell table:formula="of:=[.A96]-[.C96]" office:value-type="float" office:value="0" calcext:value-type="float">
            <text:p>0</text:p>
          </table:table-cell>
          <table:table-cell table:formula="of:=[.B96]-[.D96]" office:value-type="float" office:value="-0.000003638" calcext:value-type="float">
            <text:p>-0,00000363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33572" calcext:value-type="float">
            <text:p>3,36E-02</text:p>
          </table:table-cell>
          <table:table-cell office:value-type="float" office:value="347" calcext:value-type="float">
            <text:p>347</text:p>
          </table:table-cell>
          <table:table-cell office:value-type="float" office:value="0.000003023" calcext:value-type="float">
            <text:p>3,02E-06</text:p>
          </table:table-cell>
          <table:table-cell table:formula="of:=[.A97]-[.C97]" office:value-type="float" office:value="0" calcext:value-type="float">
            <text:p>0</text:p>
          </table:table-cell>
          <table:table-cell table:formula="of:=[.B97]-[.D97]" office:value-type="float" office:value="0.033568977" calcext:value-type="float">
            <text:p>0,03356897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281651" calcext:value-type="float">
            <text:p>2,82E-02</text:p>
          </table:table-cell>
          <table:table-cell office:value-type="float" office:value="300" calcext:value-type="float">
            <text:p>300</text:p>
          </table:table-cell>
          <table:table-cell office:value-type="float" office:value="0.000002683" calcext:value-type="float">
            <text:p>2,68E-06</text:p>
          </table:table-cell>
          <table:table-cell table:formula="of:=[.A98]-[.C98]" office:value-type="float" office:value="0" calcext:value-type="float">
            <text:p>0</text:p>
          </table:table-cell>
          <table:table-cell table:formula="of:=[.B98]-[.D98]" office:value-type="float" office:value="0.028162417" calcext:value-type="float">
            <text:p>0,02816241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327559" calcext:value-type="float">
            <text:p>3,28E-02</text:p>
          </table:table-cell>
          <table:table-cell office:value-type="float" office:value="331" calcext:value-type="float">
            <text:p>331</text:p>
          </table:table-cell>
          <table:table-cell office:value-type="float" office:value="0.000002698" calcext:value-type="float">
            <text:p>2,70E-06</text:p>
          </table:table-cell>
          <table:table-cell table:formula="of:=[.A99]-[.C99]" office:value-type="float" office:value="0" calcext:value-type="float">
            <text:p>0</text:p>
          </table:table-cell>
          <table:table-cell table:formula="of:=[.B99]-[.D99]" office:value-type="float" office:value="0.032753202" calcext:value-type="float">
            <text:p>0,0327532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801" calcext:value-type="float">
            <text:p>2,80E-06</text:p>
          </table:table-cell>
          <table:table-cell table:formula="of:=[.A100]-[.C100]" office:value-type="float" office:value="0" calcext:value-type="float">
            <text:p>0</text:p>
          </table:table-cell>
          <table:table-cell table:formula="of:=[.B100]-[.D100]" office:value-type="float" office:value="-0.000002801" calcext:value-type="float">
            <text:p>-0,00000280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165551" calcext:value-type="float">
            <text:p>1,66E-02</text:p>
          </table:table-cell>
          <table:table-cell office:value-type="float" office:value="166" calcext:value-type="float">
            <text:p>166</text:p>
          </table:table-cell>
          <table:table-cell office:value-type="float" office:value="0.00000437" calcext:value-type="float">
            <text:p>4,37E-06</text:p>
          </table:table-cell>
          <table:table-cell table:formula="of:=[.A101]-[.C101]" office:value-type="float" office:value="0" calcext:value-type="float">
            <text:p>0</text:p>
          </table:table-cell>
          <table:table-cell table:formula="of:=[.B101]-[.D101]" office:value-type="float" office:value="0.01655073" calcext:value-type="float">
            <text:p>0,0165507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,00E+00</text:p>
          </table:table-cell>
          <table:table-cell office:value-type="float" office:value="383" calcext:value-type="float">
            <text:p>383</text:p>
          </table:table-cell>
          <table:table-cell office:value-type="float" office:value="0.000004355" calcext:value-type="float">
            <text:p>4,36E-06</text:p>
          </table:table-cell>
          <table:table-cell table:formula="of:=[.A102]-[.C102]" office:value-type="float" office:value="0" calcext:value-type="float">
            <text:p>0</text:p>
          </table:table-cell>
          <table:table-cell table:formula="of:=[.B102]-[.D102]" office:value-type="float" office:value="-0.000004355" calcext:value-type="float">
            <text:p>-0,00000435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4181" calcext:value-type="float">
            <text:p>4,18E-02</text:p>
          </table:table-cell>
          <table:table-cell office:value-type="float" office:value="370" calcext:value-type="float">
            <text:p>370</text:p>
          </table:table-cell>
          <table:table-cell office:value-type="float" office:value="0.00000259" calcext:value-type="float">
            <text:p>2,59E-06</text:p>
          </table:table-cell>
          <table:table-cell table:formula="of:=[.A103]-[.C103]" office:value-type="float" office:value="0" calcext:value-type="float">
            <text:p>0</text:p>
          </table:table-cell>
          <table:table-cell table:formula="of:=[.B103]-[.D103]" office:value-type="float" office:value="0.04180741" calcext:value-type="float">
            <text:p>0,0418074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,00E+00</text:p>
          </table:table-cell>
          <table:table-cell office:value-type="float" office:value="325" calcext:value-type="float">
            <text:p>325</text:p>
          </table:table-cell>
          <table:table-cell office:value-type="float" office:value="0.000002639" calcext:value-type="float">
            <text:p>2,64E-06</text:p>
          </table:table-cell>
          <table:table-cell table:formula="of:=[.A104]-[.C104]" office:value-type="float" office:value="0" calcext:value-type="float">
            <text:p>0</text:p>
          </table:table-cell>
          <table:table-cell table:formula="of:=[.B104]-[.D104]" office:value-type="float" office:value="-0.000002639" calcext:value-type="float">
            <text:p>-0,0000026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E+00</text:p>
          </table:table-cell>
          <table:table-cell office:value-type="float" office:value="1" calcext:value-type="float">
            <text:p>1</text:p>
          </table:table-cell>
          <table:table-cell office:value-type="float" office:value="0.000002616" calcext:value-type="float">
            <text:p>2,62E-06</text:p>
          </table:table-cell>
          <table:table-cell table:formula="of:=[.A105]-[.C105]" office:value-type="float" office:value="0" calcext:value-type="float">
            <text:p>0</text:p>
          </table:table-cell>
          <table:table-cell table:formula="of:=[.B105]-[.D105]" office:value-type="float" office:value="-0.000002616" calcext:value-type="float">
            <text:p>-0,000002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E+00</text:p>
          </table:table-cell>
          <table:table-cell office:value-type="float" office:value="1" calcext:value-type="float">
            <text:p>1</text:p>
          </table:table-cell>
          <table:table-cell office:value-type="float" office:value="0.000003794" calcext:value-type="float">
            <text:p>3,79E-06</text:p>
          </table:table-cell>
          <table:table-cell table:formula="of:=[.A106]-[.C106]" office:value-type="float" office:value="0" calcext:value-type="float">
            <text:p>0</text:p>
          </table:table-cell>
          <table:table-cell table:formula="of:=[.B106]-[.D106]" office:value-type="float" office:value="-0.000003794" calcext:value-type="float">
            <text:p>-0,00000379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335469" calcext:value-type="float">
            <text:p>3,35E-02</text:p>
          </table:table-cell>
          <table:table-cell office:value-type="float" office:value="215" calcext:value-type="float">
            <text:p>215</text:p>
          </table:table-cell>
          <table:table-cell office:value-type="float" office:value="0.000002978" calcext:value-type="float">
            <text:p>2,98E-06</text:p>
          </table:table-cell>
          <table:table-cell table:formula="of:=[.A107]-[.C107]" office:value-type="float" office:value="0" calcext:value-type="float">
            <text:p>0</text:p>
          </table:table-cell>
          <table:table-cell table:formula="of:=[.B107]-[.D107]" office:value-type="float" office:value="0.033543922" calcext:value-type="float">
            <text:p>0,0335439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5738" calcext:value-type="float">
            <text:p>1,57E-0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2775" calcext:value-type="float">
            <text:p>2,78E-06</text:p>
          </table:table-cell>
          <table:table-cell table:formula="of:=[.A108]-[.C108]" office:value-type="float" office:value="0" calcext:value-type="float">
            <text:p>0</text:p>
          </table:table-cell>
          <table:table-cell table:formula="of:=[.B108]-[.D108]" office:value-type="float" office:value="0.015735225" calcext:value-type="float">
            <text:p>0,01573522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754399" calcext:value-type="float">
            <text:p>7,54E-02</text:p>
          </table:table-cell>
          <table:table-cell office:value-type="float" office:value="381" calcext:value-type="float">
            <text:p>381</text:p>
          </table:table-cell>
          <table:table-cell office:value-type="float" office:value="0.000002684" calcext:value-type="float">
            <text:p>2,68E-06</text:p>
          </table:table-cell>
          <table:table-cell table:formula="of:=[.A109]-[.C109]" office:value-type="float" office:value="0" calcext:value-type="float">
            <text:p>0</text:p>
          </table:table-cell>
          <table:table-cell table:formula="of:=[.B109]-[.D109]" office:value-type="float" office:value="0.075437216" calcext:value-type="float">
            <text:p>0,07543721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649419" calcext:value-type="float">
            <text:p>6,49E-02</text:p>
          </table:table-cell>
          <table:table-cell office:value-type="float" office:value="375" calcext:value-type="float">
            <text:p>375</text:p>
          </table:table-cell>
          <table:table-cell office:value-type="float" office:value="0.000002695" calcext:value-type="float">
            <text:p>2,70E-06</text:p>
          </table:table-cell>
          <table:table-cell table:formula="of:=[.A110]-[.C110]" office:value-type="float" office:value="0" calcext:value-type="float">
            <text:p>0</text:p>
          </table:table-cell>
          <table:table-cell table:formula="of:=[.B110]-[.D110]" office:value-type="float" office:value="0.064939205" calcext:value-type="float">
            <text:p>0,06493920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126948" calcext:value-type="float">
            <text:p>1,27E-02</text:p>
          </table:table-cell>
          <table:table-cell office:value-type="float" office:value="103" calcext:value-type="float">
            <text:p>103</text:p>
          </table:table-cell>
          <table:table-cell office:value-type="float" office:value="0.000002529" calcext:value-type="float">
            <text:p>2,53E-06</text:p>
          </table:table-cell>
          <table:table-cell table:formula="of:=[.A111]-[.C111]" office:value-type="float" office:value="0" calcext:value-type="float">
            <text:p>0</text:p>
          </table:table-cell>
          <table:table-cell table:formula="of:=[.B111]-[.D111]" office:value-type="float" office:value="0.012692271" calcext:value-type="float">
            <text:p>0,01269227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155799" calcext:value-type="float">
            <text:p>1,56E-01</text:p>
          </table:table-cell>
          <table:table-cell office:value-type="float" office:value="368" calcext:value-type="float">
            <text:p>368</text:p>
          </table:table-cell>
          <table:table-cell office:value-type="float" office:value="0.000002788" calcext:value-type="float">
            <text:p>2,79E-06</text:p>
          </table:table-cell>
          <table:table-cell table:formula="of:=[.A112]-[.C112]" office:value-type="float" office:value="0" calcext:value-type="float">
            <text:p>0</text:p>
          </table:table-cell>
          <table:table-cell table:formula="of:=[.B112]-[.D112]" office:value-type="float" office:value="0.155796212" calcext:value-type="float">
            <text:p>0,15579621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789759" calcext:value-type="float">
            <text:p>7,90E-02</text:p>
          </table:table-cell>
          <table:table-cell office:value-type="float" office:value="389" calcext:value-type="float">
            <text:p>389</text:p>
          </table:table-cell>
          <table:table-cell office:value-type="float" office:value="0.000003127" calcext:value-type="float">
            <text:p>3,13E-06</text:p>
          </table:table-cell>
          <table:table-cell table:formula="of:=[.A113]-[.C113]" office:value-type="float" office:value="0" calcext:value-type="float">
            <text:p>0</text:p>
          </table:table-cell>
          <table:table-cell table:formula="of:=[.B113]-[.D113]" office:value-type="float" office:value="0.078972773" calcext:value-type="float">
            <text:p>0,07897277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321782" calcext:value-type="float">
            <text:p>3,22E-02</text:p>
          </table:table-cell>
          <table:table-cell office:value-type="float" office:value="220" calcext:value-type="float">
            <text:p>220</text:p>
          </table:table-cell>
          <table:table-cell office:value-type="float" office:value="0.000003146" calcext:value-type="float">
            <text:p>3,15E-06</text:p>
          </table:table-cell>
          <table:table-cell table:formula="of:=[.A114]-[.C114]" office:value-type="float" office:value="0" calcext:value-type="float">
            <text:p>0</text:p>
          </table:table-cell>
          <table:table-cell table:formula="of:=[.B114]-[.D114]" office:value-type="float" office:value="0.032175054" calcext:value-type="float">
            <text:p>0,03217505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611169" calcext:value-type="float">
            <text:p>6,11E-02</text:p>
          </table:table-cell>
          <table:table-cell office:value-type="float" office:value="354" calcext:value-type="float">
            <text:p>354</text:p>
          </table:table-cell>
          <table:table-cell office:value-type="float" office:value="0.000002709" calcext:value-type="float">
            <text:p>2,71E-06</text:p>
          </table:table-cell>
          <table:table-cell table:formula="of:=[.A115]-[.C115]" office:value-type="float" office:value="0" calcext:value-type="float">
            <text:p>0</text:p>
          </table:table-cell>
          <table:table-cell table:formula="of:=[.B115]-[.D115]" office:value-type="float" office:value="0.061114191" calcext:value-type="float">
            <text:p>0,06111419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651481" calcext:value-type="float">
            <text:p>6,51E-02</text:p>
          </table:table-cell>
          <table:table-cell office:value-type="float" office:value="382" calcext:value-type="float">
            <text:p>382</text:p>
          </table:table-cell>
          <table:table-cell office:value-type="float" office:value="0.000002494" calcext:value-type="float">
            <text:p>2,49E-06</text:p>
          </table:table-cell>
          <table:table-cell table:formula="of:=[.A116]-[.C116]" office:value-type="float" office:value="0" calcext:value-type="float">
            <text:p>0</text:p>
          </table:table-cell>
          <table:table-cell table:formula="of:=[.B116]-[.D116]" office:value-type="float" office:value="0.065145606" calcext:value-type="float">
            <text:p>0,06514560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81614" calcext:value-type="float">
            <text:p>8,16E-02</text:p>
          </table:table-cell>
          <table:table-cell office:value-type="float" office:value="408" calcext:value-type="float">
            <text:p>408</text:p>
          </table:table-cell>
          <table:table-cell office:value-type="float" office:value="0.000002647" calcext:value-type="float">
            <text:p>2,65E-06</text:p>
          </table:table-cell>
          <table:table-cell table:formula="of:=[.A117]-[.C117]" office:value-type="float" office:value="0" calcext:value-type="float">
            <text:p>0</text:p>
          </table:table-cell>
          <table:table-cell table:formula="of:=[.B117]-[.D117]" office:value-type="float" office:value="0.081611353" calcext:value-type="float">
            <text:p>0,0816113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E+00</text:p>
          </table:table-cell>
          <table:table-cell office:value-type="float" office:value="1" calcext:value-type="float">
            <text:p>1</text:p>
          </table:table-cell>
          <table:table-cell office:value-type="float" office:value="0.000002598" calcext:value-type="float">
            <text:p>2,60E-06</text:p>
          </table:table-cell>
          <table:table-cell table:formula="of:=[.A118]-[.C118]" office:value-type="float" office:value="0" calcext:value-type="float">
            <text:p>0</text:p>
          </table:table-cell>
          <table:table-cell table:formula="of:=[.B118]-[.D118]" office:value-type="float" office:value="-0.000002598" calcext:value-type="float">
            <text:p>-0,00000259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415599" calcext:value-type="float">
            <text:p>4,16E-02</text:p>
          </table:table-cell>
          <table:table-cell office:value-type="float" office:value="205" calcext:value-type="float">
            <text:p>205</text:p>
          </table:table-cell>
          <table:table-cell office:value-type="float" office:value="0.000004063" calcext:value-type="float">
            <text:p>4,06E-06</text:p>
          </table:table-cell>
          <table:table-cell table:formula="of:=[.A119]-[.C119]" office:value-type="float" office:value="0" calcext:value-type="float">
            <text:p>0</text:p>
          </table:table-cell>
          <table:table-cell table:formula="of:=[.B119]-[.D119]" office:value-type="float" office:value="0.041555837" calcext:value-type="float">
            <text:p>0,04155583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10901" calcext:value-type="float">
            <text:p>1,09E-01</text:p>
          </table:table-cell>
          <table:table-cell office:value-type="float" office:value="402" calcext:value-type="float">
            <text:p>402</text:p>
          </table:table-cell>
          <table:table-cell office:value-type="float" office:value="0.000002672" calcext:value-type="float">
            <text:p>2,67E-06</text:p>
          </table:table-cell>
          <table:table-cell table:formula="of:=[.A120]-[.C120]" office:value-type="float" office:value="0" calcext:value-type="float">
            <text:p>0</text:p>
          </table:table-cell>
          <table:table-cell table:formula="of:=[.B120]-[.D120]" office:value-type="float" office:value="0.109007328" calcext:value-type="float">
            <text:p>0,10900732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631132" calcext:value-type="float">
            <text:p>6,31E-02</text:p>
          </table:table-cell>
          <table:table-cell office:value-type="float" office:value="375" calcext:value-type="float">
            <text:p>375</text:p>
          </table:table-cell>
          <table:table-cell office:value-type="float" office:value="0.000002812" calcext:value-type="float">
            <text:p>2,81E-06</text:p>
          </table:table-cell>
          <table:table-cell table:formula="of:=[.A121]-[.C121]" office:value-type="float" office:value="0" calcext:value-type="float">
            <text:p>0</text:p>
          </table:table-cell>
          <table:table-cell table:formula="of:=[.B121]-[.D121]" office:value-type="float" office:value="0.063110388" calcext:value-type="float">
            <text:p>0,06311038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456719" calcext:value-type="float">
            <text:p>4,57E-02</text:p>
          </table:table-cell>
          <table:table-cell office:value-type="float" office:value="377" calcext:value-type="float">
            <text:p>377</text:p>
          </table:table-cell>
          <table:table-cell office:value-type="float" office:value="0.00000282" calcext:value-type="float">
            <text:p>2,82E-06</text:p>
          </table:table-cell>
          <table:table-cell table:formula="of:=[.A122]-[.C122]" office:value-type="float" office:value="0" calcext:value-type="float">
            <text:p>0</text:p>
          </table:table-cell>
          <table:table-cell table:formula="of:=[.B122]-[.D122]" office:value-type="float" office:value="0.04566908" calcext:value-type="float">
            <text:p>0,0456690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306778" calcext:value-type="float">
            <text:p>3,07E-02</text:p>
          </table:table-cell>
          <table:table-cell office:value-type="float" office:value="211" calcext:value-type="float">
            <text:p>211</text:p>
          </table:table-cell>
          <table:table-cell office:value-type="float" office:value="0.000002684" calcext:value-type="float">
            <text:p>2,68E-06</text:p>
          </table:table-cell>
          <table:table-cell table:formula="of:=[.A123]-[.C123]" office:value-type="float" office:value="0" calcext:value-type="float">
            <text:p>0</text:p>
          </table:table-cell>
          <table:table-cell table:formula="of:=[.B123]-[.D123]" office:value-type="float" office:value="0.030675116" calcext:value-type="float">
            <text:p>0,03067511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772681" calcext:value-type="float">
            <text:p>7,73E-02</text:p>
          </table:table-cell>
          <table:table-cell office:value-type="float" office:value="408" calcext:value-type="float">
            <text:p>408</text:p>
          </table:table-cell>
          <table:table-cell office:value-type="float" office:value="0.000002763" calcext:value-type="float">
            <text:p>2,76E-06</text:p>
          </table:table-cell>
          <table:table-cell table:formula="of:=[.A124]-[.C124]" office:value-type="float" office:value="0" calcext:value-type="float">
            <text:p>0</text:p>
          </table:table-cell>
          <table:table-cell table:formula="of:=[.B124]-[.D124]" office:value-type="float" office:value="0.077265337" calcext:value-type="float">
            <text:p>0,07726533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94975" calcext:value-type="float">
            <text:p>9,50E-02</text:p>
          </table:table-cell>
          <table:table-cell office:value-type="float" office:value="369" calcext:value-type="float">
            <text:p>369</text:p>
          </table:table-cell>
          <table:table-cell office:value-type="float" office:value="0.00000317" calcext:value-type="float">
            <text:p>3,17E-06</text:p>
          </table:table-cell>
          <table:table-cell table:formula="of:=[.A125]-[.C125]" office:value-type="float" office:value="0" calcext:value-type="float">
            <text:p>0</text:p>
          </table:table-cell>
          <table:table-cell table:formula="of:=[.B125]-[.D125]" office:value-type="float" office:value="0.09497183" calcext:value-type="float">
            <text:p>0,0949718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344908" calcext:value-type="float">
            <text:p>3,45E-02</text:p>
          </table:table-cell>
          <table:table-cell office:value-type="float" office:value="191" calcext:value-type="float">
            <text:p>191</text:p>
          </table:table-cell>
          <table:table-cell office:value-type="float" office:value="0.000002635" calcext:value-type="float">
            <text:p>2,64E-06</text:p>
          </table:table-cell>
          <table:table-cell table:formula="of:=[.A126]-[.C126]" office:value-type="float" office:value="0" calcext:value-type="float">
            <text:p>0</text:p>
          </table:table-cell>
          <table:table-cell table:formula="of:=[.B126]-[.D126]" office:value-type="float" office:value="0.034488165" calcext:value-type="float">
            <text:p>0,03448816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209589" calcext:value-type="float">
            <text:p>2,10E-01</text:p>
          </table:table-cell>
          <table:table-cell office:value-type="float" office:value="406" calcext:value-type="float">
            <text:p>406</text:p>
          </table:table-cell>
          <table:table-cell office:value-type="float" office:value="0.00000293" calcext:value-type="float">
            <text:p>2,93E-06</text:p>
          </table:table-cell>
          <table:table-cell table:formula="of:=[.A127]-[.C127]" office:value-type="float" office:value="0" calcext:value-type="float">
            <text:p>0</text:p>
          </table:table-cell>
          <table:table-cell table:formula="of:=[.B127]-[.D127]" office:value-type="float" office:value="0.20958607" calcext:value-type="float">
            <text:p>0,20958607</text:p>
          </table:table-cell>
        </table:table-row>
        <table:table-row table:style-name="ro1">
          <table:table-cell office:value-type="float" office:value="344.93" calcext:value-type="float">
            <text:p>344,93</text:p>
          </table:table-cell>
          <table:table-cell office:value-type="float" office:value="0.154245" calcext:value-type="float">
            <text:p>1,54E-01</text:p>
          </table:table-cell>
          <table:table-cell office:value-type="float" office:value="345" calcext:value-type="float">
            <text:p>345</text:p>
          </table:table-cell>
          <table:table-cell office:value-type="float" office:value="0.000002616" calcext:value-type="float">
            <text:p>2,62E-06</text:p>
          </table:table-cell>
          <table:table-cell table:formula="of:=[.A128]-[.C128]" office:value-type="float" office:value="-0.0699999999999932" calcext:value-type="float">
            <text:p>-0,0699999999999932</text:p>
          </table:table-cell>
          <table:table-cell table:formula="of:=[.B128]-[.D128]" office:value-type="float" office:value="0.154242384" calcext:value-type="float">
            <text:p>0,15424238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401201" calcext:value-type="float">
            <text:p>4,01E-02</text:p>
          </table:table-cell>
          <table:table-cell office:value-type="float" office:value="199" calcext:value-type="float">
            <text:p>199</text:p>
          </table:table-cell>
          <table:table-cell office:value-type="float" office:value="0.000002723" calcext:value-type="float">
            <text:p>2,72E-06</text:p>
          </table:table-cell>
          <table:table-cell table:formula="of:=[.A129]-[.C129]" office:value-type="float" office:value="0" calcext:value-type="float">
            <text:p>0</text:p>
          </table:table-cell>
          <table:table-cell table:formula="of:=[.B129]-[.D129]" office:value-type="float" office:value="0.040117377" calcext:value-type="float">
            <text:p>0,04011737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214222" calcext:value-type="float">
            <text:p>2,14E-01</text:p>
          </table:table-cell>
          <table:table-cell office:value-type="float" office:value="360" calcext:value-type="float">
            <text:p>360</text:p>
          </table:table-cell>
          <table:table-cell office:value-type="float" office:value="0.000002656" calcext:value-type="float">
            <text:p>2,66E-06</text:p>
          </table:table-cell>
          <table:table-cell table:formula="of:=[.A130]-[.C130]" office:value-type="float" office:value="0" calcext:value-type="float">
            <text:p>0</text:p>
          </table:table-cell>
          <table:table-cell table:formula="of:=[.B130]-[.D130]" office:value-type="float" office:value="0.214219344" calcext:value-type="float">
            <text:p>0,214219344</text:p>
          </table:table-cell>
        </table:table-row>
        <table:table-row table:style-name="ro1">
          <table:table-cell office:value-type="float" office:value="298.943" calcext:value-type="float">
            <text:p>298,943</text:p>
          </table:table-cell>
          <table:table-cell office:value-type="float" office:value="0.107417" calcext:value-type="float">
            <text:p>1,07E-01</text:p>
          </table:table-cell>
          <table:table-cell office:value-type="float" office:value="299" calcext:value-type="float">
            <text:p>299</text:p>
          </table:table-cell>
          <table:table-cell office:value-type="float" office:value="0.000004804" calcext:value-type="float">
            <text:p>4,80E-06</text:p>
          </table:table-cell>
          <table:table-cell table:formula="of:=[.A131]-[.C131]" office:value-type="float" office:value="-0.0570000000000164" calcext:value-type="float">
            <text:p>-0,0570000000000164</text:p>
          </table:table-cell>
          <table:table-cell table:formula="of:=[.B131]-[.D131]" office:value-type="float" office:value="0.107412196" calcext:value-type="float">
            <text:p>0,107412196</text:p>
          </table:table-cell>
        </table:table-row>
        <table:table-row table:style-name="ro1">
          <table:table-cell office:value-type="float" office:value="154.885" calcext:value-type="float">
            <text:p>154,885</text:p>
          </table:table-cell>
          <table:table-cell office:value-type="float" office:value="0.058351" calcext:value-type="float">
            <text:p>5,84E-02</text:p>
          </table:table-cell>
          <table:table-cell office:value-type="float" office:value="155" calcext:value-type="float">
            <text:p>155</text:p>
          </table:table-cell>
          <table:table-cell office:value-type="float" office:value="0.000003418" calcext:value-type="float">
            <text:p>3,42E-06</text:p>
          </table:table-cell>
          <table:table-cell table:formula="of:=[.A132]-[.C132]" office:value-type="float" office:value="-0.115000000000009" calcext:value-type="float">
            <text:p>-0,115000000000009</text:p>
          </table:table-cell>
          <table:table-cell table:formula="of:=[.B132]-[.D132]" office:value-type="float" office:value="0.058347582" calcext:value-type="float">
            <text:p>0,05834758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71218" calcext:value-type="float">
            <text:p>7,12E-02</text:p>
          </table:table-cell>
          <table:table-cell office:value-type="float" office:value="365" calcext:value-type="float">
            <text:p>365</text:p>
          </table:table-cell>
          <table:table-cell office:value-type="float" office:value="0.000002909" calcext:value-type="float">
            <text:p>2,91E-06</text:p>
          </table:table-cell>
          <table:table-cell table:formula="of:=[.A133]-[.C133]" office:value-type="float" office:value="0" calcext:value-type="float">
            <text:p>0</text:p>
          </table:table-cell>
          <table:table-cell table:formula="of:=[.B133]-[.D133]" office:value-type="float" office:value="0.071215091" calcext:value-type="float">
            <text:p>0,07121509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954611" calcext:value-type="float">
            <text:p>9,55E-02</text:p>
          </table:table-cell>
          <table:table-cell office:value-type="float" office:value="365" calcext:value-type="float">
            <text:p>365</text:p>
          </table:table-cell>
          <table:table-cell office:value-type="float" office:value="0.000002684" calcext:value-type="float">
            <text:p>2,68E-06</text:p>
          </table:table-cell>
          <table:table-cell table:formula="of:=[.A134]-[.C134]" office:value-type="float" office:value="0" calcext:value-type="float">
            <text:p>0</text:p>
          </table:table-cell>
          <table:table-cell table:formula="of:=[.B134]-[.D134]" office:value-type="float" office:value="0.095458416" calcext:value-type="float">
            <text:p>0,095458416</text:p>
          </table:table-cell>
        </table:table-row>
        <table:table-row table:style-name="ro1">
          <table:table-cell office:value-type="float" office:value="347.953" calcext:value-type="float">
            <text:p>347,953</text:p>
          </table:table-cell>
          <table:table-cell office:value-type="float" office:value="0.171489" calcext:value-type="float">
            <text:p>1,71E-01</text:p>
          </table:table-cell>
          <table:table-cell office:value-type="float" office:value="348" calcext:value-type="float">
            <text:p>348</text:p>
          </table:table-cell>
          <table:table-cell office:value-type="float" office:value="0.000002498" calcext:value-type="float">
            <text:p>2,50E-06</text:p>
          </table:table-cell>
          <table:table-cell table:formula="of:=[.A135]-[.C135]" office:value-type="float" office:value="-0.0470000000000255" calcext:value-type="float">
            <text:p>-0,0470000000000255</text:p>
          </table:table-cell>
          <table:table-cell table:formula="of:=[.B135]-[.D135]" office:value-type="float" office:value="0.171486502" calcext:value-type="float">
            <text:p>0,17148650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398438" calcext:value-type="float">
            <text:p>3,98E-02</text:p>
          </table:table-cell>
          <table:table-cell office:value-type="float" office:value="220" calcext:value-type="float">
            <text:p>220</text:p>
          </table:table-cell>
          <table:table-cell office:value-type="float" office:value="0.000002876" calcext:value-type="float">
            <text:p>2,88E-06</text:p>
          </table:table-cell>
          <table:table-cell table:formula="of:=[.A136]-[.C136]" office:value-type="float" office:value="0" calcext:value-type="float">
            <text:p>0</text:p>
          </table:table-cell>
          <table:table-cell table:formula="of:=[.B136]-[.D136]" office:value-type="float" office:value="0.039840924" calcext:value-type="float">
            <text:p>0,0398409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716" calcext:value-type="float">
            <text:p>2,72E-06</text:p>
          </table:table-cell>
          <table:table-cell table:formula="of:=[.A137]-[.C137]" office:value-type="float" office:value="0" calcext:value-type="float">
            <text:p>0</text:p>
          </table:table-cell>
          <table:table-cell table:formula="of:=[.B137]-[.D137]" office:value-type="float" office:value="-0.000002716" calcext:value-type="float">
            <text:p>-0,00000271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141649" calcext:value-type="float">
            <text:p>1,42E-01</text:p>
          </table:table-cell>
          <table:table-cell office:value-type="float" office:value="599" calcext:value-type="float">
            <text:p>599</text:p>
          </table:table-cell>
          <table:table-cell office:value-type="float" office:value="0.000002849" calcext:value-type="float">
            <text:p>2,85E-06</text:p>
          </table:table-cell>
          <table:table-cell table:formula="of:=[.A138]-[.C138]" office:value-type="float" office:value="0" calcext:value-type="float">
            <text:p>0</text:p>
          </table:table-cell>
          <table:table-cell table:formula="of:=[.B138]-[.D138]" office:value-type="float" office:value="0.141646151" calcext:value-type="float">
            <text:p>0,14164615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702641" calcext:value-type="float">
            <text:p>7,03E-02</text:p>
          </table:table-cell>
          <table:table-cell office:value-type="float" office:value="366" calcext:value-type="float">
            <text:p>366</text:p>
          </table:table-cell>
          <table:table-cell office:value-type="float" office:value="0.000003443" calcext:value-type="float">
            <text:p>3,44E-06</text:p>
          </table:table-cell>
          <table:table-cell table:formula="of:=[.A139]-[.C139]" office:value-type="float" office:value="0" calcext:value-type="float">
            <text:p>0</text:p>
          </table:table-cell>
          <table:table-cell table:formula="of:=[.B139]-[.D139]" office:value-type="float" office:value="0.070260657" calcext:value-type="float">
            <text:p>0,07026065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771928" calcext:value-type="float">
            <text:p>7,72E-02</text:p>
          </table:table-cell>
          <table:table-cell office:value-type="float" office:value="370" calcext:value-type="float">
            <text:p>370</text:p>
          </table:table-cell>
          <table:table-cell office:value-type="float" office:value="0.000002767" calcext:value-type="float">
            <text:p>2,77E-06</text:p>
          </table:table-cell>
          <table:table-cell table:formula="of:=[.A140]-[.C140]" office:value-type="float" office:value="0" calcext:value-type="float">
            <text:p>0</text:p>
          </table:table-cell>
          <table:table-cell table:formula="of:=[.B140]-[.D140]" office:value-type="float" office:value="0.077190033" calcext:value-type="float">
            <text:p>0,07719003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53375" calcext:value-type="float">
            <text:p>5,34E-02</text:p>
          </table:table-cell>
          <table:table-cell office:value-type="float" office:value="208" calcext:value-type="float">
            <text:p>208</text:p>
          </table:table-cell>
          <table:table-cell office:value-type="float" office:value="0.000002571" calcext:value-type="float">
            <text:p>2,57E-06</text:p>
          </table:table-cell>
          <table:table-cell table:formula="of:=[.A141]-[.C141]" office:value-type="float" office:value="0" calcext:value-type="float">
            <text:p>0</text:p>
          </table:table-cell>
          <table:table-cell table:formula="of:=[.B141]-[.D141]" office:value-type="float" office:value="0.053372429" calcext:value-type="float">
            <text:p>0,05337242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150719" calcext:value-type="float">
            <text:p>1,51E-01</text:p>
          </table:table-cell>
          <table:table-cell office:value-type="float" office:value="369" calcext:value-type="float">
            <text:p>369</text:p>
          </table:table-cell>
          <table:table-cell office:value-type="float" office:value="0.000002609" calcext:value-type="float">
            <text:p>2,61E-06</text:p>
          </table:table-cell>
          <table:table-cell table:formula="of:=[.A142]-[.C142]" office:value-type="float" office:value="0" calcext:value-type="float">
            <text:p>0</text:p>
          </table:table-cell>
          <table:table-cell table:formula="of:=[.B142]-[.D142]" office:value-type="float" office:value="0.150716391" calcext:value-type="float">
            <text:p>0,15071639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121236" calcext:value-type="float">
            <text:p>1,21E-01</text:p>
          </table:table-cell>
          <table:table-cell office:value-type="float" office:value="387" calcext:value-type="float">
            <text:p>387</text:p>
          </table:table-cell>
          <table:table-cell office:value-type="float" office:value="0.000017099" calcext:value-type="float">
            <text:p>1,71E-05</text:p>
          </table:table-cell>
          <table:table-cell table:formula="of:=[.A143]-[.C143]" office:value-type="float" office:value="0" calcext:value-type="float">
            <text:p>0</text:p>
          </table:table-cell>
          <table:table-cell table:formula="of:=[.B143]-[.D143]" office:value-type="float" office:value="0.121218901" calcext:value-type="float">
            <text:p>0,1212189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E+00</text:p>
          </table:table-cell>
          <table:table-cell office:value-type="float" office:value="8" calcext:value-type="float">
            <text:p>8</text:p>
          </table:table-cell>
          <table:table-cell office:value-type="float" office:value="0.000003513" calcext:value-type="float">
            <text:p>3,51E-06</text:p>
          </table:table-cell>
          <table:table-cell table:formula="of:=[.A144]-[.C144]" office:value-type="float" office:value="0" calcext:value-type="float">
            <text:p>0</text:p>
          </table:table-cell>
          <table:table-cell table:formula="of:=[.B144]-[.D144]" office:value-type="float" office:value="-0.000003513" calcext:value-type="float">
            <text:p>-0,00000351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404282" calcext:value-type="float">
            <text:p>4,04E-02</text:p>
          </table:table-cell>
          <table:table-cell office:value-type="float" office:value="360" calcext:value-type="float">
            <text:p>360</text:p>
          </table:table-cell>
          <table:table-cell office:value-type="float" office:value="0.000002923" calcext:value-type="float">
            <text:p>2,92E-06</text:p>
          </table:table-cell>
          <table:table-cell table:formula="of:=[.A145]-[.C145]" office:value-type="float" office:value="0" calcext:value-type="float">
            <text:p>0</text:p>
          </table:table-cell>
          <table:table-cell table:formula="of:=[.B145]-[.D145]" office:value-type="float" office:value="0.040425277" calcext:value-type="float">
            <text:p>0,04042527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24298" calcext:value-type="float">
            <text:p>2,43E-02</text:p>
          </table:table-cell>
          <table:table-cell office:value-type="float" office:value="198" calcext:value-type="float">
            <text:p>198</text:p>
          </table:table-cell>
          <table:table-cell office:value-type="float" office:value="0.000002726" calcext:value-type="float">
            <text:p>2,73E-06</text:p>
          </table:table-cell>
          <table:table-cell table:formula="of:=[.A146]-[.C146]" office:value-type="float" office:value="0" calcext:value-type="float">
            <text:p>0</text:p>
          </table:table-cell>
          <table:table-cell table:formula="of:=[.B146]-[.D146]" office:value-type="float" office:value="0.024295274" calcext:value-type="float">
            <text:p>0,02429527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386088" calcext:value-type="float">
            <text:p>3,86E-02</text:p>
          </table:table-cell>
          <table:table-cell office:value-type="float" office:value="304" calcext:value-type="float">
            <text:p>304</text:p>
          </table:table-cell>
          <table:table-cell office:value-type="float" office:value="0.000002908" calcext:value-type="float">
            <text:p>2,91E-06</text:p>
          </table:table-cell>
          <table:table-cell table:formula="of:=[.A147]-[.C147]" office:value-type="float" office:value="0" calcext:value-type="float">
            <text:p>0</text:p>
          </table:table-cell>
          <table:table-cell table:formula="of:=[.B147]-[.D147]" office:value-type="float" office:value="0.038605892" calcext:value-type="float">
            <text:p>0,0386058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E+00</text:p>
          </table:table-cell>
          <table:table-cell office:value-type="float" office:value="2" calcext:value-type="float">
            <text:p>2</text:p>
          </table:table-cell>
          <table:table-cell office:value-type="float" office:value="0.000002513" calcext:value-type="float">
            <text:p>2,51E-06</text:p>
          </table:table-cell>
          <table:table-cell table:formula="of:=[.A148]-[.C148]" office:value-type="float" office:value="0" calcext:value-type="float">
            <text:p>0</text:p>
          </table:table-cell>
          <table:table-cell table:formula="of:=[.B148]-[.D148]" office:value-type="float" office:value="-0.000002513" calcext:value-type="float">
            <text:p>-0,00000251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418589" calcext:value-type="float">
            <text:p>4,19E-02</text:p>
          </table:table-cell>
          <table:table-cell office:value-type="float" office:value="352" calcext:value-type="float">
            <text:p>352</text:p>
          </table:table-cell>
          <table:table-cell office:value-type="float" office:value="0.000003982" calcext:value-type="float">
            <text:p>3,98E-06</text:p>
          </table:table-cell>
          <table:table-cell table:formula="of:=[.A149]-[.C149]" office:value-type="float" office:value="0" calcext:value-type="float">
            <text:p>0</text:p>
          </table:table-cell>
          <table:table-cell table:formula="of:=[.B149]-[.D149]" office:value-type="float" office:value="0.041854918" calcext:value-type="float">
            <text:p>0,04185491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23278" calcext:value-type="float">
            <text:p>2,33E-02</text:p>
          </table:table-cell>
          <table:table-cell office:value-type="float" office:value="211" calcext:value-type="float">
            <text:p>211</text:p>
          </table:table-cell>
          <table:table-cell office:value-type="float" office:value="0.000002963" calcext:value-type="float">
            <text:p>2,96E-06</text:p>
          </table:table-cell>
          <table:table-cell table:formula="of:=[.A150]-[.C150]" office:value-type="float" office:value="0" calcext:value-type="float">
            <text:p>0</text:p>
          </table:table-cell>
          <table:table-cell table:formula="of:=[.B150]-[.D150]" office:value-type="float" office:value="0.023275037" calcext:value-type="float">
            <text:p>0,02327503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3918" calcext:value-type="float">
            <text:p>3,92E-02</text:p>
          </table:table-cell>
          <table:table-cell office:value-type="float" office:value="352" calcext:value-type="float">
            <text:p>352</text:p>
          </table:table-cell>
          <table:table-cell office:value-type="float" office:value="0.000003305" calcext:value-type="float">
            <text:p>3,31E-06</text:p>
          </table:table-cell>
          <table:table-cell table:formula="of:=[.A151]-[.C151]" office:value-type="float" office:value="0" calcext:value-type="float">
            <text:p>0</text:p>
          </table:table-cell>
          <table:table-cell table:formula="of:=[.B151]-[.D151]" office:value-type="float" office:value="0.039176695" calcext:value-type="float">
            <text:p>0,03917669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,00E+00</text:p>
          </table:table-cell>
          <table:table-cell office:value-type="float" office:value="330" calcext:value-type="float">
            <text:p>330</text:p>
          </table:table-cell>
          <table:table-cell office:value-type="float" office:value="0.000004111" calcext:value-type="float">
            <text:p>4,11E-06</text:p>
          </table:table-cell>
          <table:table-cell table:formula="of:=[.A152]-[.C152]" office:value-type="float" office:value="0" calcext:value-type="float">
            <text:p>0</text:p>
          </table:table-cell>
          <table:table-cell table:formula="of:=[.B152]-[.D152]" office:value-type="float" office:value="-0.000004111" calcext:value-type="float">
            <text:p>-0,00000411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167601" calcext:value-type="float">
            <text:p>1,68E-02</text:p>
          </table:table-cell>
          <table:table-cell office:value-type="float" office:value="202" calcext:value-type="float">
            <text:p>202</text:p>
          </table:table-cell>
          <table:table-cell office:value-type="float" office:value="0.000002971" calcext:value-type="float">
            <text:p>2,97E-06</text:p>
          </table:table-cell>
          <table:table-cell table:formula="of:=[.A153]-[.C153]" office:value-type="float" office:value="0" calcext:value-type="float">
            <text:p>0</text:p>
          </table:table-cell>
          <table:table-cell table:formula="of:=[.B153]-[.D153]" office:value-type="float" office:value="0.016757129" calcext:value-type="float">
            <text:p>0,01675712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323899" calcext:value-type="float">
            <text:p>3,24E-02</text:p>
          </table:table-cell>
          <table:table-cell office:value-type="float" office:value="324" calcext:value-type="float">
            <text:p>324</text:p>
          </table:table-cell>
          <table:table-cell office:value-type="float" office:value="0.000002856" calcext:value-type="float">
            <text:p>2,86E-06</text:p>
          </table:table-cell>
          <table:table-cell table:formula="of:=[.A154]-[.C154]" office:value-type="float" office:value="0" calcext:value-type="float">
            <text:p>0</text:p>
          </table:table-cell>
          <table:table-cell table:formula="of:=[.B154]-[.D154]" office:value-type="float" office:value="0.032387044" calcext:value-type="float">
            <text:p>0,03238704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383999" calcext:value-type="float">
            <text:p>3,84E-02</text:p>
          </table:table-cell>
          <table:table-cell office:value-type="float" office:value="301" calcext:value-type="float">
            <text:p>301</text:p>
          </table:table-cell>
          <table:table-cell office:value-type="float" office:value="0.000002748" calcext:value-type="float">
            <text:p>2,75E-06</text:p>
          </table:table-cell>
          <table:table-cell table:formula="of:=[.A155]-[.C155]" office:value-type="float" office:value="0" calcext:value-type="float">
            <text:p>0</text:p>
          </table:table-cell>
          <table:table-cell table:formula="of:=[.B155]-[.D155]" office:value-type="float" office:value="0.038397152" calcext:value-type="float">
            <text:p>0,03839715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15198" calcext:value-type="float">
            <text:p>1,52E-02</text:p>
          </table:table-cell>
          <table:table-cell office:value-type="float" office:value="127" calcext:value-type="float">
            <text:p>127</text:p>
          </table:table-cell>
          <table:table-cell office:value-type="float" office:value="0.000003441" calcext:value-type="float">
            <text:p>3,44E-06</text:p>
          </table:table-cell>
          <table:table-cell table:formula="of:=[.A156]-[.C156]" office:value-type="float" office:value="0" calcext:value-type="float">
            <text:p>0</text:p>
          </table:table-cell>
          <table:table-cell table:formula="of:=[.B156]-[.D156]" office:value-type="float" office:value="0.015194559" calcext:value-type="float">
            <text:p>0,01519455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33278" calcext:value-type="float">
            <text:p>3,33E-02</text:p>
          </table:table-cell>
          <table:table-cell office:value-type="float" office:value="299" calcext:value-type="float">
            <text:p>299</text:p>
          </table:table-cell>
          <table:table-cell office:value-type="float" office:value="0.000002899" calcext:value-type="float">
            <text:p>2,90E-06</text:p>
          </table:table-cell>
          <table:table-cell table:formula="of:=[.A157]-[.C157]" office:value-type="float" office:value="0" calcext:value-type="float">
            <text:p>0</text:p>
          </table:table-cell>
          <table:table-cell table:formula="of:=[.B157]-[.D157]" office:value-type="float" office:value="0.033275101" calcext:value-type="float">
            <text:p>0,0332751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,00E+00</text:p>
          </table:table-cell>
          <table:table-cell office:value-type="float" office:value="143" calcext:value-type="float">
            <text:p>143</text:p>
          </table:table-cell>
          <table:table-cell office:value-type="float" office:value="0.00000276" calcext:value-type="float">
            <text:p>2,76E-06</text:p>
          </table:table-cell>
          <table:table-cell table:formula="of:=[.A158]-[.C158]" office:value-type="float" office:value="0" calcext:value-type="float">
            <text:p>0</text:p>
          </table:table-cell>
          <table:table-cell table:formula="of:=[.B158]-[.D158]" office:value-type="float" office:value="-0.00000276" calcext:value-type="float">
            <text:p>-0,0000027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294681" calcext:value-type="float">
            <text:p>2,95E-02</text:p>
          </table:table-cell>
          <table:table-cell office:value-type="float" office:value="278" calcext:value-type="float">
            <text:p>278</text:p>
          </table:table-cell>
          <table:table-cell office:value-type="float" office:value="0.000002817" calcext:value-type="float">
            <text:p>2,82E-06</text:p>
          </table:table-cell>
          <table:table-cell table:formula="of:=[.A159]-[.C159]" office:value-type="float" office:value="0" calcext:value-type="float">
            <text:p>0</text:p>
          </table:table-cell>
          <table:table-cell table:formula="of:=[.B159]-[.D159]" office:value-type="float" office:value="0.029465283" calcext:value-type="float">
            <text:p>0,0294652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,00E+00</text:p>
          </table:table-cell>
          <table:table-cell office:value-type="float" office:value="110" calcext:value-type="float">
            <text:p>110</text:p>
          </table:table-cell>
          <table:table-cell office:value-type="float" office:value="0.000002745" calcext:value-type="float">
            <text:p>2,75E-06</text:p>
          </table:table-cell>
          <table:table-cell table:formula="of:=[.A160]-[.C160]" office:value-type="float" office:value="0" calcext:value-type="float">
            <text:p>0</text:p>
          </table:table-cell>
          <table:table-cell table:formula="of:=[.B160]-[.D160]" office:value-type="float" office:value="-0.000002745" calcext:value-type="float">
            <text:p>-0,00000274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254641" calcext:value-type="float">
            <text:p>2,55E-02</text:p>
          </table:table-cell>
          <table:table-cell office:value-type="float" office:value="195" calcext:value-type="float">
            <text:p>195</text:p>
          </table:table-cell>
          <table:table-cell office:value-type="float" office:value="0.000002825" calcext:value-type="float">
            <text:p>2,83E-06</text:p>
          </table:table-cell>
          <table:table-cell table:formula="of:=[.A161]-[.C161]" office:value-type="float" office:value="0" calcext:value-type="float">
            <text:p>0</text:p>
          </table:table-cell>
          <table:table-cell table:formula="of:=[.B161]-[.D161]" office:value-type="float" office:value="0.025461275" calcext:value-type="float">
            <text:p>0,02546127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20982" calcext:value-type="float">
            <text:p>2,10E-02</text:p>
          </table:table-cell>
          <table:table-cell office:value-type="float" office:value="196" calcext:value-type="float">
            <text:p>196</text:p>
          </table:table-cell>
          <table:table-cell office:value-type="float" office:value="0.000002965" calcext:value-type="float">
            <text:p>2,97E-06</text:p>
          </table:table-cell>
          <table:table-cell table:formula="of:=[.A162]-[.C162]" office:value-type="float" office:value="0" calcext:value-type="float">
            <text:p>0</text:p>
          </table:table-cell>
          <table:table-cell table:formula="of:=[.B162]-[.D162]" office:value-type="float" office:value="0.020979035" calcext:value-type="float">
            <text:p>0,0209790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1807" calcext:value-type="float">
            <text:p>1,18E-02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979" calcext:value-type="float">
            <text:p>2,98E-06</text:p>
          </table:table-cell>
          <table:table-cell table:formula="of:=[.A163]-[.C163]" office:value-type="float" office:value="0" calcext:value-type="float">
            <text:p>0</text:p>
          </table:table-cell>
          <table:table-cell table:formula="of:=[.B163]-[.D163]" office:value-type="float" office:value="0.011804021" calcext:value-type="float">
            <text:p>0,0118040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3958" calcext:value-type="float">
            <text:p>3,96E-06</text:p>
          </table:table-cell>
          <table:table-cell table:formula="of:=[.A164]-[.C164]" office:value-type="float" office:value="0" calcext:value-type="float">
            <text:p>0</text:p>
          </table:table-cell>
          <table:table-cell table:formula="of:=[.B164]-[.D164]" office:value-type="float" office:value="-0.000003958" calcext:value-type="float">
            <text:p>-0,00000395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496221" calcext:value-type="float">
            <text:p>4,96E-02</text:p>
          </table:table-cell>
          <table:table-cell office:value-type="float" office:value="304" calcext:value-type="float">
            <text:p>304</text:p>
          </table:table-cell>
          <table:table-cell office:value-type="float" office:value="0.000003086" calcext:value-type="float">
            <text:p>3,09E-06</text:p>
          </table:table-cell>
          <table:table-cell table:formula="of:=[.A165]-[.C165]" office:value-type="float" office:value="0" calcext:value-type="float">
            <text:p>0</text:p>
          </table:table-cell>
          <table:table-cell table:formula="of:=[.B165]-[.D165]" office:value-type="float" office:value="0.049619014" calcext:value-type="float">
            <text:p>0,04961901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206311" calcext:value-type="float">
            <text:p>2,06E-02</text:p>
          </table:table-cell>
          <table:table-cell office:value-type="float" office:value="247" calcext:value-type="float">
            <text:p>247</text:p>
          </table:table-cell>
          <table:table-cell office:value-type="float" office:value="0.000002744" calcext:value-type="float">
            <text:p>2,74E-06</text:p>
          </table:table-cell>
          <table:table-cell table:formula="of:=[.A166]-[.C166]" office:value-type="float" office:value="0" calcext:value-type="float">
            <text:p>0</text:p>
          </table:table-cell>
          <table:table-cell table:formula="of:=[.B166]-[.D166]" office:value-type="float" office:value="0.020628356" calcext:value-type="float">
            <text:p>0,02062835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21112" calcext:value-type="float">
            <text:p>2,11E-02</text:p>
          </table:table-cell>
          <table:table-cell office:value-type="float" office:value="189" calcext:value-type="float">
            <text:p>189</text:p>
          </table:table-cell>
          <table:table-cell office:value-type="float" office:value="0.000003239" calcext:value-type="float">
            <text:p>3,24E-06</text:p>
          </table:table-cell>
          <table:table-cell table:formula="of:=[.A167]-[.C167]" office:value-type="float" office:value="0" calcext:value-type="float">
            <text:p>0</text:p>
          </table:table-cell>
          <table:table-cell table:formula="of:=[.B167]-[.D167]" office:value-type="float" office:value="0.021108761" calcext:value-type="float">
            <text:p>0,02110876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,00E+00</text:p>
          </table:table-cell>
          <table:table-cell office:value-type="float" office:value="352" calcext:value-type="float">
            <text:p>352</text:p>
          </table:table-cell>
          <table:table-cell office:value-type="float" office:value="0.000003242" calcext:value-type="float">
            <text:p>3,24E-06</text:p>
          </table:table-cell>
          <table:table-cell table:formula="of:=[.A168]-[.C168]" office:value-type="float" office:value="0" calcext:value-type="float">
            <text:p>0</text:p>
          </table:table-cell>
          <table:table-cell table:formula="of:=[.B168]-[.D168]" office:value-type="float" office:value="-0.000003242" calcext:value-type="float">
            <text:p>-0,00000324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27086" calcext:value-type="float">
            <text:p>2,71E-02</text:p>
          </table:table-cell>
          <table:table-cell office:value-type="float" office:value="317" calcext:value-type="float">
            <text:p>317</text:p>
          </table:table-cell>
          <table:table-cell office:value-type="float" office:value="0.000003859" calcext:value-type="float">
            <text:p>3,86E-06</text:p>
          </table:table-cell>
          <table:table-cell table:formula="of:=[.A169]-[.C169]" office:value-type="float" office:value="0" calcext:value-type="float">
            <text:p>0</text:p>
          </table:table-cell>
          <table:table-cell table:formula="of:=[.B169]-[.D169]" office:value-type="float" office:value="0.027082141" calcext:value-type="float">
            <text:p>0,02708214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,00E+00</text:p>
          </table:table-cell>
          <table:table-cell office:value-type="float" office:value="176" calcext:value-type="float">
            <text:p>176</text:p>
          </table:table-cell>
          <table:table-cell office:value-type="float" office:value="0.000003024" calcext:value-type="float">
            <text:p>3,02E-06</text:p>
          </table:table-cell>
          <table:table-cell table:formula="of:=[.A170]-[.C170]" office:value-type="float" office:value="0" calcext:value-type="float">
            <text:p>0</text:p>
          </table:table-cell>
          <table:table-cell table:formula="of:=[.B170]-[.D170]" office:value-type="float" office:value="-0.000003024" calcext:value-type="float">
            <text:p>-0,00000302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105772" calcext:value-type="float">
            <text:p>1,06E-01</text:p>
          </table:table-cell>
          <table:table-cell office:value-type="float" office:value="318" calcext:value-type="float">
            <text:p>318</text:p>
          </table:table-cell>
          <table:table-cell office:value-type="float" office:value="0.000002919" calcext:value-type="float">
            <text:p>2,92E-06</text:p>
          </table:table-cell>
          <table:table-cell table:formula="of:=[.A171]-[.C171]" office:value-type="float" office:value="0" calcext:value-type="float">
            <text:p>0</text:p>
          </table:table-cell>
          <table:table-cell table:formula="of:=[.B171]-[.D171]" office:value-type="float" office:value="0.105769081" calcext:value-type="float">
            <text:p>0,1057690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93516" calcext:value-type="float">
            <text:p>1,94E-0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6659" calcext:value-type="float">
            <text:p>6,66E-06</text:p>
          </table:table-cell>
          <table:table-cell table:formula="of:=[.A172]-[.C172]" office:value-type="float" office:value="0" calcext:value-type="float">
            <text:p>0</text:p>
          </table:table-cell>
          <table:table-cell table:formula="of:=[.B172]-[.D172]" office:value-type="float" office:value="0.193509341" calcext:value-type="float">
            <text:p>0,1935093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20628" calcext:value-type="float">
            <text:p>1,21E-0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18" calcext:value-type="float">
            <text:p>7,18E-06</text:p>
          </table:table-cell>
          <table:table-cell table:formula="of:=[.A173]-[.C173]" office:value-type="float" office:value="0" calcext:value-type="float">
            <text:p>0</text:p>
          </table:table-cell>
          <table:table-cell table:formula="of:=[.B173]-[.D173]" office:value-type="float" office:value="0.12062082" calcext:value-type="float">
            <text:p>0,120620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10432" calcext:value-type="float">
            <text:p>1,10E-0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798" calcext:value-type="float">
            <text:p>4,80E-06</text:p>
          </table:table-cell>
          <table:table-cell table:formula="of:=[.A174]-[.C174]" office:value-type="float" office:value="0" calcext:value-type="float">
            <text:p>0</text:p>
          </table:table-cell>
          <table:table-cell table:formula="of:=[.B174]-[.D174]" office:value-type="float" office:value="0.110427202" calcext:value-type="float">
            <text:p>0,1104272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09524" calcext:value-type="float">
            <text:p>1,10E-0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118" calcext:value-type="float">
            <text:p>4,12E-06</text:p>
          </table:table-cell>
          <table:table-cell table:formula="of:=[.A175]-[.C175]" office:value-type="float" office:value="0" calcext:value-type="float">
            <text:p>0</text:p>
          </table:table-cell>
          <table:table-cell table:formula="of:=[.B175]-[.D175]" office:value-type="float" office:value="0.109519882" calcext:value-type="float">
            <text:p>0,1095198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13549" calcext:value-type="float">
            <text:p>1,14E-0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243" calcext:value-type="float">
            <text:p>4,24E-06</text:p>
          </table:table-cell>
          <table:table-cell table:formula="of:=[.A176]-[.C176]" office:value-type="float" office:value="0" calcext:value-type="float">
            <text:p>0</text:p>
          </table:table-cell>
          <table:table-cell table:formula="of:=[.B176]-[.D176]" office:value-type="float" office:value="0.113544757" calcext:value-type="float">
            <text:p>0,1135447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33587" calcext:value-type="float">
            <text:p>1,34E-0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018" calcext:value-type="float">
            <text:p>4,02E-06</text:p>
          </table:table-cell>
          <table:table-cell table:formula="of:=[.A177]-[.C177]" office:value-type="float" office:value="0" calcext:value-type="float">
            <text:p>0</text:p>
          </table:table-cell>
          <table:table-cell table:formula="of:=[.B177]-[.D177]" office:value-type="float" office:value="0.133582982" calcext:value-type="float">
            <text:p>0,1335829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92978" calcext:value-type="float">
            <text:p>9,30E-0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448" calcext:value-type="float">
            <text:p>5,45E-06</text:p>
          </table:table-cell>
          <table:table-cell table:formula="of:=[.A178]-[.C178]" office:value-type="float" office:value="0" calcext:value-type="float">
            <text:p>0</text:p>
          </table:table-cell>
          <table:table-cell table:formula="of:=[.B178]-[.D178]" office:value-type="float" office:value="0.092972552" calcext:value-type="float">
            <text:p>0,0929725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14011" calcext:value-type="float">
            <text:p>1,14E-0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3914" calcext:value-type="float">
            <text:p>3,91E-06</text:p>
          </table:table-cell>
          <table:table-cell table:formula="of:=[.A179]-[.C179]" office:value-type="float" office:value="0" calcext:value-type="float">
            <text:p>0</text:p>
          </table:table-cell>
          <table:table-cell table:formula="of:=[.B179]-[.D179]" office:value-type="float" office:value="0.114007086" calcext:value-type="float">
            <text:p>0,1140070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815911" calcext:value-type="float">
            <text:p>8,16E-0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3955" calcext:value-type="float">
            <text:p>3,96E-06</text:p>
          </table:table-cell>
          <table:table-cell table:formula="of:=[.A180]-[.C180]" office:value-type="float" office:value="0" calcext:value-type="float">
            <text:p>0</text:p>
          </table:table-cell>
          <table:table-cell table:formula="of:=[.B180]-[.D180]" office:value-type="float" office:value="0.081587145" calcext:value-type="float">
            <text:p>0,0815871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885081" calcext:value-type="float">
            <text:p>8,85E-0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556" calcext:value-type="float">
            <text:p>4,56E-06</text:p>
          </table:table-cell>
          <table:table-cell table:formula="of:=[.A181]-[.C181]" office:value-type="float" office:value="0" calcext:value-type="float">
            <text:p>0</text:p>
          </table:table-cell>
          <table:table-cell table:formula="of:=[.B181]-[.D181]" office:value-type="float" office:value="0.088503544" calcext:value-type="float">
            <text:p>0,0885035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767179" calcext:value-type="float">
            <text:p>7,67E-0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774" calcext:value-type="float">
            <text:p>4,77E-06</text:p>
          </table:table-cell>
          <table:table-cell table:formula="of:=[.A182]-[.C182]" office:value-type="float" office:value="0" calcext:value-type="float">
            <text:p>0</text:p>
          </table:table-cell>
          <table:table-cell table:formula="of:=[.B182]-[.D182]" office:value-type="float" office:value="0.076713126" calcext:value-type="float">
            <text:p>0,0767131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34258" calcext:value-type="float">
            <text:p>1,34E-0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427" calcext:value-type="float">
            <text:p>4,43E-06</text:p>
          </table:table-cell>
          <table:table-cell table:formula="of:=[.A183]-[.C183]" office:value-type="float" office:value="0" calcext:value-type="float">
            <text:p>0</text:p>
          </table:table-cell>
          <table:table-cell table:formula="of:=[.B183]-[.D183]" office:value-type="float" office:value="0.134253573" calcext:value-type="float">
            <text:p>0,1342535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16015" calcext:value-type="float">
            <text:p>1,16E-0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386" calcext:value-type="float">
            <text:p>5,39E-06</text:p>
          </table:table-cell>
          <table:table-cell table:formula="of:=[.A184]-[.C184]" office:value-type="float" office:value="0" calcext:value-type="float">
            <text:p>0</text:p>
          </table:table-cell>
          <table:table-cell table:formula="of:=[.B184]-[.D184]" office:value-type="float" office:value="0.116009614" calcext:value-type="float">
            <text:p>0,1160096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95248" calcext:value-type="float">
            <text:p>1,95E-0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944" calcext:value-type="float">
            <text:p>4,94E-06</text:p>
          </table:table-cell>
          <table:table-cell table:formula="of:=[.A185]-[.C185]" office:value-type="float" office:value="0" calcext:value-type="float">
            <text:p>0</text:p>
          </table:table-cell>
          <table:table-cell table:formula="of:=[.B185]-[.D185]" office:value-type="float" office:value="0.195243056" calcext:value-type="float">
            <text:p>0,1952430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39306" calcext:value-type="float">
            <text:p>1,39E-0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86" calcext:value-type="float">
            <text:p>4,86E-06</text:p>
          </table:table-cell>
          <table:table-cell table:formula="of:=[.A186]-[.C186]" office:value-type="float" office:value="0" calcext:value-type="float">
            <text:p>0</text:p>
          </table:table-cell>
          <table:table-cell table:formula="of:=[.B186]-[.D186]" office:value-type="float" office:value="0.13930114" calcext:value-type="float">
            <text:p>0,139301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98294" calcext:value-type="float">
            <text:p>9,83E-0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445" calcext:value-type="float">
            <text:p>5,45E-06</text:p>
          </table:table-cell>
          <table:table-cell table:formula="of:=[.A187]-[.C187]" office:value-type="float" office:value="0" calcext:value-type="float">
            <text:p>0</text:p>
          </table:table-cell>
          <table:table-cell table:formula="of:=[.B187]-[.D187]" office:value-type="float" office:value="0.098288555" calcext:value-type="float">
            <text:p>0,0982885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822749" calcext:value-type="float">
            <text:p>8,23E-0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886" calcext:value-type="float">
            <text:p>5,89E-06</text:p>
          </table:table-cell>
          <table:table-cell table:formula="of:=[.A188]-[.C188]" office:value-type="float" office:value="0" calcext:value-type="float">
            <text:p>0</text:p>
          </table:table-cell>
          <table:table-cell table:formula="of:=[.B188]-[.D188]" office:value-type="float" office:value="0.082269014" calcext:value-type="float">
            <text:p>0,0822690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04012" calcext:value-type="float">
            <text:p>1,04E-0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666" calcext:value-type="float">
            <text:p>5,67E-06</text:p>
          </table:table-cell>
          <table:table-cell table:formula="of:=[.A189]-[.C189]" office:value-type="float" office:value="0" calcext:value-type="float">
            <text:p>0</text:p>
          </table:table-cell>
          <table:table-cell table:formula="of:=[.B189]-[.D189]" office:value-type="float" office:value="0.104006334" calcext:value-type="float">
            <text:p>0,1040063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50089" calcext:value-type="float">
            <text:p>1,50E-0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937" calcext:value-type="float">
            <text:p>4,94E-06</text:p>
          </table:table-cell>
          <table:table-cell table:formula="of:=[.A190]-[.C190]" office:value-type="float" office:value="0" calcext:value-type="float">
            <text:p>0</text:p>
          </table:table-cell>
          <table:table-cell table:formula="of:=[.B190]-[.D190]" office:value-type="float" office:value="0.150084063" calcext:value-type="float">
            <text:p>0,1500840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921779" calcext:value-type="float">
            <text:p>9,22E-0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8546" calcext:value-type="float">
            <text:p>8,55E-06</text:p>
          </table:table-cell>
          <table:table-cell table:formula="of:=[.A191]-[.C191]" office:value-type="float" office:value="0" calcext:value-type="float">
            <text:p>0</text:p>
          </table:table-cell>
          <table:table-cell table:formula="of:=[.B191]-[.D191]" office:value-type="float" office:value="0.092169354" calcext:value-type="float">
            <text:p>0,0921693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55856" calcext:value-type="float">
            <text:p>1,56E-0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643" calcext:value-type="float">
            <text:p>5,64E-06</text:p>
          </table:table-cell>
          <table:table-cell table:formula="of:=[.A192]-[.C192]" office:value-type="float" office:value="0" calcext:value-type="float">
            <text:p>0</text:p>
          </table:table-cell>
          <table:table-cell table:formula="of:=[.B192]-[.D192]" office:value-type="float" office:value="0.155850357" calcext:value-type="float">
            <text:p>0,1558503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920069" calcext:value-type="float">
            <text:p>9,20E-0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468" calcext:value-type="float">
            <text:p>5,47E-06</text:p>
          </table:table-cell>
          <table:table-cell table:formula="of:=[.A193]-[.C193]" office:value-type="float" office:value="0" calcext:value-type="float">
            <text:p>0</text:p>
          </table:table-cell>
          <table:table-cell table:formula="of:=[.B193]-[.D193]" office:value-type="float" office:value="0.092001432" calcext:value-type="float">
            <text:p>0,0920014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916269" calcext:value-type="float">
            <text:p>9,16E-0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643" calcext:value-type="float">
            <text:p>4,64E-06</text:p>
          </table:table-cell>
          <table:table-cell table:formula="of:=[.A194]-[.C194]" office:value-type="float" office:value="0" calcext:value-type="float">
            <text:p>0</text:p>
          </table:table-cell>
          <table:table-cell table:formula="of:=[.B194]-[.D194]" office:value-type="float" office:value="0.091622257" calcext:value-type="float">
            <text:p>0,0916222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10494" calcext:value-type="float">
            <text:p>1,10E-0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824" calcext:value-type="float">
            <text:p>4,82E-06</text:p>
          </table:table-cell>
          <table:table-cell table:formula="of:=[.A195]-[.C195]" office:value-type="float" office:value="0" calcext:value-type="float">
            <text:p>0</text:p>
          </table:table-cell>
          <table:table-cell table:formula="of:=[.B195]-[.D195]" office:value-type="float" office:value="0.110489176" calcext:value-type="float">
            <text:p>0,1104891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11842" calcext:value-type="float">
            <text:p>1,12E-0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662" calcext:value-type="float">
            <text:p>4,66E-06</text:p>
          </table:table-cell>
          <table:table-cell table:formula="of:=[.A196]-[.C196]" office:value-type="float" office:value="0" calcext:value-type="float">
            <text:p>0</text:p>
          </table:table-cell>
          <table:table-cell table:formula="of:=[.B196]-[.D196]" office:value-type="float" office:value="0.111837338" calcext:value-type="float">
            <text:p>0,1118373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07649" calcext:value-type="float">
            <text:p>1,08E-0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886" calcext:value-type="float">
            <text:p>4,89E-06</text:p>
          </table:table-cell>
          <table:table-cell table:formula="of:=[.A197]-[.C197]" office:value-type="float" office:value="0" calcext:value-type="float">
            <text:p>0</text:p>
          </table:table-cell>
          <table:table-cell table:formula="of:=[.B197]-[.D197]" office:value-type="float" office:value="0.107644114" calcext:value-type="float">
            <text:p>0,1076441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05836" calcext:value-type="float">
            <text:p>1,06E-0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449" calcext:value-type="float">
            <text:p>4,45E-06</text:p>
          </table:table-cell>
          <table:table-cell table:formula="of:=[.A198]-[.C198]" office:value-type="float" office:value="0" calcext:value-type="float">
            <text:p>0</text:p>
          </table:table-cell>
          <table:table-cell table:formula="of:=[.B198]-[.D198]" office:value-type="float" office:value="0.105831551" calcext:value-type="float">
            <text:p>0,1058315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745699" calcext:value-type="float">
            <text:p>7,46E-02</text:p>
          </table:table-cell>
          <table:table-cell office:value-type="float" office:value="100" calcext:value-type="float">
            <text:p>100</text:p>
          </table:table-cell>
          <table:table-cell office:value-type="float" office:value="0.000018387" calcext:value-type="float">
            <text:p>1,84E-05</text:p>
          </table:table-cell>
          <table:table-cell table:formula="of:=[.A199]-[.C199]" office:value-type="float" office:value="0" calcext:value-type="float">
            <text:p>0</text:p>
          </table:table-cell>
          <table:table-cell table:formula="of:=[.B199]-[.D199]" office:value-type="float" office:value="0.074551513" calcext:value-type="float">
            <text:p>0,0745515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13568" calcext:value-type="float">
            <text:p>1,14E-0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686" calcext:value-type="float">
            <text:p>4,69E-06</text:p>
          </table:table-cell>
          <table:table-cell table:formula="of:=[.A200]-[.C200]" office:value-type="float" office:value="0" calcext:value-type="float">
            <text:p>0</text:p>
          </table:table-cell>
          <table:table-cell table:formula="of:=[.B200]-[.D200]" office:value-type="float" office:value="0.113563314" calcext:value-type="float">
            <text:p>0,1135633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796659" calcext:value-type="float">
            <text:p>7,97E-0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683" calcext:value-type="float">
            <text:p>4,68E-06</text:p>
          </table:table-cell>
          <table:table-cell table:formula="of:=[.A201]-[.C201]" office:value-type="float" office:value="0" calcext:value-type="float">
            <text:p>0</text:p>
          </table:table-cell>
          <table:table-cell table:formula="of:=[.B201]-[.D201]" office:value-type="float" office:value="0.079661217" calcext:value-type="float">
            <text:p>0,0796612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70998" calcext:value-type="float">
            <text:p>7,10E-0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64" calcext:value-type="float">
            <text:p>6,40E-06</text:p>
          </table:table-cell>
          <table:table-cell table:formula="of:=[.A202]-[.C202]" office:value-type="float" office:value="0" calcext:value-type="float">
            <text:p>0</text:p>
          </table:table-cell>
          <table:table-cell table:formula="of:=[.B202]-[.D202]" office:value-type="float" office:value="0.0709916" calcext:value-type="float">
            <text:p>0,07099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670302" calcext:value-type="float">
            <text:p>6,70E-0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71" calcext:value-type="float">
            <text:p>4,71E-06</text:p>
          </table:table-cell>
          <table:table-cell table:formula="of:=[.A203]-[.C203]" office:value-type="float" office:value="0" calcext:value-type="float">
            <text:p>0</text:p>
          </table:table-cell>
          <table:table-cell table:formula="of:=[.B203]-[.D203]" office:value-type="float" office:value="0.06702549" calcext:value-type="float">
            <text:p>0,067025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79668" calcext:value-type="float">
            <text:p>7,97E-0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889" calcext:value-type="float">
            <text:p>4,89E-06</text:p>
          </table:table-cell>
          <table:table-cell table:formula="of:=[.A204]-[.C204]" office:value-type="float" office:value="0" calcext:value-type="float">
            <text:p>0</text:p>
          </table:table-cell>
          <table:table-cell table:formula="of:=[.B204]-[.D204]" office:value-type="float" office:value="0.079663111" calcext:value-type="float">
            <text:p>0,0796631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2168" calcext:value-type="float">
            <text:p>1,22E-0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146" calcext:value-type="float">
            <text:p>5,15E-06</text:p>
          </table:table-cell>
          <table:table-cell table:formula="of:=[.A205]-[.C205]" office:value-type="float" office:value="0" calcext:value-type="float">
            <text:p>0</text:p>
          </table:table-cell>
          <table:table-cell table:formula="of:=[.B205]-[.D205]" office:value-type="float" office:value="0.121674854" calcext:value-type="float">
            <text:p>0,1216748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88243" calcext:value-type="float">
            <text:p>8,82E-0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242" calcext:value-type="float">
            <text:p>7,24E-06</text:p>
          </table:table-cell>
          <table:table-cell table:formula="of:=[.A206]-[.C206]" office:value-type="float" office:value="0" calcext:value-type="float">
            <text:p>0</text:p>
          </table:table-cell>
          <table:table-cell table:formula="of:=[.B206]-[.D206]" office:value-type="float" office:value="0.088235758" calcext:value-type="float">
            <text:p>0,0882357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14638" calcext:value-type="float">
            <text:p>1,15E-0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343" calcext:value-type="float">
            <text:p>5,34E-06</text:p>
          </table:table-cell>
          <table:table-cell table:formula="of:=[.A207]-[.C207]" office:value-type="float" office:value="0" calcext:value-type="float">
            <text:p>0</text:p>
          </table:table-cell>
          <table:table-cell table:formula="of:=[.B207]-[.D207]" office:value-type="float" office:value="0.114632657" calcext:value-type="float">
            <text:p>0,1146326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01799" calcext:value-type="float">
            <text:p>1,02E-0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659" calcext:value-type="float">
            <text:p>4,66E-06</text:p>
          </table:table-cell>
          <table:table-cell table:formula="of:=[.A208]-[.C208]" office:value-type="float" office:value="0" calcext:value-type="float">
            <text:p>0</text:p>
          </table:table-cell>
          <table:table-cell table:formula="of:=[.B208]-[.D208]" office:value-type="float" office:value="0.101794341" calcext:value-type="float">
            <text:p>0,1017943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696189" calcext:value-type="float">
            <text:p>6,96E-0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713" calcext:value-type="float">
            <text:p>4,71E-06</text:p>
          </table:table-cell>
          <table:table-cell table:formula="of:=[.A209]-[.C209]" office:value-type="float" office:value="0" calcext:value-type="float">
            <text:p>0</text:p>
          </table:table-cell>
          <table:table-cell table:formula="of:=[.B209]-[.D209]" office:value-type="float" office:value="0.069614187" calcext:value-type="float">
            <text:p>0,0696141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788171" calcext:value-type="float">
            <text:p>7,88E-0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933" calcext:value-type="float">
            <text:p>4,93E-06</text:p>
          </table:table-cell>
          <table:table-cell table:formula="of:=[.A210]-[.C210]" office:value-type="float" office:value="0" calcext:value-type="float">
            <text:p>0</text:p>
          </table:table-cell>
          <table:table-cell table:formula="of:=[.B210]-[.D210]" office:value-type="float" office:value="0.078812167" calcext:value-type="float">
            <text:p>0,0788121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28394" calcext:value-type="float">
            <text:p>1,28E-0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6305" calcext:value-type="float">
            <text:p>6,31E-06</text:p>
          </table:table-cell>
          <table:table-cell table:formula="of:=[.A211]-[.C211]" office:value-type="float" office:value="0" calcext:value-type="float">
            <text:p>0</text:p>
          </table:table-cell>
          <table:table-cell table:formula="of:=[.B211]-[.D211]" office:value-type="float" office:value="0.128387695" calcext:value-type="float">
            <text:p>0,1283876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12417" calcext:value-type="float">
            <text:p>1,12E-0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127" calcext:value-type="float">
            <text:p>7,13E-06</text:p>
          </table:table-cell>
          <table:table-cell table:formula="of:=[.A212]-[.C212]" office:value-type="float" office:value="0" calcext:value-type="float">
            <text:p>0</text:p>
          </table:table-cell>
          <table:table-cell table:formula="of:=[.B212]-[.D212]" office:value-type="float" office:value="0.112409873" calcext:value-type="float">
            <text:p>0,11240987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63105" calcext:value-type="float">
            <text:p>5,63E-01</text:p>
          </table:table-cell>
          <table:table-cell office:value-type="float" office:value="300" calcext:value-type="float">
            <text:p>300</text:p>
          </table:table-cell>
          <table:table-cell office:value-type="float" office:value="0.000007575" calcext:value-type="float">
            <text:p>7,58E-06</text:p>
          </table:table-cell>
          <table:table-cell table:formula="of:=[.A213]-[.C213]" office:value-type="float" office:value="0" calcext:value-type="float">
            <text:p>0</text:p>
          </table:table-cell>
          <table:table-cell table:formula="of:=[.B213]-[.D213]" office:value-type="float" office:value="0.563097425" calcext:value-type="float">
            <text:p>0,5630974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747857" calcext:value-type="float">
            <text:p>7,48E-01</text:p>
          </table:table-cell>
          <table:table-cell office:value-type="float" office:value="300" calcext:value-type="float">
            <text:p>300</text:p>
          </table:table-cell>
          <table:table-cell office:value-type="float" office:value="0.000007582" calcext:value-type="float">
            <text:p>7,58E-06</text:p>
          </table:table-cell>
          <table:table-cell table:formula="of:=[.A214]-[.C214]" office:value-type="float" office:value="0" calcext:value-type="float">
            <text:p>0</text:p>
          </table:table-cell>
          <table:table-cell table:formula="of:=[.B214]-[.D214]" office:value-type="float" office:value="0.747849418" calcext:value-type="float">
            <text:p>0,7478494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628675" calcext:value-type="float">
            <text:p>6,29E-01</text:p>
          </table:table-cell>
          <table:table-cell office:value-type="float" office:value="300" calcext:value-type="float">
            <text:p>300</text:p>
          </table:table-cell>
          <table:table-cell office:value-type="float" office:value="0.000008758" calcext:value-type="float">
            <text:p>8,76E-06</text:p>
          </table:table-cell>
          <table:table-cell table:formula="of:=[.A215]-[.C215]" office:value-type="float" office:value="0" calcext:value-type="float">
            <text:p>0</text:p>
          </table:table-cell>
          <table:table-cell table:formula="of:=[.B215]-[.D215]" office:value-type="float" office:value="0.628666242" calcext:value-type="float">
            <text:p>0,62866624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13928" calcext:value-type="float">
            <text:p>5,14E-01</text:p>
          </table:table-cell>
          <table:table-cell office:value-type="float" office:value="300" calcext:value-type="float">
            <text:p>300</text:p>
          </table:table-cell>
          <table:table-cell office:value-type="float" office:value="0.000008196" calcext:value-type="float">
            <text:p>8,20E-06</text:p>
          </table:table-cell>
          <table:table-cell table:formula="of:=[.A216]-[.C216]" office:value-type="float" office:value="0" calcext:value-type="float">
            <text:p>0</text:p>
          </table:table-cell>
          <table:table-cell table:formula="of:=[.B216]-[.D216]" office:value-type="float" office:value="0.513919804" calcext:value-type="float">
            <text:p>0,51391980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38126" calcext:value-type="float">
            <text:p>3,81E-01</text:p>
          </table:table-cell>
          <table:table-cell office:value-type="float" office:value="300" calcext:value-type="float">
            <text:p>300</text:p>
          </table:table-cell>
          <table:table-cell office:value-type="float" office:value="0.000008041" calcext:value-type="float">
            <text:p>8,04E-06</text:p>
          </table:table-cell>
          <table:table-cell table:formula="of:=[.A217]-[.C217]" office:value-type="float" office:value="0" calcext:value-type="float">
            <text:p>0</text:p>
          </table:table-cell>
          <table:table-cell table:formula="of:=[.B217]-[.D217]" office:value-type="float" office:value="0.381251959" calcext:value-type="float">
            <text:p>0,38125195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875045" calcext:value-type="float">
            <text:p>8,75E-01</text:p>
          </table:table-cell>
          <table:table-cell office:value-type="float" office:value="300" calcext:value-type="float">
            <text:p>300</text:p>
          </table:table-cell>
          <table:table-cell office:value-type="float" office:value="0.000007954" calcext:value-type="float">
            <text:p>7,95E-06</text:p>
          </table:table-cell>
          <table:table-cell table:formula="of:=[.A218]-[.C218]" office:value-type="float" office:value="0" calcext:value-type="float">
            <text:p>0</text:p>
          </table:table-cell>
          <table:table-cell table:formula="of:=[.B218]-[.D218]" office:value-type="float" office:value="0.875037046" calcext:value-type="float">
            <text:p>0,8750370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843447" calcext:value-type="float">
            <text:p>8,43E-01</text:p>
          </table:table-cell>
          <table:table-cell office:value-type="float" office:value="300" calcext:value-type="float">
            <text:p>300</text:p>
          </table:table-cell>
          <table:table-cell office:value-type="float" office:value="0.00000801" calcext:value-type="float">
            <text:p>8,01E-06</text:p>
          </table:table-cell>
          <table:table-cell table:formula="of:=[.A219]-[.C219]" office:value-type="float" office:value="0" calcext:value-type="float">
            <text:p>0</text:p>
          </table:table-cell>
          <table:table-cell table:formula="of:=[.B219]-[.D219]" office:value-type="float" office:value="0.84343899" calcext:value-type="float">
            <text:p>0,843438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628007" calcext:value-type="float">
            <text:p>6,28E-01</text:p>
          </table:table-cell>
          <table:table-cell office:value-type="float" office:value="300" calcext:value-type="float">
            <text:p>300</text:p>
          </table:table-cell>
          <table:table-cell office:value-type="float" office:value="0.000010347" calcext:value-type="float">
            <text:p>1,03E-05</text:p>
          </table:table-cell>
          <table:table-cell table:formula="of:=[.A220]-[.C220]" office:value-type="float" office:value="0" calcext:value-type="float">
            <text:p>0</text:p>
          </table:table-cell>
          <table:table-cell table:formula="of:=[.B220]-[.D220]" office:value-type="float" office:value="0.627996653" calcext:value-type="float">
            <text:p>0,62799665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2893" calcext:value-type="float">
            <text:p>5,29E-01</text:p>
          </table:table-cell>
          <table:table-cell office:value-type="float" office:value="300" calcext:value-type="float">
            <text:p>300</text:p>
          </table:table-cell>
          <table:table-cell office:value-type="float" office:value="0.00001034" calcext:value-type="float">
            <text:p>1,03E-05</text:p>
          </table:table-cell>
          <table:table-cell table:formula="of:=[.A221]-[.C221]" office:value-type="float" office:value="0" calcext:value-type="float">
            <text:p>0</text:p>
          </table:table-cell>
          <table:table-cell table:formula="of:=[.B221]-[.D221]" office:value-type="float" office:value="0.52891966" calcext:value-type="float">
            <text:p>0,5289196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744916" calcext:value-type="float">
            <text:p>7,45E-01</text:p>
          </table:table-cell>
          <table:table-cell office:value-type="float" office:value="300" calcext:value-type="float">
            <text:p>300</text:p>
          </table:table-cell>
          <table:table-cell office:value-type="float" office:value="0.000010256" calcext:value-type="float">
            <text:p>1,03E-05</text:p>
          </table:table-cell>
          <table:table-cell table:formula="of:=[.A222]-[.C222]" office:value-type="float" office:value="0" calcext:value-type="float">
            <text:p>0</text:p>
          </table:table-cell>
          <table:table-cell table:formula="of:=[.B222]-[.D222]" office:value-type="float" office:value="0.744905744" calcext:value-type="float">
            <text:p>0,74490574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90251" calcext:value-type="float">
            <text:p>5,90E-01</text:p>
          </table:table-cell>
          <table:table-cell office:value-type="float" office:value="300" calcext:value-type="float">
            <text:p>300</text:p>
          </table:table-cell>
          <table:table-cell office:value-type="float" office:value="0.00001145" calcext:value-type="float">
            <text:p>1,15E-05</text:p>
          </table:table-cell>
          <table:table-cell table:formula="of:=[.A223]-[.C223]" office:value-type="float" office:value="0" calcext:value-type="float">
            <text:p>0</text:p>
          </table:table-cell>
          <table:table-cell table:formula="of:=[.B223]-[.D223]" office:value-type="float" office:value="0.59023955" calcext:value-type="float">
            <text:p>0,5902395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679781" calcext:value-type="float">
            <text:p>6,80E-01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511" calcext:value-type="float">
            <text:p>5,51E-06</text:p>
          </table:table-cell>
          <table:table-cell table:formula="of:=[.A224]-[.C224]" office:value-type="float" office:value="0" calcext:value-type="float">
            <text:p>0</text:p>
          </table:table-cell>
          <table:table-cell table:formula="of:=[.B224]-[.D224]" office:value-type="float" office:value="0.679775489" calcext:value-type="float">
            <text:p>0,67977548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624951" calcext:value-type="float">
            <text:p>6,25E-01</text:p>
          </table:table-cell>
          <table:table-cell office:value-type="float" office:value="300" calcext:value-type="float">
            <text:p>300</text:p>
          </table:table-cell>
          <table:table-cell office:value-type="float" office:value="0.000011198" calcext:value-type="float">
            <text:p>1,12E-05</text:p>
          </table:table-cell>
          <table:table-cell table:formula="of:=[.A225]-[.C225]" office:value-type="float" office:value="0" calcext:value-type="float">
            <text:p>0</text:p>
          </table:table-cell>
          <table:table-cell table:formula="of:=[.B225]-[.D225]" office:value-type="float" office:value="0.624939802" calcext:value-type="float">
            <text:p>0,62493980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805058" calcext:value-type="float">
            <text:p>8,05E-01</text:p>
          </table:table-cell>
          <table:table-cell office:value-type="float" office:value="300" calcext:value-type="float">
            <text:p>300</text:p>
          </table:table-cell>
          <table:table-cell office:value-type="float" office:value="0.000011439" calcext:value-type="float">
            <text:p>1,14E-05</text:p>
          </table:table-cell>
          <table:table-cell table:formula="of:=[.A226]-[.C226]" office:value-type="float" office:value="0" calcext:value-type="float">
            <text:p>0</text:p>
          </table:table-cell>
          <table:table-cell table:formula="of:=[.B226]-[.D226]" office:value-type="float" office:value="0.805046561" calcext:value-type="float">
            <text:p>0,80504656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06079" calcext:value-type="float">
            <text:p>5,06E-01</text:p>
          </table:table-cell>
          <table:table-cell office:value-type="float" office:value="300" calcext:value-type="float">
            <text:p>300</text:p>
          </table:table-cell>
          <table:table-cell office:value-type="float" office:value="0.000010645" calcext:value-type="float">
            <text:p>1,06E-05</text:p>
          </table:table-cell>
          <table:table-cell table:formula="of:=[.A227]-[.C227]" office:value-type="float" office:value="0" calcext:value-type="float">
            <text:p>0</text:p>
          </table:table-cell>
          <table:table-cell table:formula="of:=[.B227]-[.D227]" office:value-type="float" office:value="0.506068355" calcext:value-type="float">
            <text:p>0,50606835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950597" calcext:value-type="float">
            <text:p>9,51E-01</text:p>
          </table:table-cell>
          <table:table-cell office:value-type="float" office:value="300" calcext:value-type="float">
            <text:p>300</text:p>
          </table:table-cell>
          <table:table-cell office:value-type="float" office:value="0.000011545" calcext:value-type="float">
            <text:p>1,15E-05</text:p>
          </table:table-cell>
          <table:table-cell table:formula="of:=[.A228]-[.C228]" office:value-type="float" office:value="0" calcext:value-type="float">
            <text:p>0</text:p>
          </table:table-cell>
          <table:table-cell table:formula="of:=[.B228]-[.D228]" office:value-type="float" office:value="0.950585455" calcext:value-type="float">
            <text:p>0,95058545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654214" calcext:value-type="float">
            <text:p>6,54E-01</text:p>
          </table:table-cell>
          <table:table-cell office:value-type="float" office:value="300" calcext:value-type="float">
            <text:p>300</text:p>
          </table:table-cell>
          <table:table-cell office:value-type="float" office:value="0.000011153" calcext:value-type="float">
            <text:p>1,12E-05</text:p>
          </table:table-cell>
          <table:table-cell table:formula="of:=[.A229]-[.C229]" office:value-type="float" office:value="0" calcext:value-type="float">
            <text:p>0</text:p>
          </table:table-cell>
          <table:table-cell table:formula="of:=[.B229]-[.D229]" office:value-type="float" office:value="0.654202847" calcext:value-type="float">
            <text:p>0,65420284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20663" calcext:value-type="float">
            <text:p>5,21E-01</text:p>
          </table:table-cell>
          <table:table-cell office:value-type="float" office:value="300" calcext:value-type="float">
            <text:p>300</text:p>
          </table:table-cell>
          <table:table-cell office:value-type="float" office:value="0.000010829" calcext:value-type="float">
            <text:p>1,08E-05</text:p>
          </table:table-cell>
          <table:table-cell table:formula="of:=[.A230]-[.C230]" office:value-type="float" office:value="0" calcext:value-type="float">
            <text:p>0</text:p>
          </table:table-cell>
          <table:table-cell table:formula="of:=[.B230]-[.D230]" office:value-type="float" office:value="0.520652171" calcext:value-type="float">
            <text:p>0,52065217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923123" calcext:value-type="float">
            <text:p>9,23E-01</text:p>
          </table:table-cell>
          <table:table-cell office:value-type="float" office:value="300" calcext:value-type="float">
            <text:p>300</text:p>
          </table:table-cell>
          <table:table-cell office:value-type="float" office:value="0.000010386" calcext:value-type="float">
            <text:p>1,04E-05</text:p>
          </table:table-cell>
          <table:table-cell table:formula="of:=[.A231]-[.C231]" office:value-type="float" office:value="0" calcext:value-type="float">
            <text:p>0</text:p>
          </table:table-cell>
          <table:table-cell table:formula="of:=[.B231]-[.D231]" office:value-type="float" office:value="0.923112614" calcext:value-type="float">
            <text:p>0,92311261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8812" calcext:value-type="float">
            <text:p>8,81E-01</text:p>
          </table:table-cell>
          <table:table-cell office:value-type="float" office:value="300" calcext:value-type="float">
            <text:p>300</text:p>
          </table:table-cell>
          <table:table-cell office:value-type="float" office:value="0.000010491" calcext:value-type="float">
            <text:p>1,05E-05</text:p>
          </table:table-cell>
          <table:table-cell table:formula="of:=[.A232]-[.C232]" office:value-type="float" office:value="0" calcext:value-type="float">
            <text:p>0</text:p>
          </table:table-cell>
          <table:table-cell table:formula="of:=[.B232]-[.D232]" office:value-type="float" office:value="0.881189509" calcext:value-type="float">
            <text:p>0,88118950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864285" calcext:value-type="float">
            <text:p>8,64E-01</text:p>
          </table:table-cell>
          <table:table-cell office:value-type="float" office:value="300" calcext:value-type="float">
            <text:p>300</text:p>
          </table:table-cell>
          <table:table-cell office:value-type="float" office:value="0.00001202" calcext:value-type="float">
            <text:p>1,20E-05</text:p>
          </table:table-cell>
          <table:table-cell table:formula="of:=[.A233]-[.C233]" office:value-type="float" office:value="0" calcext:value-type="float">
            <text:p>0</text:p>
          </table:table-cell>
          <table:table-cell table:formula="of:=[.B233]-[.D233]" office:value-type="float" office:value="0.86427298" calcext:value-type="float">
            <text:p>0,864272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04253" calcext:value-type="float">
            <text:p>6,04E+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1205" calcext:value-type="float">
            <text:p>1,12E-05</text:p>
          </table:table-cell>
          <table:table-cell table:formula="of:=[.A234]-[.C234]" office:value-type="float" office:value="0" calcext:value-type="float">
            <text:p>0</text:p>
          </table:table-cell>
          <table:table-cell table:formula="of:=[.B234]-[.D234]" office:value-type="float" office:value="6.042518795" calcext:value-type="float">
            <text:p>6,0425187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51566" calcext:value-type="float">
            <text:p>1,52E+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751" calcext:value-type="float">
            <text:p>7,75E-06</text:p>
          </table:table-cell>
          <table:table-cell table:formula="of:=[.A235]-[.C235]" office:value-type="float" office:value="0" calcext:value-type="float">
            <text:p>0</text:p>
          </table:table-cell>
          <table:table-cell table:formula="of:=[.B235]-[.D235]" office:value-type="float" office:value="1.515652249" calcext:value-type="float">
            <text:p>1,5156522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70823" calcext:value-type="float">
            <text:p>1,71E+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581" calcext:value-type="float">
            <text:p>5,58E-06</text:p>
          </table:table-cell>
          <table:table-cell table:formula="of:=[.A236]-[.C236]" office:value-type="float" office:value="0" calcext:value-type="float">
            <text:p>0</text:p>
          </table:table-cell>
          <table:table-cell table:formula="of:=[.B236]-[.D236]" office:value-type="float" office:value="1.708224419" calcext:value-type="float">
            <text:p>1,70822441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19074" calcext:value-type="float">
            <text:p>2,19E+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8295" calcext:value-type="float">
            <text:p>8,30E-06</text:p>
          </table:table-cell>
          <table:table-cell table:formula="of:=[.A237]-[.C237]" office:value-type="float" office:value="0" calcext:value-type="float">
            <text:p>0</text:p>
          </table:table-cell>
          <table:table-cell table:formula="of:=[.B237]-[.D237]" office:value-type="float" office:value="2.190731705" calcext:value-type="float">
            <text:p>2,1907317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60214" calcext:value-type="float">
            <text:p>4,60E+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1115" calcext:value-type="float">
            <text:p>1,11E-05</text:p>
          </table:table-cell>
          <table:table-cell table:formula="of:=[.A238]-[.C238]" office:value-type="float" office:value="0" calcext:value-type="float">
            <text:p>0</text:p>
          </table:table-cell>
          <table:table-cell table:formula="of:=[.B238]-[.D238]" office:value-type="float" office:value="4.602128885" calcext:value-type="float">
            <text:p>4,6021288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00751" calcext:value-type="float">
            <text:p>2,01E+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332" calcext:value-type="float">
            <text:p>7,33E-06</text:p>
          </table:table-cell>
          <table:table-cell table:formula="of:=[.A239]-[.C239]" office:value-type="float" office:value="0" calcext:value-type="float">
            <text:p>0</text:p>
          </table:table-cell>
          <table:table-cell table:formula="of:=[.B239]-[.D239]" office:value-type="float" office:value="2.007502668" calcext:value-type="float">
            <text:p>2,00750266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88274" calcext:value-type="float">
            <text:p>1,88E+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9116" calcext:value-type="float">
            <text:p>9,12E-06</text:p>
          </table:table-cell>
          <table:table-cell table:formula="of:=[.A240]-[.C240]" office:value-type="float" office:value="0" calcext:value-type="float">
            <text:p>0</text:p>
          </table:table-cell>
          <table:table-cell table:formula="of:=[.B240]-[.D240]" office:value-type="float" office:value="1.882730884" calcext:value-type="float">
            <text:p>1,8827308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.23109" calcext:value-type="float">
            <text:p>3,23E+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747" calcext:value-type="float">
            <text:p>7,75E-06</text:p>
          </table:table-cell>
          <table:table-cell table:formula="of:=[.A241]-[.C241]" office:value-type="float" office:value="0" calcext:value-type="float">
            <text:p>0</text:p>
          </table:table-cell>
          <table:table-cell table:formula="of:=[.B241]-[.D241]" office:value-type="float" office:value="3.231082253" calcext:value-type="float">
            <text:p>3,2310822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93777" calcext:value-type="float">
            <text:p>4,94E+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6316" calcext:value-type="float">
            <text:p>1,63E-05</text:p>
          </table:table-cell>
          <table:table-cell table:formula="of:=[.A242]-[.C242]" office:value-type="float" office:value="0" calcext:value-type="float">
            <text:p>0</text:p>
          </table:table-cell>
          <table:table-cell table:formula="of:=[.B242]-[.D242]" office:value-type="float" office:value="4.937753684" calcext:value-type="float">
            <text:p>4,9377536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3885" calcext:value-type="float">
            <text:p>4,39E+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8935" calcext:value-type="float">
            <text:p>8,94E-06</text:p>
          </table:table-cell>
          <table:table-cell table:formula="of:=[.A243]-[.C243]" office:value-type="float" office:value="0" calcext:value-type="float">
            <text:p>0</text:p>
          </table:table-cell>
          <table:table-cell table:formula="of:=[.B243]-[.D243]" office:value-type="float" office:value="4.388491065" calcext:value-type="float">
            <text:p>4,3884910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11289" calcext:value-type="float">
            <text:p>1,11E+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442" calcext:value-type="float">
            <text:p>5,44E-06</text:p>
          </table:table-cell>
          <table:table-cell table:formula="of:=[.A244]-[.C244]" office:value-type="float" office:value="0" calcext:value-type="float">
            <text:p>0</text:p>
          </table:table-cell>
          <table:table-cell table:formula="of:=[.B244]-[.D244]" office:value-type="float" office:value="1.112884558" calcext:value-type="float">
            <text:p>1,11288455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88297" calcext:value-type="float">
            <text:p>1,88E+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1698" calcext:value-type="float">
            <text:p>1,17E-05</text:p>
          </table:table-cell>
          <table:table-cell table:formula="of:=[.A245]-[.C245]" office:value-type="float" office:value="0" calcext:value-type="float">
            <text:p>0</text:p>
          </table:table-cell>
          <table:table-cell table:formula="of:=[.B245]-[.D245]" office:value-type="float" office:value="1.882958302" calcext:value-type="float">
            <text:p>1,8829583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63855" calcext:value-type="float">
            <text:p>1,64E+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0464" calcext:value-type="float">
            <text:p>1,05E-05</text:p>
          </table:table-cell>
          <table:table-cell table:formula="of:=[.A246]-[.C246]" office:value-type="float" office:value="0" calcext:value-type="float">
            <text:p>0</text:p>
          </table:table-cell>
          <table:table-cell table:formula="of:=[.B246]-[.D246]" office:value-type="float" office:value="1.638539536" calcext:value-type="float">
            <text:p>1,6385395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.60268" calcext:value-type="float">
            <text:p>3,60E+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518" calcext:value-type="float">
            <text:p>5,52E-06</text:p>
          </table:table-cell>
          <table:table-cell table:formula="of:=[.A247]-[.C247]" office:value-type="float" office:value="0" calcext:value-type="float">
            <text:p>0</text:p>
          </table:table-cell>
          <table:table-cell table:formula="of:=[.B247]-[.D247]" office:value-type="float" office:value="3.602674482" calcext:value-type="float">
            <text:p>3,60267448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59178" calcext:value-type="float">
            <text:p>2,59E+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24062" calcext:value-type="float">
            <text:p>2,41E-05</text:p>
          </table:table-cell>
          <table:table-cell table:formula="of:=[.A248]-[.C248]" office:value-type="float" office:value="0" calcext:value-type="float">
            <text:p>0</text:p>
          </table:table-cell>
          <table:table-cell table:formula="of:=[.B248]-[.D248]" office:value-type="float" office:value="2.591755938" calcext:value-type="float">
            <text:p>2,5917559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.32929" calcext:value-type="float">
            <text:p>3,33E+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4817" calcext:value-type="float">
            <text:p>1,48E-05</text:p>
          </table:table-cell>
          <table:table-cell table:formula="of:=[.A249]-[.C249]" office:value-type="float" office:value="0" calcext:value-type="float">
            <text:p>0</text:p>
          </table:table-cell>
          <table:table-cell table:formula="of:=[.B249]-[.D249]" office:value-type="float" office:value="3.329275183" calcext:value-type="float">
            <text:p>3,32927518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82214" calcext:value-type="float">
            <text:p>1,82E+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473" calcext:value-type="float">
            <text:p>7,47E-06</text:p>
          </table:table-cell>
          <table:table-cell table:formula="of:=[.A250]-[.C250]" office:value-type="float" office:value="0" calcext:value-type="float">
            <text:p>0</text:p>
          </table:table-cell>
          <table:table-cell table:formula="of:=[.B250]-[.D250]" office:value-type="float" office:value="1.822132527" calcext:value-type="float">
            <text:p>1,8221325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84631" calcext:value-type="float">
            <text:p>1,85E+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763" calcext:value-type="float">
            <text:p>7,76E-06</text:p>
          </table:table-cell>
          <table:table-cell table:formula="of:=[.A251]-[.C251]" office:value-type="float" office:value="0" calcext:value-type="float">
            <text:p>0</text:p>
          </table:table-cell>
          <table:table-cell table:formula="of:=[.B251]-[.D251]" office:value-type="float" office:value="1.846302237" calcext:value-type="float">
            <text:p>1,8463022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46035" calcext:value-type="float">
            <text:p>2,46E+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528" calcext:value-type="float">
            <text:p>7,53E-06</text:p>
          </table:table-cell>
          <table:table-cell table:formula="of:=[.A252]-[.C252]" office:value-type="float" office:value="0" calcext:value-type="float">
            <text:p>0</text:p>
          </table:table-cell>
          <table:table-cell table:formula="of:=[.B252]-[.D252]" office:value-type="float" office:value="2.460342472" calcext:value-type="float">
            <text:p>2,46034247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31303" calcext:value-type="float">
            <text:p>4,31E+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6159" calcext:value-type="float">
            <text:p>1,62E-05</text:p>
          </table:table-cell>
          <table:table-cell table:formula="of:=[.A253]-[.C253]" office:value-type="float" office:value="0" calcext:value-type="float">
            <text:p>0</text:p>
          </table:table-cell>
          <table:table-cell table:formula="of:=[.B253]-[.D253]" office:value-type="float" office:value="4.313013841" calcext:value-type="float">
            <text:p>4,31301384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81899" calcext:value-type="float">
            <text:p>1,82E+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73" calcext:value-type="float">
            <text:p>7,73E-06</text:p>
          </table:table-cell>
          <table:table-cell table:formula="of:=[.A254]-[.C254]" office:value-type="float" office:value="0" calcext:value-type="float">
            <text:p>0</text:p>
          </table:table-cell>
          <table:table-cell table:formula="of:=[.B254]-[.D254]" office:value-type="float" office:value="1.81898227" calcext:value-type="float">
            <text:p>1,818982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1706" calcext:value-type="float">
            <text:p>4,17E+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445" calcext:value-type="float">
            <text:p>7,45E-06</text:p>
          </table:table-cell>
          <table:table-cell table:formula="of:=[.A255]-[.C255]" office:value-type="float" office:value="0" calcext:value-type="float">
            <text:p>0</text:p>
          </table:table-cell>
          <table:table-cell table:formula="of:=[.B255]-[.D255]" office:value-type="float" office:value="4.170592555" calcext:value-type="float">
            <text:p>4,1705925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02016" calcext:value-type="float">
            <text:p>2,02E+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6356" calcext:value-type="float">
            <text:p>1,64E-05</text:p>
          </table:table-cell>
          <table:table-cell table:formula="of:=[.A256]-[.C256]" office:value-type="float" office:value="0" calcext:value-type="float">
            <text:p>0</text:p>
          </table:table-cell>
          <table:table-cell table:formula="of:=[.B256]-[.D256]" office:value-type="float" office:value="2.020143644" calcext:value-type="float">
            <text:p>2,0201436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14191" calcext:value-type="float">
            <text:p>1,14E+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726" calcext:value-type="float">
            <text:p>7,73E-06</text:p>
          </table:table-cell>
          <table:table-cell table:formula="of:=[.A257]-[.C257]" office:value-type="float" office:value="0" calcext:value-type="float">
            <text:p>0</text:p>
          </table:table-cell>
          <table:table-cell table:formula="of:=[.B257]-[.D257]" office:value-type="float" office:value="1.141902274" calcext:value-type="float">
            <text:p>1,1419022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63086" calcext:value-type="float">
            <text:p>4,63E+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796" calcext:value-type="float">
            <text:p>7,80E-06</text:p>
          </table:table-cell>
          <table:table-cell table:formula="of:=[.A258]-[.C258]" office:value-type="float" office:value="0" calcext:value-type="float">
            <text:p>0</text:p>
          </table:table-cell>
          <table:table-cell table:formula="of:=[.B258]-[.D258]" office:value-type="float" office:value="4.630852204" calcext:value-type="float">
            <text:p>4,6308522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42072" calcext:value-type="float">
            <text:p>2,42E+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6528" calcext:value-type="float">
            <text:p>1,65E-05</text:p>
          </table:table-cell>
          <table:table-cell table:formula="of:=[.A259]-[.C259]" office:value-type="float" office:value="0" calcext:value-type="float">
            <text:p>0</text:p>
          </table:table-cell>
          <table:table-cell table:formula="of:=[.B259]-[.D259]" office:value-type="float" office:value="2.420703472" calcext:value-type="float">
            <text:p>2,42070347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51151" calcext:value-type="float">
            <text:p>1,51E+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927" calcext:value-type="float">
            <text:p>7,93E-06</text:p>
          </table:table-cell>
          <table:table-cell table:formula="of:=[.A260]-[.C260]" office:value-type="float" office:value="0" calcext:value-type="float">
            <text:p>0</text:p>
          </table:table-cell>
          <table:table-cell table:formula="of:=[.B260]-[.D260]" office:value-type="float" office:value="1.511502073" calcext:value-type="float">
            <text:p>1,51150207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.10573" calcext:value-type="float">
            <text:p>3,11E+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248" calcext:value-type="float">
            <text:p>7,25E-06</text:p>
          </table:table-cell>
          <table:table-cell table:formula="of:=[.A261]-[.C261]" office:value-type="float" office:value="0" calcext:value-type="float">
            <text:p>0</text:p>
          </table:table-cell>
          <table:table-cell table:formula="of:=[.B261]-[.D261]" office:value-type="float" office:value="3.105722752" calcext:value-type="float">
            <text:p>3,10572275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25208" calcext:value-type="float">
            <text:p>2,25E+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5477" calcext:value-type="float">
            <text:p>1,55E-05</text:p>
          </table:table-cell>
          <table:table-cell table:formula="of:=[.A262]-[.C262]" office:value-type="float" office:value="0" calcext:value-type="float">
            <text:p>0</text:p>
          </table:table-cell>
          <table:table-cell table:formula="of:=[.B262]-[.D262]" office:value-type="float" office:value="2.252064523" calcext:value-type="float">
            <text:p>2,2520645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79167" calcext:value-type="float">
            <text:p>5,79E-01</text:p>
          </table:table-cell>
          <table:table-cell office:value-type="float" office:value="100" calcext:value-type="float">
            <text:p>100</text:p>
          </table:table-cell>
          <table:table-cell office:value-type="float" office:value="0.000018416" calcext:value-type="float">
            <text:p>1,84E-05</text:p>
          </table:table-cell>
          <table:table-cell table:formula="of:=[.A263]-[.C263]" office:value-type="float" office:value="0" calcext:value-type="float">
            <text:p>0</text:p>
          </table:table-cell>
          <table:table-cell table:formula="of:=[.B263]-[.D263]" office:value-type="float" office:value="0.579148584" calcext:value-type="float">
            <text:p>0,5791485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96777" calcext:value-type="float">
            <text:p>1,97E+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8245" calcext:value-type="float">
            <text:p>8,25E-06</text:p>
          </table:table-cell>
          <table:table-cell table:formula="of:=[.A264]-[.C264]" office:value-type="float" office:value="0" calcext:value-type="float">
            <text:p>0</text:p>
          </table:table-cell>
          <table:table-cell table:formula="of:=[.B264]-[.D264]" office:value-type="float" office:value="1.967761755" calcext:value-type="float">
            <text:p>1,9677617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95614" calcext:value-type="float">
            <text:p>9,56E-0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8318" calcext:value-type="float">
            <text:p>8,32E-06</text:p>
          </table:table-cell>
          <table:table-cell table:formula="of:=[.A265]-[.C265]" office:value-type="float" office:value="0" calcext:value-type="float">
            <text:p>0</text:p>
          </table:table-cell>
          <table:table-cell table:formula="of:=[.B265]-[.D265]" office:value-type="float" office:value="0.095605682" calcext:value-type="float">
            <text:p>0,09560568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.4823" calcext:value-type="float">
            <text:p>2,95E+01</text:p>
          </table:table-cell>
          <table:table-cell office:value-type="float" office:value="500" calcext:value-type="float">
            <text:p>500</text:p>
          </table:table-cell>
          <table:table-cell office:value-type="float" office:value="0.000011162" calcext:value-type="float">
            <text:p>1,12E-05</text:p>
          </table:table-cell>
          <table:table-cell table:formula="of:=[.A266]-[.C266]" office:value-type="float" office:value="0" calcext:value-type="float">
            <text:p>0</text:p>
          </table:table-cell>
          <table:table-cell table:formula="of:=[.B266]-[.D266]" office:value-type="float" office:value="29.482288838" calcext:value-type="float">
            <text:p>29,4822888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96086" calcext:value-type="float">
            <text:p>1,96E+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1756" calcext:value-type="float">
            <text:p>1,18E-05</text:p>
          </table:table-cell>
          <table:table-cell table:formula="of:=[.A267]-[.C267]" office:value-type="float" office:value="0" calcext:value-type="float">
            <text:p>0</text:p>
          </table:table-cell>
          <table:table-cell table:formula="of:=[.B267]-[.D267]" office:value-type="float" office:value="1.960848244" calcext:value-type="float">
            <text:p>1,96084824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.38916" calcext:value-type="float">
            <text:p>3,39E+00</text:p>
          </table:table-cell>
          <table:table-cell office:value-type="float" office:value="400" calcext:value-type="float">
            <text:p>400</text:p>
          </table:table-cell>
          <table:table-cell office:value-type="float" office:value="0.000006982" calcext:value-type="float">
            <text:p>6,98E-06</text:p>
          </table:table-cell>
          <table:table-cell table:formula="of:=[.A268]-[.C268]" office:value-type="float" office:value="0" calcext:value-type="float">
            <text:p>0</text:p>
          </table:table-cell>
          <table:table-cell table:formula="of:=[.B268]-[.D268]" office:value-type="float" office:value="3.389153018" calcext:value-type="float">
            <text:p>3,389153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75966" calcext:value-type="float">
            <text:p>1,76E+0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068" calcext:value-type="float">
            <text:p>1,07E-05</text:p>
          </table:table-cell>
          <table:table-cell table:formula="of:=[.A269]-[.C269]" office:value-type="float" office:value="0" calcext:value-type="float">
            <text:p>0</text:p>
          </table:table-cell>
          <table:table-cell table:formula="of:=[.B269]-[.D269]" office:value-type="float" office:value="1.75964932" calcext:value-type="float">
            <text:p>1,759649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11704" calcext:value-type="float">
            <text:p>1,12E-0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8117" calcext:value-type="float">
            <text:p>8,12E-06</text:p>
          </table:table-cell>
          <table:table-cell table:formula="of:=[.A270]-[.C270]" office:value-type="float" office:value="0" calcext:value-type="float">
            <text:p>0</text:p>
          </table:table-cell>
          <table:table-cell table:formula="of:=[.B270]-[.D270]" office:value-type="float" office:value="0.111695883" calcext:value-type="float">
            <text:p>0,11169588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31648" calcext:value-type="float">
            <text:p>1,32E+00</text:p>
          </table:table-cell>
          <table:table-cell office:value-type="float" office:value="400" calcext:value-type="float">
            <text:p>400</text:p>
          </table:table-cell>
          <table:table-cell office:value-type="float" office:value="0.000004282" calcext:value-type="float">
            <text:p>4,28E-06</text:p>
          </table:table-cell>
          <table:table-cell table:formula="of:=[.A271]-[.C271]" office:value-type="float" office:value="0" calcext:value-type="float">
            <text:p>0</text:p>
          </table:table-cell>
          <table:table-cell table:formula="of:=[.B271]-[.D271]" office:value-type="float" office:value="1.316475718" calcext:value-type="float">
            <text:p>1,3164757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82345" calcext:value-type="float">
            <text:p>3,82E-01</text:p>
          </table:table-cell>
          <table:table-cell office:value-type="float" office:value="200" calcext:value-type="float">
            <text:p>200</text:p>
          </table:table-cell>
          <table:table-cell office:value-type="float" office:value="0.000006767" calcext:value-type="float">
            <text:p>6,77E-06</text:p>
          </table:table-cell>
          <table:table-cell table:formula="of:=[.A272]-[.C272]" office:value-type="float" office:value="0" calcext:value-type="float">
            <text:p>0</text:p>
          </table:table-cell>
          <table:table-cell table:formula="of:=[.B272]-[.D272]" office:value-type="float" office:value="0.382338233" calcext:value-type="float">
            <text:p>0,3823382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88094" calcext:value-type="float">
            <text:p>8,81E-0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696" calcext:value-type="float">
            <text:p>7,70E-06</text:p>
          </table:table-cell>
          <table:table-cell table:formula="of:=[.A273]-[.C273]" office:value-type="float" office:value="0" calcext:value-type="float">
            <text:p>0</text:p>
          </table:table-cell>
          <table:table-cell table:formula="of:=[.B273]-[.D273]" office:value-type="float" office:value="0.088086304" calcext:value-type="float">
            <text:p>0,0880863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49917" calcext:value-type="float">
            <text:p>1,50E-0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6921" calcext:value-type="float">
            <text:p>6,92E-06</text:p>
          </table:table-cell>
          <table:table-cell table:formula="of:=[.A274]-[.C274]" office:value-type="float" office:value="0" calcext:value-type="float">
            <text:p>0</text:p>
          </table:table-cell>
          <table:table-cell table:formula="of:=[.B274]-[.D274]" office:value-type="float" office:value="0.149910079" calcext:value-type="float">
            <text:p>0,14991007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00809" calcext:value-type="float">
            <text:p>4,01E+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1" calcext:value-type="float">
            <text:p>5,10E-06</text:p>
          </table:table-cell>
          <table:table-cell table:formula="of:=[.A275]-[.C275]" office:value-type="float" office:value="0" calcext:value-type="float">
            <text:p>0</text:p>
          </table:table-cell>
          <table:table-cell table:formula="of:=[.B275]-[.D275]" office:value-type="float" office:value="4.0080849" calcext:value-type="float">
            <text:p>4,008084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56402" calcext:value-type="float">
            <text:p>3,56E-01</text:p>
          </table:table-cell>
          <table:table-cell office:value-type="float" office:value="200" calcext:value-type="float">
            <text:p>200</text:p>
          </table:table-cell>
          <table:table-cell office:value-type="float" office:value="0.000012572" calcext:value-type="float">
            <text:p>1,26E-05</text:p>
          </table:table-cell>
          <table:table-cell table:formula="of:=[.A276]-[.C276]" office:value-type="float" office:value="0" calcext:value-type="float">
            <text:p>0</text:p>
          </table:table-cell>
          <table:table-cell table:formula="of:=[.B276]-[.D276]" office:value-type="float" office:value="0.356389428" calcext:value-type="float">
            <text:p>0,35638942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00174" calcext:value-type="float">
            <text:p>4,00E+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1157" calcext:value-type="float">
            <text:p>1,12E-05</text:p>
          </table:table-cell>
          <table:table-cell table:formula="of:=[.A277]-[.C277]" office:value-type="float" office:value="0" calcext:value-type="float">
            <text:p>0</text:p>
          </table:table-cell>
          <table:table-cell table:formula="of:=[.B277]-[.D277]" office:value-type="float" office:value="4.001728843" calcext:value-type="float">
            <text:p>4,00172884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39753" calcext:value-type="float">
            <text:p>5,40E-01</text:p>
          </table:table-cell>
          <table:table-cell office:value-type="float" office:value="200" calcext:value-type="float">
            <text:p>200</text:p>
          </table:table-cell>
          <table:table-cell office:value-type="float" office:value="0.000009521" calcext:value-type="float">
            <text:p>9,52E-06</text:p>
          </table:table-cell>
          <table:table-cell table:formula="of:=[.A278]-[.C278]" office:value-type="float" office:value="0" calcext:value-type="float">
            <text:p>0</text:p>
          </table:table-cell>
          <table:table-cell table:formula="of:=[.B278]-[.D278]" office:value-type="float" office:value="0.539743479" calcext:value-type="float">
            <text:p>0,53974347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1075" calcext:value-type="float">
            <text:p>1,11E+0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1563" calcext:value-type="float">
            <text:p>1,16E-05</text:p>
          </table:table-cell>
          <table:table-cell table:formula="of:=[.A279]-[.C279]" office:value-type="float" office:value="0" calcext:value-type="float">
            <text:p>0</text:p>
          </table:table-cell>
          <table:table-cell table:formula="of:=[.B279]-[.D279]" office:value-type="float" office:value="1.107488437" calcext:value-type="float">
            <text:p>1,1074884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57098" calcext:value-type="float">
            <text:p>1,57E+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1835" calcext:value-type="float">
            <text:p>1,18E-05</text:p>
          </table:table-cell>
          <table:table-cell table:formula="of:=[.A280]-[.C280]" office:value-type="float" office:value="0" calcext:value-type="float">
            <text:p>0</text:p>
          </table:table-cell>
          <table:table-cell table:formula="of:=[.B280]-[.D280]" office:value-type="float" office:value="1.570968165" calcext:value-type="float">
            <text:p>1,57096816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681684" calcext:value-type="float">
            <text:p>6,82E-01</text:p>
          </table:table-cell>
          <table:table-cell office:value-type="float" office:value="300" calcext:value-type="float">
            <text:p>300</text:p>
          </table:table-cell>
          <table:table-cell office:value-type="float" office:value="0.000004436" calcext:value-type="float">
            <text:p>4,44E-06</text:p>
          </table:table-cell>
          <table:table-cell table:formula="of:=[.A281]-[.C281]" office:value-type="float" office:value="0" calcext:value-type="float">
            <text:p>0</text:p>
          </table:table-cell>
          <table:table-cell table:formula="of:=[.B281]-[.D281]" office:value-type="float" office:value="0.681679564" calcext:value-type="float">
            <text:p>0,6816795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39086" calcext:value-type="float">
            <text:p>1,39E-0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6294" calcext:value-type="float">
            <text:p>6,29E-06</text:p>
          </table:table-cell>
          <table:table-cell table:formula="of:=[.A282]-[.C282]" office:value-type="float" office:value="0" calcext:value-type="float">
            <text:p>0</text:p>
          </table:table-cell>
          <table:table-cell table:formula="of:=[.B282]-[.D282]" office:value-type="float" office:value="0.139079706" calcext:value-type="float">
            <text:p>0,1390797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882361" calcext:value-type="float">
            <text:p>8,82E-0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475" calcext:value-type="float">
            <text:p>7,48E-06</text:p>
          </table:table-cell>
          <table:table-cell table:formula="of:=[.A283]-[.C283]" office:value-type="float" office:value="0" calcext:value-type="float">
            <text:p>0</text:p>
          </table:table-cell>
          <table:table-cell table:formula="of:=[.B283]-[.D283]" office:value-type="float" office:value="0.088228625" calcext:value-type="float">
            <text:p>0,0882286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.4453" calcext:value-type="float">
            <text:p>2,94E+01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124" calcext:value-type="float">
            <text:p>5,12E-06</text:p>
          </table:table-cell>
          <table:table-cell table:formula="of:=[.A284]-[.C284]" office:value-type="float" office:value="0" calcext:value-type="float">
            <text:p>0</text:p>
          </table:table-cell>
          <table:table-cell table:formula="of:=[.B284]-[.D284]" office:value-type="float" office:value="29.445294876" calcext:value-type="float">
            <text:p>29,44529487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21762" calcext:value-type="float">
            <text:p>2,22E+0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2229" calcext:value-type="float">
            <text:p>1,22E-05</text:p>
          </table:table-cell>
          <table:table-cell table:formula="of:=[.A285]-[.C285]" office:value-type="float" office:value="0" calcext:value-type="float">
            <text:p>0</text:p>
          </table:table-cell>
          <table:table-cell table:formula="of:=[.B285]-[.D285]" office:value-type="float" office:value="2.217607771" calcext:value-type="float">
            <text:p>2,21760777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1.15355" calcext:value-type="float">
            <text:p>1,15355</text:p>
          </table:table-cell>
          <table:table-cell office:value-type="float" office:value="300" calcext:value-type="float">
            <text:p>300</text:p>
          </table:table-cell>
          <table:table-cell office:value-type="float" office:value="0.000006639" calcext:value-type="float">
            <text:p>6,64E-06</text:p>
          </table:table-cell>
          <table:table-cell table:formula="of:=[.A286]-[.C286]" office:value-type="float" office:value="0" calcext:value-type="float">
            <text:p>0</text:p>
          </table:table-cell>
          <table:table-cell table:formula="of:=[.B286]-[.D286]" office:value-type="float" office:value="1.153543361" calcext:value-type="float">
            <text:p>1,15354336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float" office:value="0.465779" calcext:value-type="float">
            <text:p>0,465779</text:p>
          </table:table-cell>
          <table:table-cell office:value-type="float" office:value="200" calcext:value-type="float">
            <text:p>200</text:p>
          </table:table-cell>
          <table:table-cell office:value-type="float" office:value="0.000005093" calcext:value-type="float">
            <text:p>5,09E-06</text:p>
          </table:table-cell>
          <table:table-cell table:formula="of:=[.A287]-[.C287]" office:value-type="float" office:value="0" calcext:value-type="float">
            <text:p>0</text:p>
          </table:table-cell>
          <table:table-cell table:formula="of:=[.B287]-[.D287]" office:value-type="float" office:value="0.465773907" calcext:value-type="float">
            <text:p>0,4657739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259572" calcext:value-type="float">
            <text:p>0,25957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747" calcext:value-type="float">
            <text:p>4,75E-06</text:p>
          </table:table-cell>
          <table:table-cell table:formula="of:=[.A288]-[.C288]" office:value-type="float" office:value="0" calcext:value-type="float">
            <text:p>0</text:p>
          </table:table-cell>
          <table:table-cell table:formula="of:=[.B288]-[.D288]" office:value-type="float" office:value="0.259567253" calcext:value-type="float">
            <text:p>0,2595672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3.27305" calcext:value-type="float">
            <text:p>3,27305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727" calcext:value-type="float">
            <text:p>5,73E-06</text:p>
          </table:table-cell>
          <table:table-cell table:formula="of:=[.A289]-[.C289]" office:value-type="float" office:value="0" calcext:value-type="float">
            <text:p>0</text:p>
          </table:table-cell>
          <table:table-cell table:formula="of:=[.B289]-[.D289]" office:value-type="float" office:value="3.273044273" calcext:value-type="float">
            <text:p>3,2730442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75363" calcext:value-type="float">
            <text:p>0,75363</text:p>
          </table:table-cell>
          <table:table-cell office:value-type="float" office:value="100" calcext:value-type="float">
            <text:p>100</text:p>
          </table:table-cell>
          <table:table-cell office:value-type="float" office:value="0.000019303" calcext:value-type="float">
            <text:p>1,93E-05</text:p>
          </table:table-cell>
          <table:table-cell table:formula="of:=[.A290]-[.C290]" office:value-type="float" office:value="0" calcext:value-type="float">
            <text:p>0</text:p>
          </table:table-cell>
          <table:table-cell table:formula="of:=[.B290]-[.D290]" office:value-type="float" office:value="0.753610697" calcext:value-type="float">
            <text:p>0,75361069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3.27517" calcext:value-type="float">
            <text:p>3,27517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097" calcext:value-type="float">
            <text:p>5,10E-06</text:p>
          </table:table-cell>
          <table:table-cell table:formula="of:=[.A291]-[.C291]" office:value-type="float" office:value="0" calcext:value-type="float">
            <text:p>0</text:p>
          </table:table-cell>
          <table:table-cell table:formula="of:=[.B291]-[.D291]" office:value-type="float" office:value="3.275164903" calcext:value-type="float">
            <text:p>3,2751649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122152" calcext:value-type="float">
            <text:p>0,12215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688" calcext:value-type="float">
            <text:p>6,88E-06</text:p>
          </table:table-cell>
          <table:table-cell table:formula="of:=[.A292]-[.C292]" office:value-type="float" office:value="0" calcext:value-type="float">
            <text:p>0</text:p>
          </table:table-cell>
          <table:table-cell table:formula="of:=[.B292]-[.D292]" office:value-type="float" office:value="0.12214512" calcext:value-type="float">
            <text:p>0,1221451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5.58358" calcext:value-type="float">
            <text:p>5,58358</text:p>
          </table:table-cell>
          <table:table-cell office:value-type="float" office:value="500" calcext:value-type="float">
            <text:p>500</text:p>
          </table:table-cell>
          <table:table-cell office:value-type="float" office:value="0.00001015" calcext:value-type="float">
            <text:p>1,02E-05</text:p>
          </table:table-cell>
          <table:table-cell table:formula="of:=[.A293]-[.C293]" office:value-type="float" office:value="0" calcext:value-type="float">
            <text:p>0</text:p>
          </table:table-cell>
          <table:table-cell table:formula="of:=[.B293]-[.D293]" office:value-type="float" office:value="5.58356985" calcext:value-type="float">
            <text:p>5,583569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291574" calcext:value-type="float">
            <text:p>0,291574</text:p>
          </table:table-cell>
          <table:table-cell office:value-type="float" office:value="100" calcext:value-type="float">
            <text:p>100</text:p>
          </table:table-cell>
          <table:table-cell office:value-type="float" office:value="0.000017296" calcext:value-type="float">
            <text:p>1,73E-05</text:p>
          </table:table-cell>
          <table:table-cell table:formula="of:=[.A294]-[.C294]" office:value-type="float" office:value="0" calcext:value-type="float">
            <text:p>0</text:p>
          </table:table-cell>
          <table:table-cell table:formula="of:=[.B294]-[.D294]" office:value-type="float" office:value="0.291556704" calcext:value-type="float">
            <text:p>0,2915567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25.4712" calcext:value-type="float">
            <text:p>25,4712</text:p>
          </table:table-cell>
          <table:table-cell office:value-type="float" office:value="500" calcext:value-type="float">
            <text:p>500</text:p>
          </table:table-cell>
          <table:table-cell office:value-type="float" office:value="0.000018069" calcext:value-type="float">
            <text:p>1,81E-05</text:p>
          </table:table-cell>
          <table:table-cell table:formula="of:=[.A295]-[.C295]" office:value-type="float" office:value="0" calcext:value-type="float">
            <text:p>0</text:p>
          </table:table-cell>
          <table:table-cell table:formula="of:=[.B295]-[.D295]" office:value-type="float" office:value="25.471181931" calcext:value-type="float">
            <text:p>25,47118193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float" office:value="0.504202" calcext:value-type="float">
            <text:p>0,504202</text:p>
          </table:table-cell>
          <table:table-cell office:value-type="float" office:value="200" calcext:value-type="float">
            <text:p>200</text:p>
          </table:table-cell>
          <table:table-cell office:value-type="float" office:value="0.00000983" calcext:value-type="float">
            <text:p>9,83E-06</text:p>
          </table:table-cell>
          <table:table-cell table:formula="of:=[.A296]-[.C296]" office:value-type="float" office:value="0" calcext:value-type="float">
            <text:p>0</text:p>
          </table:table-cell>
          <table:table-cell table:formula="of:=[.B296]-[.D296]" office:value-type="float" office:value="0.50419217" calcext:value-type="float">
            <text:p>0,504192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114847" calcext:value-type="float">
            <text:p>0,114847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359" calcext:value-type="float">
            <text:p>7,36E-06</text:p>
          </table:table-cell>
          <table:table-cell table:formula="of:=[.A297]-[.C297]" office:value-type="float" office:value="0" calcext:value-type="float">
            <text:p>0</text:p>
          </table:table-cell>
          <table:table-cell table:formula="of:=[.B297]-[.D297]" office:value-type="float" office:value="0.114839641" calcext:value-type="float">
            <text:p>0,11483964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0.624728" calcext:value-type="float">
            <text:p>0,624728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763" calcext:value-type="float">
            <text:p>5,76E-06</text:p>
          </table:table-cell>
          <table:table-cell table:formula="of:=[.A298]-[.C298]" office:value-type="float" office:value="0" calcext:value-type="float">
            <text:p>0</text:p>
          </table:table-cell>
          <table:table-cell table:formula="of:=[.B298]-[.D298]" office:value-type="float" office:value="0.624722237" calcext:value-type="float">
            <text:p>0,6247222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2.17878" calcext:value-type="float">
            <text:p>2,17878</text:p>
          </table:table-cell>
          <table:table-cell office:value-type="float" office:value="500" calcext:value-type="float">
            <text:p>500</text:p>
          </table:table-cell>
          <table:table-cell office:value-type="float" office:value="0.000010467" calcext:value-type="float">
            <text:p>1,05E-05</text:p>
          </table:table-cell>
          <table:table-cell table:formula="of:=[.A299]-[.C299]" office:value-type="float" office:value="0" calcext:value-type="float">
            <text:p>0</text:p>
          </table:table-cell>
          <table:table-cell table:formula="of:=[.B299]-[.D299]" office:value-type="float" office:value="2.178769533" calcext:value-type="float">
            <text:p>2,17876953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1.1261" calcext:value-type="float">
            <text:p>1,1261</text:p>
          </table:table-cell>
          <table:table-cell office:value-type="float" office:value="300" calcext:value-type="float">
            <text:p>300</text:p>
          </table:table-cell>
          <table:table-cell office:value-type="float" office:value="0.000007089" calcext:value-type="float">
            <text:p>7,09E-06</text:p>
          </table:table-cell>
          <table:table-cell table:formula="of:=[.A300]-[.C300]" office:value-type="float" office:value="0" calcext:value-type="float">
            <text:p>0</text:p>
          </table:table-cell>
          <table:table-cell table:formula="of:=[.B300]-[.D300]" office:value-type="float" office:value="1.126092911" calcext:value-type="float">
            <text:p>1,12609291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0.910415" calcext:value-type="float">
            <text:p>0,910415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664" calcext:value-type="float">
            <text:p>5,66E-06</text:p>
          </table:table-cell>
          <table:table-cell table:formula="of:=[.A301]-[.C301]" office:value-type="float" office:value="0" calcext:value-type="float">
            <text:p>0</text:p>
          </table:table-cell>
          <table:table-cell table:formula="of:=[.B301]-[.D301]" office:value-type="float" office:value="0.910409336" calcext:value-type="float">
            <text:p>0,9104093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121462" calcext:value-type="float">
            <text:p>0,12146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9005" calcext:value-type="float">
            <text:p>9,01E-06</text:p>
          </table:table-cell>
          <table:table-cell table:formula="of:=[.A302]-[.C302]" office:value-type="float" office:value="0" calcext:value-type="float">
            <text:p>0</text:p>
          </table:table-cell>
          <table:table-cell table:formula="of:=[.B302]-[.D302]" office:value-type="float" office:value="0.121452995" calcext:value-type="float">
            <text:p>0,1214529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4.46793" calcext:value-type="float">
            <text:p>4,46793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166" calcext:value-type="float">
            <text:p>5,17E-06</text:p>
          </table:table-cell>
          <table:table-cell table:formula="of:=[.A303]-[.C303]" office:value-type="float" office:value="0" calcext:value-type="float">
            <text:p>0</text:p>
          </table:table-cell>
          <table:table-cell table:formula="of:=[.B303]-[.D303]" office:value-type="float" office:value="4.467924834" calcext:value-type="float">
            <text:p>4,4679248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108969" calcext:value-type="float">
            <text:p>0,108969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792" calcext:value-type="float">
            <text:p>7,79E-06</text:p>
          </table:table-cell>
          <table:table-cell table:formula="of:=[.A304]-[.C304]" office:value-type="float" office:value="0" calcext:value-type="float">
            <text:p>0</text:p>
          </table:table-cell>
          <table:table-cell table:formula="of:=[.B304]-[.D304]" office:value-type="float" office:value="0.108961208" calcext:value-type="float">
            <text:p>0,1089612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1.92598" calcext:value-type="float">
            <text:p>1,92598</text:p>
          </table:table-cell>
          <table:table-cell office:value-type="float" office:value="500" calcext:value-type="float">
            <text:p>500</text:p>
          </table:table-cell>
          <table:table-cell office:value-type="float" office:value="0.000004765" calcext:value-type="float">
            <text:p>4,77E-06</text:p>
          </table:table-cell>
          <table:table-cell table:formula="of:=[.A305]-[.C305]" office:value-type="float" office:value="0" calcext:value-type="float">
            <text:p>0</text:p>
          </table:table-cell>
          <table:table-cell table:formula="of:=[.B305]-[.D305]" office:value-type="float" office:value="1.925975235" calcext:value-type="float">
            <text:p>1,92597523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1.03009" calcext:value-type="float">
            <text:p>1,03009</text:p>
          </table:table-cell>
          <table:table-cell office:value-type="float" office:value="300" calcext:value-type="float">
            <text:p>300</text:p>
          </table:table-cell>
          <table:table-cell office:value-type="float" office:value="0.000011394" calcext:value-type="float">
            <text:p>1,14E-05</text:p>
          </table:table-cell>
          <table:table-cell table:formula="of:=[.A306]-[.C306]" office:value-type="float" office:value="0" calcext:value-type="float">
            <text:p>0</text:p>
          </table:table-cell>
          <table:table-cell table:formula="of:=[.B306]-[.D306]" office:value-type="float" office:value="1.030078606" calcext:value-type="float">
            <text:p>1,0300786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4.33183" calcext:value-type="float">
            <text:p>4,33183</text:p>
          </table:table-cell>
          <table:table-cell office:value-type="float" office:value="500" calcext:value-type="float">
            <text:p>500</text:p>
          </table:table-cell>
          <table:table-cell office:value-type="float" office:value="0.000010908" calcext:value-type="float">
            <text:p>1,09E-05</text:p>
          </table:table-cell>
          <table:table-cell table:formula="of:=[.A307]-[.C307]" office:value-type="float" office:value="0" calcext:value-type="float">
            <text:p>0</text:p>
          </table:table-cell>
          <table:table-cell table:formula="of:=[.B307]-[.D307]" office:value-type="float" office:value="4.331819092" calcext:value-type="float">
            <text:p>4,3318190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128972" calcext:value-type="float">
            <text:p>0,12897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999" calcext:value-type="float">
            <text:p>6,00E-06</text:p>
          </table:table-cell>
          <table:table-cell table:formula="of:=[.A308]-[.C308]" office:value-type="float" office:value="0" calcext:value-type="float">
            <text:p>0</text:p>
          </table:table-cell>
          <table:table-cell table:formula="of:=[.B308]-[.D308]" office:value-type="float" office:value="0.128966001" calcext:value-type="float">
            <text:p>0,1289660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0.966886" calcext:value-type="float">
            <text:p>0,966886</text:p>
          </table:table-cell>
          <table:table-cell office:value-type="float" office:value="300" calcext:value-type="float">
            <text:p>300</text:p>
          </table:table-cell>
          <table:table-cell office:value-type="float" office:value="0.000004611" calcext:value-type="float">
            <text:p>4,61E-06</text:p>
          </table:table-cell>
          <table:table-cell table:formula="of:=[.A309]-[.C309]" office:value-type="float" office:value="0" calcext:value-type="float">
            <text:p>0</text:p>
          </table:table-cell>
          <table:table-cell table:formula="of:=[.B309]-[.D309]" office:value-type="float" office:value="0.966881389" calcext:value-type="float">
            <text:p>0,9668813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108179" calcext:value-type="float">
            <text:p>0,108179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19" calcext:value-type="float">
            <text:p>5,19E-06</text:p>
          </table:table-cell>
          <table:table-cell table:formula="of:=[.A310]-[.C310]" office:value-type="float" office:value="0" calcext:value-type="float">
            <text:p>0</text:p>
          </table:table-cell>
          <table:table-cell table:formula="of:=[.B310]-[.D310]" office:value-type="float" office:value="0.10817381" calcext:value-type="float">
            <text:p>0,108173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183019" calcext:value-type="float">
            <text:p>0,183019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233" calcext:value-type="float">
            <text:p>5,23E-06</text:p>
          </table:table-cell>
          <table:table-cell table:formula="of:=[.A311]-[.C311]" office:value-type="float" office:value="0" calcext:value-type="float">
            <text:p>0</text:p>
          </table:table-cell>
          <table:table-cell table:formula="of:=[.B311]-[.D311]" office:value-type="float" office:value="0.183013767" calcext:value-type="float">
            <text:p>0,18301376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1.17414" calcext:value-type="float">
            <text:p>1,17414</text:p>
          </table:table-cell>
          <table:table-cell office:value-type="float" office:value="300" calcext:value-type="float">
            <text:p>300</text:p>
          </table:table-cell>
          <table:table-cell office:value-type="float" office:value="0.000007059" calcext:value-type="float">
            <text:p>7,06E-06</text:p>
          </table:table-cell>
          <table:table-cell table:formula="of:=[.A312]-[.C312]" office:value-type="float" office:value="0" calcext:value-type="float">
            <text:p>0</text:p>
          </table:table-cell>
          <table:table-cell table:formula="of:=[.B312]-[.D312]" office:value-type="float" office:value="1.174132941" calcext:value-type="float">
            <text:p>1,17413294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0.91541" calcext:value-type="float">
            <text:p>0,91541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75" calcext:value-type="float">
            <text:p>5,75E-06</text:p>
          </table:table-cell>
          <table:table-cell table:formula="of:=[.A313]-[.C313]" office:value-type="float" office:value="0" calcext:value-type="float">
            <text:p>0</text:p>
          </table:table-cell>
          <table:table-cell table:formula="of:=[.B313]-[.D313]" office:value-type="float" office:value="0.91540425" calcext:value-type="float">
            <text:p>0,915404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0.626035" calcext:value-type="float">
            <text:p>0,626035</text:p>
          </table:table-cell>
          <table:table-cell office:value-type="float" office:value="300" calcext:value-type="float">
            <text:p>300</text:p>
          </table:table-cell>
          <table:table-cell office:value-type="float" office:value="0.000073115" calcext:value-type="float">
            <text:p>7,31E-05</text:p>
          </table:table-cell>
          <table:table-cell table:formula="of:=[.A314]-[.C314]" office:value-type="float" office:value="0" calcext:value-type="float">
            <text:p>0</text:p>
          </table:table-cell>
          <table:table-cell table:formula="of:=[.B314]-[.D314]" office:value-type="float" office:value="0.625961885" calcext:value-type="float">
            <text:p>0,6259618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147682" calcext:value-type="float">
            <text:p>0,14768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651" calcext:value-type="float">
            <text:p>5,65E-06</text:p>
          </table:table-cell>
          <table:table-cell table:formula="of:=[.A315]-[.C315]" office:value-type="float" office:value="0" calcext:value-type="float">
            <text:p>0</text:p>
          </table:table-cell>
          <table:table-cell table:formula="of:=[.B315]-[.D315]" office:value-type="float" office:value="0.147676349" calcext:value-type="float">
            <text:p>0,1476763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1.84937" calcext:value-type="float">
            <text:p>1,84937</text:p>
          </table:table-cell>
          <table:table-cell office:value-type="float" office:value="500" calcext:value-type="float">
            <text:p>500</text:p>
          </table:table-cell>
          <table:table-cell office:value-type="float" office:value="0.000010596" calcext:value-type="float">
            <text:p>1,06E-05</text:p>
          </table:table-cell>
          <table:table-cell table:formula="of:=[.A316]-[.C316]" office:value-type="float" office:value="0" calcext:value-type="float">
            <text:p>0</text:p>
          </table:table-cell>
          <table:table-cell table:formula="of:=[.B316]-[.D316]" office:value-type="float" office:value="1.849359404" calcext:value-type="float">
            <text:p>1,84935940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1.21459" calcext:value-type="float">
            <text:p>1,21459</text:p>
          </table:table-cell>
          <table:table-cell office:value-type="float" office:value="300" calcext:value-type="float">
            <text:p>300</text:p>
          </table:table-cell>
          <table:table-cell office:value-type="float" office:value="0.000004751" calcext:value-type="float">
            <text:p>4,75E-06</text:p>
          </table:table-cell>
          <table:table-cell table:formula="of:=[.A317]-[.C317]" office:value-type="float" office:value="0" calcext:value-type="float">
            <text:p>0</text:p>
          </table:table-cell>
          <table:table-cell table:formula="of:=[.B317]-[.D317]" office:value-type="float" office:value="1.214585249" calcext:value-type="float">
            <text:p>1,2145852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2.44019" calcext:value-type="float">
            <text:p>2,44019</text:p>
          </table:table-cell>
          <table:table-cell office:value-type="float" office:value="500" calcext:value-type="float">
            <text:p>500</text:p>
          </table:table-cell>
          <table:table-cell office:value-type="float" office:value="0.000009656" calcext:value-type="float">
            <text:p>9,66E-06</text:p>
          </table:table-cell>
          <table:table-cell table:formula="of:=[.A318]-[.C318]" office:value-type="float" office:value="0" calcext:value-type="float">
            <text:p>0</text:p>
          </table:table-cell>
          <table:table-cell table:formula="of:=[.B318]-[.D318]" office:value-type="float" office:value="2.440180344" calcext:value-type="float">
            <text:p>2,44018034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 office:value-type="float" office:value="2.75985" calcext:value-type="float">
            <text:p>2,75985</text:p>
          </table:table-cell>
          <table:table-cell office:value-type="float" office:value="400" calcext:value-type="float">
            <text:p>400</text:p>
          </table:table-cell>
          <table:table-cell office:value-type="float" office:value="0.000005234" calcext:value-type="float">
            <text:p>5,23E-06</text:p>
          </table:table-cell>
          <table:table-cell table:formula="of:=[.A319]-[.C319]" office:value-type="float" office:value="0" calcext:value-type="float">
            <text:p>0</text:p>
          </table:table-cell>
          <table:table-cell table:formula="of:=[.B319]-[.D319]" office:value-type="float" office:value="2.759844766" calcext:value-type="float">
            <text:p>2,75984476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1.19599" calcext:value-type="float">
            <text:p>1,19599</text:p>
          </table:table-cell>
          <table:table-cell office:value-type="float" office:value="300" calcext:value-type="float">
            <text:p>300</text:p>
          </table:table-cell>
          <table:table-cell office:value-type="float" office:value="0.000004189" calcext:value-type="float">
            <text:p>4,19E-06</text:p>
          </table:table-cell>
          <table:table-cell table:formula="of:=[.A320]-[.C320]" office:value-type="float" office:value="0" calcext:value-type="float">
            <text:p>0</text:p>
          </table:table-cell>
          <table:table-cell table:formula="of:=[.B320]-[.D320]" office:value-type="float" office:value="1.195985811" calcext:value-type="float">
            <text:p>1,1959858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3.69794" calcext:value-type="float">
            <text:p>3,69794</text:p>
          </table:table-cell>
          <table:table-cell office:value-type="float" office:value="500" calcext:value-type="float">
            <text:p>500</text:p>
          </table:table-cell>
          <table:table-cell office:value-type="float" office:value="0.000009751" calcext:value-type="float">
            <text:p>9,75E-06</text:p>
          </table:table-cell>
          <table:table-cell table:formula="of:=[.A321]-[.C321]" office:value-type="float" office:value="0" calcext:value-type="float">
            <text:p>0</text:p>
          </table:table-cell>
          <table:table-cell table:formula="of:=[.B321]-[.D321]" office:value-type="float" office:value="3.697930249" calcext:value-type="float">
            <text:p>3,69793024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11.1752" calcext:value-type="float">
            <text:p>11,1752</text:p>
          </table:table-cell>
          <table:table-cell office:value-type="float" office:value="300" calcext:value-type="float">
            <text:p>300</text:p>
          </table:table-cell>
          <table:table-cell office:value-type="float" office:value="0.000028861" calcext:value-type="float">
            <text:p>2,89E-05</text:p>
          </table:table-cell>
          <table:table-cell table:formula="of:=[.A322]-[.C322]" office:value-type="float" office:value="0" calcext:value-type="float">
            <text:p>0</text:p>
          </table:table-cell>
          <table:table-cell table:formula="of:=[.B322]-[.D322]" office:value-type="float" office:value="11.175171139" calcext:value-type="float">
            <text:p>11,17517113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1.21716" calcext:value-type="float">
            <text:p>1,21716</text:p>
          </table:table-cell>
          <table:table-cell office:value-type="float" office:value="300" calcext:value-type="float">
            <text:p>300</text:p>
          </table:table-cell>
          <table:table-cell office:value-type="float" office:value="0.000006951" calcext:value-type="float">
            <text:p>6,95E-06</text:p>
          </table:table-cell>
          <table:table-cell table:formula="of:=[.A323]-[.C323]" office:value-type="float" office:value="0" calcext:value-type="float">
            <text:p>0</text:p>
          </table:table-cell>
          <table:table-cell table:formula="of:=[.B323]-[.D323]" office:value-type="float" office:value="1.217153049" calcext:value-type="float">
            <text:p>1,2171530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144863" calcext:value-type="float">
            <text:p>0,144863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112" calcext:value-type="float">
            <text:p>5,11E-06</text:p>
          </table:table-cell>
          <table:table-cell table:formula="of:=[.A324]-[.C324]" office:value-type="float" office:value="0" calcext:value-type="float">
            <text:p>0</text:p>
          </table:table-cell>
          <table:table-cell table:formula="of:=[.B324]-[.D324]" office:value-type="float" office:value="0.144857888" calcext:value-type="float">
            <text:p>0,14485788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 office:value-type="float" office:value="2.07654" calcext:value-type="float">
            <text:p>2,07654</text:p>
          </table:table-cell>
          <table:table-cell office:value-type="float" office:value="400" calcext:value-type="float">
            <text:p>400</text:p>
          </table:table-cell>
          <table:table-cell office:value-type="float" office:value="0.000004312" calcext:value-type="float">
            <text:p>4,31E-06</text:p>
          </table:table-cell>
          <table:table-cell table:formula="of:=[.A325]-[.C325]" office:value-type="float" office:value="0" calcext:value-type="float">
            <text:p>0</text:p>
          </table:table-cell>
          <table:table-cell table:formula="of:=[.B325]-[.D325]" office:value-type="float" office:value="2.076535688" calcext:value-type="float">
            <text:p>2,0765356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2.36867" calcext:value-type="float">
            <text:p>2,36867</text:p>
          </table:table-cell>
          <table:table-cell office:value-type="float" office:value="500" calcext:value-type="float">
            <text:p>500</text:p>
          </table:table-cell>
          <table:table-cell office:value-type="float" office:value="0.000010145" calcext:value-type="float">
            <text:p>1,01E-05</text:p>
          </table:table-cell>
          <table:table-cell table:formula="of:=[.A326]-[.C326]" office:value-type="float" office:value="0" calcext:value-type="float">
            <text:p>0</text:p>
          </table:table-cell>
          <table:table-cell table:formula="of:=[.B326]-[.D326]" office:value-type="float" office:value="2.368659855" calcext:value-type="float">
            <text:p>2,36865985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10.7895" calcext:value-type="float">
            <text:p>10,7895</text:p>
          </table:table-cell>
          <table:table-cell office:value-type="float" office:value="300" calcext:value-type="float">
            <text:p>300</text:p>
          </table:table-cell>
          <table:table-cell office:value-type="float" office:value="0.000039994" calcext:value-type="float">
            <text:p>4,00E-05</text:p>
          </table:table-cell>
          <table:table-cell table:formula="of:=[.A327]-[.C327]" office:value-type="float" office:value="0" calcext:value-type="float">
            <text:p>0</text:p>
          </table:table-cell>
          <table:table-cell table:formula="of:=[.B327]-[.D327]" office:value-type="float" office:value="10.789460006" calcext:value-type="float">
            <text:p>10,7894600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float" office:value="0.412119" calcext:value-type="float">
            <text:p>0,412119</text:p>
          </table:table-cell>
          <table:table-cell office:value-type="float" office:value="200" calcext:value-type="float">
            <text:p>200</text:p>
          </table:table-cell>
          <table:table-cell office:value-type="float" office:value="0.000008841" calcext:value-type="float">
            <text:p>8,84E-06</text:p>
          </table:table-cell>
          <table:table-cell table:formula="of:=[.A328]-[.C328]" office:value-type="float" office:value="0" calcext:value-type="float">
            <text:p>0</text:p>
          </table:table-cell>
          <table:table-cell table:formula="of:=[.B328]-[.D328]" office:value-type="float" office:value="0.412110159" calcext:value-type="float">
            <text:p>0,41211015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1.16176" calcext:value-type="float">
            <text:p>1,16176</text:p>
          </table:table-cell>
          <table:table-cell office:value-type="float" office:value="300" calcext:value-type="float">
            <text:p>300</text:p>
          </table:table-cell>
          <table:table-cell office:value-type="float" office:value="0.000004293" calcext:value-type="float">
            <text:p>4,29E-06</text:p>
          </table:table-cell>
          <table:table-cell table:formula="of:=[.A329]-[.C329]" office:value-type="float" office:value="0" calcext:value-type="float">
            <text:p>0</text:p>
          </table:table-cell>
          <table:table-cell table:formula="of:=[.B329]-[.D329]" office:value-type="float" office:value="1.161755707" calcext:value-type="float">
            <text:p>1,16175570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3.19239" calcext:value-type="float">
            <text:p>3,19239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066" calcext:value-type="float">
            <text:p>5,07E-06</text:p>
          </table:table-cell>
          <table:table-cell table:formula="of:=[.A330]-[.C330]" office:value-type="float" office:value="0" calcext:value-type="float">
            <text:p>0</text:p>
          </table:table-cell>
          <table:table-cell table:formula="of:=[.B330]-[.D330]" office:value-type="float" office:value="3.192384934" calcext:value-type="float">
            <text:p>3,1923849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2.01508" calcext:value-type="float">
            <text:p>2,01508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627" calcext:value-type="float">
            <text:p>5,63E-06</text:p>
          </table:table-cell>
          <table:table-cell table:formula="of:=[.A331]-[.C331]" office:value-type="float" office:value="0" calcext:value-type="float">
            <text:p>0</text:p>
          </table:table-cell>
          <table:table-cell table:formula="of:=[.B331]-[.D331]" office:value-type="float" office:value="2.015074373" calcext:value-type="float">
            <text:p>2,01507437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12.5038" calcext:value-type="float">
            <text:p>12,5038</text:p>
          </table:table-cell>
          <table:table-cell office:value-type="float" office:value="500" calcext:value-type="float">
            <text:p>500</text:p>
          </table:table-cell>
          <table:table-cell office:value-type="float" office:value="0.000011146" calcext:value-type="float">
            <text:p>1,11E-05</text:p>
          </table:table-cell>
          <table:table-cell table:formula="of:=[.A332]-[.C332]" office:value-type="float" office:value="0" calcext:value-type="float">
            <text:p>0</text:p>
          </table:table-cell>
          <table:table-cell table:formula="of:=[.B332]-[.D332]" office:value-type="float" office:value="12.503788854" calcext:value-type="float">
            <text:p>12,50378885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float" office:value="0.602722" calcext:value-type="float">
            <text:p>0,602722</text:p>
          </table:table-cell>
          <table:table-cell office:value-type="float" office:value="200" calcext:value-type="float">
            <text:p>200</text:p>
          </table:table-cell>
          <table:table-cell office:value-type="float" office:value="0.000009931" calcext:value-type="float">
            <text:p>9,93E-06</text:p>
          </table:table-cell>
          <table:table-cell table:formula="of:=[.A333]-[.C333]" office:value-type="float" office:value="0" calcext:value-type="float">
            <text:p>0</text:p>
          </table:table-cell>
          <table:table-cell table:formula="of:=[.B333]-[.D333]" office:value-type="float" office:value="0.602712069" calcext:value-type="float">
            <text:p>0,60271206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0.848507" calcext:value-type="float">
            <text:p>0,848507</text:p>
          </table:table-cell>
          <table:table-cell office:value-type="float" office:value="300" calcext:value-type="float">
            <text:p>300</text:p>
          </table:table-cell>
          <table:table-cell office:value-type="float" office:value="0.00000496" calcext:value-type="float">
            <text:p>4,96E-06</text:p>
          </table:table-cell>
          <table:table-cell table:formula="of:=[.A334]-[.C334]" office:value-type="float" office:value="0" calcext:value-type="float">
            <text:p>0</text:p>
          </table:table-cell>
          <table:table-cell table:formula="of:=[.B334]-[.D334]" office:value-type="float" office:value="0.84850204" calcext:value-type="float">
            <text:p>0,8485020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 office:value-type="float" office:value="1.96126" calcext:value-type="float">
            <text:p>1,96126</text:p>
          </table:table-cell>
          <table:table-cell office:value-type="float" office:value="400" calcext:value-type="float">
            <text:p>400</text:p>
          </table:table-cell>
          <table:table-cell office:value-type="float" office:value="0.000004887" calcext:value-type="float">
            <text:p>4,89E-06</text:p>
          </table:table-cell>
          <table:table-cell table:formula="of:=[.A335]-[.C335]" office:value-type="float" office:value="0" calcext:value-type="float">
            <text:p>0</text:p>
          </table:table-cell>
          <table:table-cell table:formula="of:=[.B335]-[.D335]" office:value-type="float" office:value="1.961255113" calcext:value-type="float">
            <text:p>1,96125511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 office:value-type="float" office:value="2.12753" calcext:value-type="float">
            <text:p>2,12753</text:p>
          </table:table-cell>
          <table:table-cell office:value-type="float" office:value="400" calcext:value-type="float">
            <text:p>400</text:p>
          </table:table-cell>
          <table:table-cell office:value-type="float" office:value="0.00001069" calcext:value-type="float">
            <text:p>1,07E-05</text:p>
          </table:table-cell>
          <table:table-cell table:formula="of:=[.A336]-[.C336]" office:value-type="float" office:value="0" calcext:value-type="float">
            <text:p>0</text:p>
          </table:table-cell>
          <table:table-cell table:formula="of:=[.B336]-[.D336]" office:value-type="float" office:value="2.12751931" calcext:value-type="float">
            <text:p>2,1275193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float" office:value="0.341464" calcext:value-type="float">
            <text:p>0,341464</text:p>
          </table:table-cell>
          <table:table-cell office:value-type="float" office:value="200" calcext:value-type="float">
            <text:p>200</text:p>
          </table:table-cell>
          <table:table-cell office:value-type="float" office:value="0.000004514" calcext:value-type="float">
            <text:p>4,51E-06</text:p>
          </table:table-cell>
          <table:table-cell table:formula="of:=[.A337]-[.C337]" office:value-type="float" office:value="0" calcext:value-type="float">
            <text:p>0</text:p>
          </table:table-cell>
          <table:table-cell table:formula="of:=[.B337]-[.D337]" office:value-type="float" office:value="0.341459486" calcext:value-type="float">
            <text:p>0,3414594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642344" calcext:value-type="float">
            <text:p>0,642344</text:p>
          </table:table-cell>
          <table:table-cell office:value-type="float" office:value="100" calcext:value-type="float">
            <text:p>100</text:p>
          </table:table-cell>
          <table:table-cell office:value-type="float" office:value="0.000009883" calcext:value-type="float">
            <text:p>9,88E-06</text:p>
          </table:table-cell>
          <table:table-cell table:formula="of:=[.A338]-[.C338]" office:value-type="float" office:value="0" calcext:value-type="float">
            <text:p>0</text:p>
          </table:table-cell>
          <table:table-cell table:formula="of:=[.B338]-[.D338]" office:value-type="float" office:value="0.642334117" calcext:value-type="float">
            <text:p>0,64233411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float" office:value="0.404726" calcext:value-type="float">
            <text:p>0,404726</text:p>
          </table:table-cell>
          <table:table-cell office:value-type="float" office:value="200" calcext:value-type="float">
            <text:p>200</text:p>
          </table:table-cell>
          <table:table-cell office:value-type="float" office:value="0.000004834" calcext:value-type="float">
            <text:p>4,83E-06</text:p>
          </table:table-cell>
          <table:table-cell table:formula="of:=[.A339]-[.C339]" office:value-type="float" office:value="0" calcext:value-type="float">
            <text:p>0</text:p>
          </table:table-cell>
          <table:table-cell table:formula="of:=[.B339]-[.D339]" office:value-type="float" office:value="0.404721166" calcext:value-type="float">
            <text:p>0,4047211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3.86072" calcext:value-type="float">
            <text:p>3,86072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406" calcext:value-type="float">
            <text:p>7,41E-06</text:p>
          </table:table-cell>
          <table:table-cell table:formula="of:=[.A340]-[.C340]" office:value-type="float" office:value="0" calcext:value-type="float">
            <text:p>0</text:p>
          </table:table-cell>
          <table:table-cell table:formula="of:=[.B340]-[.D340]" office:value-type="float" office:value="3.860712594" calcext:value-type="float">
            <text:p>3,8607125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181993" calcext:value-type="float">
            <text:p>0,181993</text:p>
          </table:table-cell>
          <table:table-cell office:value-type="float" office:value="100" calcext:value-type="float">
            <text:p>100</text:p>
          </table:table-cell>
          <table:table-cell office:value-type="float" office:value="0.000015111" calcext:value-type="float">
            <text:p>1,51E-05</text:p>
          </table:table-cell>
          <table:table-cell table:formula="of:=[.A341]-[.C341]" office:value-type="float" office:value="0" calcext:value-type="float">
            <text:p>0</text:p>
          </table:table-cell>
          <table:table-cell table:formula="of:=[.B341]-[.D341]" office:value-type="float" office:value="0.181977889" calcext:value-type="float">
            <text:p>0,1819778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3.0261" calcext:value-type="float">
            <text:p>3,0261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968" calcext:value-type="float">
            <text:p>5,97E-06</text:p>
          </table:table-cell>
          <table:table-cell table:formula="of:=[.A342]-[.C342]" office:value-type="float" office:value="0" calcext:value-type="float">
            <text:p>0</text:p>
          </table:table-cell>
          <table:table-cell table:formula="of:=[.B342]-[.D342]" office:value-type="float" office:value="3.026094032" calcext:value-type="float">
            <text:p>3,0260940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7.85853" calcext:value-type="float">
            <text:p>7,85853</text:p>
          </table:table-cell>
          <table:table-cell office:value-type="float" office:value="500" calcext:value-type="float">
            <text:p>500</text:p>
          </table:table-cell>
          <table:table-cell office:value-type="float" office:value="0.000006984" calcext:value-type="float">
            <text:p>6,98E-06</text:p>
          </table:table-cell>
          <table:table-cell table:formula="of:=[.A343]-[.C343]" office:value-type="float" office:value="0" calcext:value-type="float">
            <text:p>0</text:p>
          </table:table-cell>
          <table:table-cell table:formula="of:=[.B343]-[.D343]" office:value-type="float" office:value="7.858523016" calcext:value-type="float">
            <text:p>7,85852301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0.650101" calcext:value-type="float">
            <text:p>0,650101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413" calcext:value-type="float">
            <text:p>5,41E-06</text:p>
          </table:table-cell>
          <table:table-cell table:formula="of:=[.A344]-[.C344]" office:value-type="float" office:value="0" calcext:value-type="float">
            <text:p>0</text:p>
          </table:table-cell>
          <table:table-cell table:formula="of:=[.B344]-[.D344]" office:value-type="float" office:value="0.650095587" calcext:value-type="float">
            <text:p>0,65009558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1.27943" calcext:value-type="float">
            <text:p>1,27943</text:p>
          </table:table-cell>
          <table:table-cell office:value-type="float" office:value="300" calcext:value-type="float">
            <text:p>300</text:p>
          </table:table-cell>
          <table:table-cell office:value-type="float" office:value="0.000006836" calcext:value-type="float">
            <text:p>6,84E-06</text:p>
          </table:table-cell>
          <table:table-cell table:formula="of:=[.A345]-[.C345]" office:value-type="float" office:value="0" calcext:value-type="float">
            <text:p>0</text:p>
          </table:table-cell>
          <table:table-cell table:formula="of:=[.B345]-[.D345]" office:value-type="float" office:value="1.279423164" calcext:value-type="float">
            <text:p>1,2794231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112847" calcext:value-type="float">
            <text:p>0,112847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561" calcext:value-type="float">
            <text:p>7,56E-06</text:p>
          </table:table-cell>
          <table:table-cell table:formula="of:=[.A346]-[.C346]" office:value-type="float" office:value="0" calcext:value-type="float">
            <text:p>0</text:p>
          </table:table-cell>
          <table:table-cell table:formula="of:=[.B346]-[.D346]" office:value-type="float" office:value="0.112839439" calcext:value-type="float">
            <text:p>0,1128394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233136" calcext:value-type="float">
            <text:p>0,233136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667" calcext:value-type="float">
            <text:p>5,67E-06</text:p>
          </table:table-cell>
          <table:table-cell table:formula="of:=[.A347]-[.C347]" office:value-type="float" office:value="0" calcext:value-type="float">
            <text:p>0</text:p>
          </table:table-cell>
          <table:table-cell table:formula="of:=[.B347]-[.D347]" office:value-type="float" office:value="0.233130333" calcext:value-type="float">
            <text:p>0,2331303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0839901" calcext:value-type="float">
            <text:p>0,083990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3671" calcext:value-type="float">
            <text:p>3,67E-06</text:p>
          </table:table-cell>
          <table:table-cell table:formula="of:=[.A348]-[.C348]" office:value-type="float" office:value="0" calcext:value-type="float">
            <text:p>0</text:p>
          </table:table-cell>
          <table:table-cell table:formula="of:=[.B348]-[.D348]" office:value-type="float" office:value="0.083986429" calcext:value-type="float">
            <text:p>0,08398642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0.793077" calcext:value-type="float">
            <text:p>0,793077</text:p>
          </table:table-cell>
          <table:table-cell office:value-type="float" office:value="300" calcext:value-type="float">
            <text:p>300</text:p>
          </table:table-cell>
          <table:table-cell office:value-type="float" office:value="0.000003998" calcext:value-type="float">
            <text:p>4,00E-06</text:p>
          </table:table-cell>
          <table:table-cell table:formula="of:=[.A349]-[.C349]" office:value-type="float" office:value="0" calcext:value-type="float">
            <text:p>0</text:p>
          </table:table-cell>
          <table:table-cell table:formula="of:=[.B349]-[.D349]" office:value-type="float" office:value="0.793073002" calcext:value-type="float">
            <text:p>0,7930730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253637" calcext:value-type="float">
            <text:p>0,253637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09" calcext:value-type="float">
            <text:p>7,09E-06</text:p>
          </table:table-cell>
          <table:table-cell table:formula="of:=[.A350]-[.C350]" office:value-type="float" office:value="0" calcext:value-type="float">
            <text:p>0</text:p>
          </table:table-cell>
          <table:table-cell table:formula="of:=[.B350]-[.D350]" office:value-type="float" office:value="0.25362991" calcext:value-type="float">
            <text:p>0,253629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136997" calcext:value-type="float">
            <text:p>0,136997</text:p>
          </table:table-cell>
          <table:table-cell office:value-type="float" office:value="100" calcext:value-type="float">
            <text:p>100</text:p>
          </table:table-cell>
          <table:table-cell office:value-type="float" office:value="0.000019645" calcext:value-type="float">
            <text:p>1,96E-05</text:p>
          </table:table-cell>
          <table:table-cell table:formula="of:=[.A351]-[.C351]" office:value-type="float" office:value="0" calcext:value-type="float">
            <text:p>0</text:p>
          </table:table-cell>
          <table:table-cell table:formula="of:=[.B351]-[.D351]" office:value-type="float" office:value="0.136977355" calcext:value-type="float">
            <text:p>0,1369773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148919" calcext:value-type="float">
            <text:p>0,148919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577" calcext:value-type="float">
            <text:p>5,58E-06</text:p>
          </table:table-cell>
          <table:table-cell table:formula="of:=[.A352]-[.C352]" office:value-type="float" office:value="0" calcext:value-type="float">
            <text:p>0</text:p>
          </table:table-cell>
          <table:table-cell table:formula="of:=[.B352]-[.D352]" office:value-type="float" office:value="0.148913423" calcext:value-type="float">
            <text:p>0,14891342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5.46219" calcext:value-type="float">
            <text:p>5,46219</text:p>
          </table:table-cell>
          <table:table-cell office:value-type="float" office:value="300" calcext:value-type="float">
            <text:p>300</text:p>
          </table:table-cell>
          <table:table-cell office:value-type="float" office:value="0.000008792" calcext:value-type="float">
            <text:p>8,79E-06</text:p>
          </table:table-cell>
          <table:table-cell table:formula="of:=[.A353]-[.C353]" office:value-type="float" office:value="0" calcext:value-type="float">
            <text:p>0</text:p>
          </table:table-cell>
          <table:table-cell table:formula="of:=[.B353]-[.D353]" office:value-type="float" office:value="5.462181208" calcext:value-type="float">
            <text:p>5,4621812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 office:value-type="float" office:value="1.65114" calcext:value-type="float">
            <text:p>1,65114</text:p>
          </table:table-cell>
          <table:table-cell office:value-type="float" office:value="400" calcext:value-type="float">
            <text:p>400</text:p>
          </table:table-cell>
          <table:table-cell office:value-type="float" office:value="0.000004525" calcext:value-type="float">
            <text:p>4,53E-06</text:p>
          </table:table-cell>
          <table:table-cell table:formula="of:=[.A354]-[.C354]" office:value-type="float" office:value="0" calcext:value-type="float">
            <text:p>0</text:p>
          </table:table-cell>
          <table:table-cell table:formula="of:=[.B354]-[.D354]" office:value-type="float" office:value="1.651135475" calcext:value-type="float">
            <text:p>1,6511354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8.12727" calcext:value-type="float">
            <text:p>8,12727</text:p>
          </table:table-cell>
          <table:table-cell office:value-type="float" office:value="300" calcext:value-type="float">
            <text:p>300</text:p>
          </table:table-cell>
          <table:table-cell office:value-type="float" office:value="0.000018388" calcext:value-type="float">
            <text:p>1,84E-05</text:p>
          </table:table-cell>
          <table:table-cell table:formula="of:=[.A355]-[.C355]" office:value-type="float" office:value="0" calcext:value-type="float">
            <text:p>0</text:p>
          </table:table-cell>
          <table:table-cell table:formula="of:=[.B355]-[.D355]" office:value-type="float" office:value="8.127251612" calcext:value-type="float">
            <text:p>8,12725161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1.04256" calcext:value-type="float">
            <text:p>1,04256</text:p>
          </table:table-cell>
          <table:table-cell office:value-type="float" office:value="300" calcext:value-type="float">
            <text:p>300</text:p>
          </table:table-cell>
          <table:table-cell office:value-type="float" office:value="0.000007189" calcext:value-type="float">
            <text:p>7,19E-06</text:p>
          </table:table-cell>
          <table:table-cell table:formula="of:=[.A356]-[.C356]" office:value-type="float" office:value="0" calcext:value-type="float">
            <text:p>0</text:p>
          </table:table-cell>
          <table:table-cell table:formula="of:=[.B356]-[.D356]" office:value-type="float" office:value="1.042552811" calcext:value-type="float">
            <text:p>1,04255281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1.67651" calcext:value-type="float">
            <text:p>1,67651</text:p>
          </table:table-cell>
          <table:table-cell office:value-type="float" office:value="300" calcext:value-type="float">
            <text:p>300</text:p>
          </table:table-cell>
          <table:table-cell office:value-type="float" office:value="0.00000675" calcext:value-type="float">
            <text:p>6,75E-06</text:p>
          </table:table-cell>
          <table:table-cell table:formula="of:=[.A357]-[.C357]" office:value-type="float" office:value="0" calcext:value-type="float">
            <text:p>0</text:p>
          </table:table-cell>
          <table:table-cell table:formula="of:=[.B357]-[.D357]" office:value-type="float" office:value="1.67650325" calcext:value-type="float">
            <text:p>1,676503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21.074" calcext:value-type="float">
            <text:p>21,074</text:p>
          </table:table-cell>
          <table:table-cell office:value-type="float" office:value="500" calcext:value-type="float">
            <text:p>500</text:p>
          </table:table-cell>
          <table:table-cell office:value-type="float" office:value="0.00003537" calcext:value-type="float">
            <text:p>3,54E-05</text:p>
          </table:table-cell>
          <table:table-cell table:formula="of:=[.A358]-[.C358]" office:value-type="float" office:value="0" calcext:value-type="float">
            <text:p>0</text:p>
          </table:table-cell>
          <table:table-cell table:formula="of:=[.B358]-[.D358]" office:value-type="float" office:value="21.07396463" calcext:value-type="float">
            <text:p>21,073964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326192" calcext:value-type="float">
            <text:p>0,326192</text:p>
          </table:table-cell>
          <table:table-cell office:value-type="float" office:value="100" calcext:value-type="float">
            <text:p>100</text:p>
          </table:table-cell>
          <table:table-cell office:value-type="float" office:value="0.000022655" calcext:value-type="float">
            <text:p>2,27E-05</text:p>
          </table:table-cell>
          <table:table-cell table:formula="of:=[.A359]-[.C359]" office:value-type="float" office:value="0" calcext:value-type="float">
            <text:p>0</text:p>
          </table:table-cell>
          <table:table-cell table:formula="of:=[.B359]-[.D359]" office:value-type="float" office:value="0.326169345" calcext:value-type="float">
            <text:p>0,3261693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286335" calcext:value-type="float">
            <text:p>0,286335</text:p>
          </table:table-cell>
          <table:table-cell office:value-type="float" office:value="100" calcext:value-type="float">
            <text:p>100</text:p>
          </table:table-cell>
          <table:table-cell office:value-type="float" office:value="0.000014218" calcext:value-type="float">
            <text:p>1,42E-05</text:p>
          </table:table-cell>
          <table:table-cell table:formula="of:=[.A360]-[.C360]" office:value-type="float" office:value="0" calcext:value-type="float">
            <text:p>0</text:p>
          </table:table-cell>
          <table:table-cell table:formula="of:=[.B360]-[.D360]" office:value-type="float" office:value="0.286320782" calcext:value-type="float">
            <text:p>0,2863207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326652" calcext:value-type="float">
            <text:p>0,326652</text:p>
          </table:table-cell>
          <table:table-cell office:value-type="float" office:value="100" calcext:value-type="float">
            <text:p>100</text:p>
          </table:table-cell>
          <table:table-cell office:value-type="float" office:value="0.000015088" calcext:value-type="float">
            <text:p>1,51E-05</text:p>
          </table:table-cell>
          <table:table-cell table:formula="of:=[.A361]-[.C361]" office:value-type="float" office:value="0" calcext:value-type="float">
            <text:p>0</text:p>
          </table:table-cell>
          <table:table-cell table:formula="of:=[.B361]-[.D361]" office:value-type="float" office:value="0.326636912" calcext:value-type="float">
            <text:p>0,3266369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321116" calcext:value-type="float">
            <text:p>0,321116</text:p>
          </table:table-cell>
          <table:table-cell office:value-type="float" office:value="100" calcext:value-type="float">
            <text:p>100</text:p>
          </table:table-cell>
          <table:table-cell office:value-type="float" office:value="0.000014575" calcext:value-type="float">
            <text:p>1,46E-05</text:p>
          </table:table-cell>
          <table:table-cell table:formula="of:=[.A362]-[.C362]" office:value-type="float" office:value="0" calcext:value-type="float">
            <text:p>0</text:p>
          </table:table-cell>
          <table:table-cell table:formula="of:=[.B362]-[.D362]" office:value-type="float" office:value="0.321101425" calcext:value-type="float">
            <text:p>0,3211014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1.25179" calcext:value-type="float">
            <text:p>1,25179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171" calcext:value-type="float">
            <text:p>5,17E-06</text:p>
          </table:table-cell>
          <table:table-cell table:formula="of:=[.A363]-[.C363]" office:value-type="float" office:value="0" calcext:value-type="float">
            <text:p>0</text:p>
          </table:table-cell>
          <table:table-cell table:formula="of:=[.B363]-[.D363]" office:value-type="float" office:value="1.251784829" calcext:value-type="float">
            <text:p>1,25178482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0.98543" calcext:value-type="float">
            <text:p>0,98543</text:p>
          </table:table-cell>
          <table:table-cell office:value-type="float" office:value="300" calcext:value-type="float">
            <text:p>300</text:p>
          </table:table-cell>
          <table:table-cell office:value-type="float" office:value="0.000004435" calcext:value-type="float">
            <text:p>4,44E-06</text:p>
          </table:table-cell>
          <table:table-cell table:formula="of:=[.A364]-[.C364]" office:value-type="float" office:value="0" calcext:value-type="float">
            <text:p>0</text:p>
          </table:table-cell>
          <table:table-cell table:formula="of:=[.B364]-[.D364]" office:value-type="float" office:value="0.985425565" calcext:value-type="float">
            <text:p>0,98542556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1.16594" calcext:value-type="float">
            <text:p>1,16594</text:p>
          </table:table-cell>
          <table:table-cell office:value-type="float" office:value="300" calcext:value-type="float">
            <text:p>300</text:p>
          </table:table-cell>
          <table:table-cell office:value-type="float" office:value="0.000007442" calcext:value-type="float">
            <text:p>7,44E-06</text:p>
          </table:table-cell>
          <table:table-cell table:formula="of:=[.A365]-[.C365]" office:value-type="float" office:value="0" calcext:value-type="float">
            <text:p>0</text:p>
          </table:table-cell>
          <table:table-cell table:formula="of:=[.B365]-[.D365]" office:value-type="float" office:value="1.165932558" calcext:value-type="float">
            <text:p>1,16593255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7.76066" calcext:value-type="float">
            <text:p>7,76066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216" calcext:value-type="float">
            <text:p>5,22E-06</text:p>
          </table:table-cell>
          <table:table-cell table:formula="of:=[.A366]-[.C366]" office:value-type="float" office:value="0" calcext:value-type="float">
            <text:p>0</text:p>
          </table:table-cell>
          <table:table-cell table:formula="of:=[.B366]-[.D366]" office:value-type="float" office:value="7.760654784" calcext:value-type="float">
            <text:p>7,7606547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7.77897" calcext:value-type="float">
            <text:p>7,77897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17" calcext:value-type="float">
            <text:p>5,17E-06</text:p>
          </table:table-cell>
          <table:table-cell table:formula="of:=[.A367]-[.C367]" office:value-type="float" office:value="0" calcext:value-type="float">
            <text:p>0</text:p>
          </table:table-cell>
          <table:table-cell table:formula="of:=[.B367]-[.D367]" office:value-type="float" office:value="7.77896483" calcext:value-type="float">
            <text:p>7,7789648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6.16109" calcext:value-type="float">
            <text:p>6,16109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554" calcext:value-type="float">
            <text:p>5,55E-06</text:p>
          </table:table-cell>
          <table:table-cell table:formula="of:=[.A368]-[.C368]" office:value-type="float" office:value="0" calcext:value-type="float">
            <text:p>0</text:p>
          </table:table-cell>
          <table:table-cell table:formula="of:=[.B368]-[.D368]" office:value-type="float" office:value="6.161084446" calcext:value-type="float">
            <text:p>6,1610844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050941" calcext:value-type="float">
            <text:p>0,05094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186" calcext:value-type="float">
            <text:p>7,19E-06</text:p>
          </table:table-cell>
          <table:table-cell table:formula="of:=[.A369]-[.C369]" office:value-type="float" office:value="0" calcext:value-type="float">
            <text:p>0</text:p>
          </table:table-cell>
          <table:table-cell table:formula="of:=[.B369]-[.D369]" office:value-type="float" office:value="0.050933814" calcext:value-type="float">
            <text:p>0,0509338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0539939" calcext:value-type="float">
            <text:p>0,0539939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916" calcext:value-type="float">
            <text:p>5,92E-06</text:p>
          </table:table-cell>
          <table:table-cell table:formula="of:=[.A370]-[.C370]" office:value-type="float" office:value="0" calcext:value-type="float">
            <text:p>0</text:p>
          </table:table-cell>
          <table:table-cell table:formula="of:=[.B370]-[.D370]" office:value-type="float" office:value="0.053987984" calcext:value-type="float">
            <text:p>0,0539879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0596769" calcext:value-type="float">
            <text:p>0,0596769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599" calcext:value-type="float">
            <text:p>4,60E-06</text:p>
          </table:table-cell>
          <table:table-cell table:formula="of:=[.A371]-[.C371]" office:value-type="float" office:value="0" calcext:value-type="float">
            <text:p>0</text:p>
          </table:table-cell>
          <table:table-cell table:formula="of:=[.B371]-[.D371]" office:value-type="float" office:value="0.059672301" calcext:value-type="float">
            <text:p>0,0596723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0.206406" calcext:value-type="float">
            <text:p>0,206406</text:p>
          </table:table-cell>
          <table:table-cell office:value-type="float" office:value="300" calcext:value-type="float">
            <text:p>300</text:p>
          </table:table-cell>
          <table:table-cell office:value-type="float" office:value="0.000004551" calcext:value-type="float">
            <text:p>4,55E-06</text:p>
          </table:table-cell>
          <table:table-cell table:formula="of:=[.A372]-[.C372]" office:value-type="float" office:value="0" calcext:value-type="float">
            <text:p>0</text:p>
          </table:table-cell>
          <table:table-cell table:formula="of:=[.B372]-[.D372]" office:value-type="float" office:value="0.206401449" calcext:value-type="float">
            <text:p>0,20640144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0.230563" calcext:value-type="float">
            <text:p>0,230563</text:p>
          </table:table-cell>
          <table:table-cell office:value-type="float" office:value="300" calcext:value-type="float">
            <text:p>300</text:p>
          </table:table-cell>
          <table:table-cell office:value-type="float" office:value="0.000007587" calcext:value-type="float">
            <text:p>7,59E-06</text:p>
          </table:table-cell>
          <table:table-cell table:formula="of:=[.A373]-[.C373]" office:value-type="float" office:value="0" calcext:value-type="float">
            <text:p>0</text:p>
          </table:table-cell>
          <table:table-cell table:formula="of:=[.B373]-[.D373]" office:value-type="float" office:value="0.230555413" calcext:value-type="float">
            <text:p>0,23055541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0.327646" calcext:value-type="float">
            <text:p>0,327646</text:p>
          </table:table-cell>
          <table:table-cell office:value-type="float" office:value="300" calcext:value-type="float">
            <text:p>300</text:p>
          </table:table-cell>
          <table:table-cell office:value-type="float" office:value="0.000007099" calcext:value-type="float">
            <text:p>7,10E-06</text:p>
          </table:table-cell>
          <table:table-cell table:formula="of:=[.A374]-[.C374]" office:value-type="float" office:value="0" calcext:value-type="float">
            <text:p>0</text:p>
          </table:table-cell>
          <table:table-cell table:formula="of:=[.B374]-[.D374]" office:value-type="float" office:value="0.327638901" calcext:value-type="float">
            <text:p>0,3276389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0.544354" calcext:value-type="float">
            <text:p>0,544354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428" calcext:value-type="float">
            <text:p>7,43E-06</text:p>
          </table:table-cell>
          <table:table-cell table:formula="of:=[.A375]-[.C375]" office:value-type="float" office:value="0" calcext:value-type="float">
            <text:p>0</text:p>
          </table:table-cell>
          <table:table-cell table:formula="of:=[.B375]-[.D375]" office:value-type="float" office:value="0.544346572" calcext:value-type="float">
            <text:p>0,54434657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0.479345" calcext:value-type="float">
            <text:p>0,479345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317" calcext:value-type="float">
            <text:p>7,32E-06</text:p>
          </table:table-cell>
          <table:table-cell table:formula="of:=[.A376]-[.C376]" office:value-type="float" office:value="0" calcext:value-type="float">
            <text:p>0</text:p>
          </table:table-cell>
          <table:table-cell table:formula="of:=[.B376]-[.D376]" office:value-type="float" office:value="0.479337683" calcext:value-type="float">
            <text:p>0,47933768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0.537546" calcext:value-type="float">
            <text:p>0,537546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727" calcext:value-type="float">
            <text:p>7,73E-06</text:p>
          </table:table-cell>
          <table:table-cell table:formula="of:=[.A377]-[.C377]" office:value-type="float" office:value="0" calcext:value-type="float">
            <text:p>0</text:p>
          </table:table-cell>
          <table:table-cell table:formula="of:=[.B377]-[.D377]" office:value-type="float" office:value="0.537538273" calcext:value-type="float">
            <text:p>0,5375382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112125" calcext:value-type="float">
            <text:p>0,112125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078" calcext:value-type="float">
            <text:p>7,08E-06</text:p>
          </table:table-cell>
          <table:table-cell table:formula="of:=[.A378]-[.C378]" office:value-type="float" office:value="0" calcext:value-type="float">
            <text:p>0</text:p>
          </table:table-cell>
          <table:table-cell table:formula="of:=[.B378]-[.D378]" office:value-type="float" office:value="0.112117922" calcext:value-type="float">
            <text:p>0,1121179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167081" calcext:value-type="float">
            <text:p>0,16708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668" calcext:value-type="float">
            <text:p>6,68E-06</text:p>
          </table:table-cell>
          <table:table-cell table:formula="of:=[.A379]-[.C379]" office:value-type="float" office:value="0" calcext:value-type="float">
            <text:p>0</text:p>
          </table:table-cell>
          <table:table-cell table:formula="of:=[.B379]-[.D379]" office:value-type="float" office:value="0.16707432" calcext:value-type="float">
            <text:p>0,167074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239766" calcext:value-type="float">
            <text:p>0,239766</text:p>
          </table:table-cell>
          <table:table-cell office:value-type="float" office:value="100" calcext:value-type="float">
            <text:p>100</text:p>
          </table:table-cell>
          <table:table-cell office:value-type="float" office:value="0.000019186" calcext:value-type="float">
            <text:p>1,92E-05</text:p>
          </table:table-cell>
          <table:table-cell table:formula="of:=[.A380]-[.C380]" office:value-type="float" office:value="0" calcext:value-type="float">
            <text:p>0</text:p>
          </table:table-cell>
          <table:table-cell table:formula="of:=[.B380]-[.D380]" office:value-type="float" office:value="0.239746814" calcext:value-type="float">
            <text:p>0,23974681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5.72489" calcext:value-type="float">
            <text:p>5,72489</text:p>
          </table:table-cell>
          <table:table-cell office:value-type="float" office:value="300" calcext:value-type="float">
            <text:p>300</text:p>
          </table:table-cell>
          <table:table-cell office:value-type="float" office:value="0.000016496" calcext:value-type="float">
            <text:p>1,65E-05</text:p>
          </table:table-cell>
          <table:table-cell table:formula="of:=[.A381]-[.C381]" office:value-type="float" office:value="0" calcext:value-type="float">
            <text:p>0</text:p>
          </table:table-cell>
          <table:table-cell table:formula="of:=[.B381]-[.D381]" office:value-type="float" office:value="5.724873504" calcext:value-type="float">
            <text:p>5,72487350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1.60359" calcext:value-type="float">
            <text:p>1,60359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175" calcext:value-type="float">
            <text:p>5,18E-06</text:p>
          </table:table-cell>
          <table:table-cell table:formula="of:=[.A382]-[.C382]" office:value-type="float" office:value="0" calcext:value-type="float">
            <text:p>0</text:p>
          </table:table-cell>
          <table:table-cell table:formula="of:=[.B382]-[.D382]" office:value-type="float" office:value="1.603584825" calcext:value-type="float">
            <text:p>1,6035848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5.39486" calcext:value-type="float">
            <text:p>5,39486</text:p>
          </table:table-cell>
          <table:table-cell office:value-type="float" office:value="300" calcext:value-type="float">
            <text:p>300</text:p>
          </table:table-cell>
          <table:table-cell office:value-type="float" office:value="0.000019684" calcext:value-type="float">
            <text:p>1,97E-05</text:p>
          </table:table-cell>
          <table:table-cell table:formula="of:=[.A383]-[.C383]" office:value-type="float" office:value="0" calcext:value-type="float">
            <text:p>0</text:p>
          </table:table-cell>
          <table:table-cell table:formula="of:=[.B383]-[.D383]" office:value-type="float" office:value="5.394840316" calcext:value-type="float">
            <text:p>5,3948403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10.9776" calcext:value-type="float">
            <text:p>10,9776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057" calcext:value-type="float">
            <text:p>7,06E-06</text:p>
          </table:table-cell>
          <table:table-cell table:formula="of:=[.A384]-[.C384]" office:value-type="float" office:value="0" calcext:value-type="float">
            <text:p>0</text:p>
          </table:table-cell>
          <table:table-cell table:formula="of:=[.B384]-[.D384]" office:value-type="float" office:value="10.977592943" calcext:value-type="float">
            <text:p>10,97759294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23.3055" calcext:value-type="float">
            <text:p>23,3055</text:p>
          </table:table-cell>
          <table:table-cell office:value-type="float" office:value="500" calcext:value-type="float">
            <text:p>500</text:p>
          </table:table-cell>
          <table:table-cell office:value-type="float" office:value="0.000006637" calcext:value-type="float">
            <text:p>6,64E-06</text:p>
          </table:table-cell>
          <table:table-cell table:formula="of:=[.A385]-[.C385]" office:value-type="float" office:value="0" calcext:value-type="float">
            <text:p>0</text:p>
          </table:table-cell>
          <table:table-cell table:formula="of:=[.B385]-[.D385]" office:value-type="float" office:value="23.305493363" calcext:value-type="float">
            <text:p>23,30549336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12.2669" calcext:value-type="float">
            <text:p>12,2669</text:p>
          </table:table-cell>
          <table:table-cell office:value-type="float" office:value="500" calcext:value-type="float">
            <text:p>500</text:p>
          </table:table-cell>
          <table:table-cell office:value-type="float" office:value="0.000011408" calcext:value-type="float">
            <text:p>1,14E-05</text:p>
          </table:table-cell>
          <table:table-cell table:formula="of:=[.A386]-[.C386]" office:value-type="float" office:value="0" calcext:value-type="float">
            <text:p>0</text:p>
          </table:table-cell>
          <table:table-cell table:formula="of:=[.B386]-[.D386]" office:value-type="float" office:value="12.266888592" calcext:value-type="float">
            <text:p>12,2668885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161481" calcext:value-type="float">
            <text:p>0,16148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836" calcext:value-type="float">
            <text:p>5,84E-06</text:p>
          </table:table-cell>
          <table:table-cell table:formula="of:=[.A387]-[.C387]" office:value-type="float" office:value="0" calcext:value-type="float">
            <text:p>0</text:p>
          </table:table-cell>
          <table:table-cell table:formula="of:=[.B387]-[.D387]" office:value-type="float" office:value="0.161475164" calcext:value-type="float">
            <text:p>0,1614751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0946321" calcext:value-type="float">
            <text:p>0,094632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688" calcext:value-type="float">
            <text:p>5,69E-06</text:p>
          </table:table-cell>
          <table:table-cell table:formula="of:=[.A388]-[.C388]" office:value-type="float" office:value="0" calcext:value-type="float">
            <text:p>0</text:p>
          </table:table-cell>
          <table:table-cell table:formula="of:=[.B388]-[.D388]" office:value-type="float" office:value="0.094626412" calcext:value-type="float">
            <text:p>0,0946264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0981071" calcext:value-type="float">
            <text:p>0,098107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01" calcext:value-type="float">
            <text:p>5,01E-06</text:p>
          </table:table-cell>
          <table:table-cell table:formula="of:=[.A389]-[.C389]" office:value-type="float" office:value="0" calcext:value-type="float">
            <text:p>0</text:p>
          </table:table-cell>
          <table:table-cell table:formula="of:=[.B389]-[.D389]" office:value-type="float" office:value="0.09810209" calcext:value-type="float">
            <text:p>0,0981020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0.737242" calcext:value-type="float">
            <text:p>0,737242</text:p>
          </table:table-cell>
          <table:table-cell office:value-type="float" office:value="300" calcext:value-type="float">
            <text:p>300</text:p>
          </table:table-cell>
          <table:table-cell office:value-type="float" office:value="0.000004502" calcext:value-type="float">
            <text:p>4,50E-06</text:p>
          </table:table-cell>
          <table:table-cell table:formula="of:=[.A390]-[.C390]" office:value-type="float" office:value="0" calcext:value-type="float">
            <text:p>0</text:p>
          </table:table-cell>
          <table:table-cell table:formula="of:=[.B390]-[.D390]" office:value-type="float" office:value="0.737237498" calcext:value-type="float">
            <text:p>0,7372374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0.888164" calcext:value-type="float">
            <text:p>0,888164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153" calcext:value-type="float">
            <text:p>5,15E-06</text:p>
          </table:table-cell>
          <table:table-cell table:formula="of:=[.A391]-[.C391]" office:value-type="float" office:value="0" calcext:value-type="float">
            <text:p>0</text:p>
          </table:table-cell>
          <table:table-cell table:formula="of:=[.B391]-[.D391]" office:value-type="float" office:value="0.888158847" calcext:value-type="float">
            <text:p>0,88815884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0.704579" calcext:value-type="float">
            <text:p>0,704579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764" calcext:value-type="float">
            <text:p>5,76E-06</text:p>
          </table:table-cell>
          <table:table-cell table:formula="of:=[.A392]-[.C392]" office:value-type="float" office:value="0" calcext:value-type="float">
            <text:p>0</text:p>
          </table:table-cell>
          <table:table-cell table:formula="of:=[.B392]-[.D392]" office:value-type="float" office:value="0.704573236" calcext:value-type="float">
            <text:p>0,7045732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2.36633" calcext:value-type="float">
            <text:p>2,36633</text:p>
          </table:table-cell>
          <table:table-cell office:value-type="float" office:value="500" calcext:value-type="float">
            <text:p>500</text:p>
          </table:table-cell>
          <table:table-cell office:value-type="float" office:value="0.00001076" calcext:value-type="float">
            <text:p>1,08E-05</text:p>
          </table:table-cell>
          <table:table-cell table:formula="of:=[.A393]-[.C393]" office:value-type="float" office:value="0" calcext:value-type="float">
            <text:p>0</text:p>
          </table:table-cell>
          <table:table-cell table:formula="of:=[.B393]-[.D393]" office:value-type="float" office:value="2.36631924" calcext:value-type="float">
            <text:p>2,366319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2.87523" calcext:value-type="float">
            <text:p>2,87523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747" calcext:value-type="float">
            <text:p>5,75E-06</text:p>
          </table:table-cell>
          <table:table-cell table:formula="of:=[.A394]-[.C394]" office:value-type="float" office:value="0" calcext:value-type="float">
            <text:p>0</text:p>
          </table:table-cell>
          <table:table-cell table:formula="of:=[.B394]-[.D394]" office:value-type="float" office:value="2.875224253" calcext:value-type="float">
            <text:p>2,8752242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2.24923" calcext:value-type="float">
            <text:p>2,24923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295" calcext:value-type="float">
            <text:p>7,30E-06</text:p>
          </table:table-cell>
          <table:table-cell table:formula="of:=[.A395]-[.C395]" office:value-type="float" office:value="0" calcext:value-type="float">
            <text:p>0</text:p>
          </table:table-cell>
          <table:table-cell table:formula="of:=[.B395]-[.D395]" office:value-type="float" office:value="2.249222705" calcext:value-type="float">
            <text:p>2,2492227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0522311" calcext:value-type="float">
            <text:p>0,052231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622" calcext:value-type="float">
            <text:p>6,22E-06</text:p>
          </table:table-cell>
          <table:table-cell table:formula="of:=[.A396]-[.C396]" office:value-type="float" office:value="0" calcext:value-type="float">
            <text:p>0</text:p>
          </table:table-cell>
          <table:table-cell table:formula="of:=[.B396]-[.D396]" office:value-type="float" office:value="0.05222488" calcext:value-type="float">
            <text:p>0,052224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057548" calcext:value-type="float">
            <text:p>0,057548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687" calcext:value-type="float">
            <text:p>5,69E-06</text:p>
          </table:table-cell>
          <table:table-cell table:formula="of:=[.A397]-[.C397]" office:value-type="float" office:value="0" calcext:value-type="float">
            <text:p>0</text:p>
          </table:table-cell>
          <table:table-cell table:formula="of:=[.B397]-[.D397]" office:value-type="float" office:value="0.057542313" calcext:value-type="float">
            <text:p>0,0575423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051784" calcext:value-type="float">
            <text:p>0,051784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349" calcext:value-type="float">
            <text:p>7,35E-06</text:p>
          </table:table-cell>
          <table:table-cell table:formula="of:=[.A398]-[.C398]" office:value-type="float" office:value="0" calcext:value-type="float">
            <text:p>0</text:p>
          </table:table-cell>
          <table:table-cell table:formula="of:=[.B398]-[.D398]" office:value-type="float" office:value="0.051776651" calcext:value-type="float">
            <text:p>0,05177665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0.145983" calcext:value-type="float">
            <text:p>0,145983</text:p>
          </table:table-cell>
          <table:table-cell office:value-type="float" office:value="300" calcext:value-type="float">
            <text:p>300</text:p>
          </table:table-cell>
          <table:table-cell office:value-type="float" office:value="0.000006089" calcext:value-type="float">
            <text:p>6,09E-06</text:p>
          </table:table-cell>
          <table:table-cell table:formula="of:=[.A399]-[.C399]" office:value-type="float" office:value="0" calcext:value-type="float">
            <text:p>0</text:p>
          </table:table-cell>
          <table:table-cell table:formula="of:=[.B399]-[.D399]" office:value-type="float" office:value="0.145976911" calcext:value-type="float">
            <text:p>0,14597691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0.113668" calcext:value-type="float">
            <text:p>0,113668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17" calcext:value-type="float">
            <text:p>5,17E-06</text:p>
          </table:table-cell>
          <table:table-cell table:formula="of:=[.A400]-[.C400]" office:value-type="float" office:value="0" calcext:value-type="float">
            <text:p>0</text:p>
          </table:table-cell>
          <table:table-cell table:formula="of:=[.B400]-[.D400]" office:value-type="float" office:value="0.11366283" calcext:value-type="float">
            <text:p>0,1136628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0.148423" calcext:value-type="float">
            <text:p>0,148423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18" calcext:value-type="float">
            <text:p>5,18E-06</text:p>
          </table:table-cell>
          <table:table-cell table:formula="of:=[.A401]-[.C401]" office:value-type="float" office:value="0" calcext:value-type="float">
            <text:p>0</text:p>
          </table:table-cell>
          <table:table-cell table:formula="of:=[.B401]-[.D401]" office:value-type="float" office:value="0.14841782" calcext:value-type="float">
            <text:p>0,1484178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0.210012" calcext:value-type="float">
            <text:p>0,210012</text:p>
          </table:table-cell>
          <table:table-cell office:value-type="float" office:value="500" calcext:value-type="float">
            <text:p>500</text:p>
          </table:table-cell>
          <table:table-cell office:value-type="float" office:value="0.000004926" calcext:value-type="float">
            <text:p>4,93E-06</text:p>
          </table:table-cell>
          <table:table-cell table:formula="of:=[.A402]-[.C402]" office:value-type="float" office:value="0" calcext:value-type="float">
            <text:p>0</text:p>
          </table:table-cell>
          <table:table-cell table:formula="of:=[.B402]-[.D402]" office:value-type="float" office:value="0.210007074" calcext:value-type="float">
            <text:p>0,2100070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0.230468" calcext:value-type="float">
            <text:p>0,230468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978" calcext:value-type="float">
            <text:p>7,98E-06</text:p>
          </table:table-cell>
          <table:table-cell table:formula="of:=[.A403]-[.C403]" office:value-type="float" office:value="0" calcext:value-type="float">
            <text:p>0</text:p>
          </table:table-cell>
          <table:table-cell table:formula="of:=[.B403]-[.D403]" office:value-type="float" office:value="0.230460022" calcext:value-type="float">
            <text:p>0,2304600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0.208473" calcext:value-type="float">
            <text:p>0,208473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839" calcext:value-type="float">
            <text:p>5,84E-06</text:p>
          </table:table-cell>
          <table:table-cell table:formula="of:=[.A404]-[.C404]" office:value-type="float" office:value="0" calcext:value-type="float">
            <text:p>0</text:p>
          </table:table-cell>
          <table:table-cell table:formula="of:=[.B404]-[.D404]" office:value-type="float" office:value="0.208467161" calcext:value-type="float">
            <text:p>0,2084671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16715" calcext:value-type="float">
            <text:p>0,16715</text:p>
          </table:table-cell>
          <table:table-cell office:value-type="float" office:value="100" calcext:value-type="float">
            <text:p>100</text:p>
          </table:table-cell>
          <table:table-cell office:value-type="float" office:value="0.000009557" calcext:value-type="float">
            <text:p>9,56E-06</text:p>
          </table:table-cell>
          <table:table-cell table:formula="of:=[.A405]-[.C405]" office:value-type="float" office:value="0" calcext:value-type="float">
            <text:p>0</text:p>
          </table:table-cell>
          <table:table-cell table:formula="of:=[.B405]-[.D405]" office:value-type="float" office:value="0.167140443" calcext:value-type="float">
            <text:p>0,1671404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138523" calcext:value-type="float">
            <text:p>0,138523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599" calcext:value-type="float">
            <text:p>5,60E-06</text:p>
          </table:table-cell>
          <table:table-cell table:formula="of:=[.A406]-[.C406]" office:value-type="float" office:value="0" calcext:value-type="float">
            <text:p>0</text:p>
          </table:table-cell>
          <table:table-cell table:formula="of:=[.B406]-[.D406]" office:value-type="float" office:value="0.138517401" calcext:value-type="float">
            <text:p>0,138517401</text:p>
          </table:table-cell>
        </table:table-row>
        <table:table-row table:style-name="ro1">
          <table:table-cell office:value-type="float" office:value="99.9703" calcext:value-type="float">
            <text:p>99,9703</text:p>
          </table:table-cell>
          <table:table-cell table:style-name="Default" office:value-type="float" office:value="0.332488" calcext:value-type="float">
            <text:p>0,332488</text:p>
          </table:table-cell>
          <table:table-cell office:value-type="float" office:value="100" calcext:value-type="float">
            <text:p>100</text:p>
          </table:table-cell>
          <table:table-cell office:value-type="float" office:value="0.000015205" calcext:value-type="float">
            <text:p>1,52E-05</text:p>
          </table:table-cell>
          <table:table-cell table:formula="of:=[.A407]-[.C407]" office:value-type="float" office:value="-0.0297000000000054" calcext:value-type="float">
            <text:p>-0,0297000000000054</text:p>
          </table:table-cell>
          <table:table-cell table:formula="of:=[.B407]-[.D407]" office:value-type="float" office:value="0.332472795" calcext:value-type="float">
            <text:p>0,33247279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0.937045" calcext:value-type="float">
            <text:p>0,937045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828" calcext:value-type="float">
            <text:p>5,83E-06</text:p>
          </table:table-cell>
          <table:table-cell table:formula="of:=[.A408]-[.C408]" office:value-type="float" office:value="0" calcext:value-type="float">
            <text:p>0</text:p>
          </table:table-cell>
          <table:table-cell table:formula="of:=[.B408]-[.D408]" office:value-type="float" office:value="0.937039172" calcext:value-type="float">
            <text:p>0,93703917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1.3129" calcext:value-type="float">
            <text:p>1,3129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007" calcext:value-type="float">
            <text:p>5,01E-06</text:p>
          </table:table-cell>
          <table:table-cell table:formula="of:=[.A409]-[.C409]" office:value-type="float" office:value="0" calcext:value-type="float">
            <text:p>0</text:p>
          </table:table-cell>
          <table:table-cell table:formula="of:=[.B409]-[.D409]" office:value-type="float" office:value="1.312894993" calcext:value-type="float">
            <text:p>1,31289499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0.951789" calcext:value-type="float">
            <text:p>0,951789</text:p>
          </table:table-cell>
          <table:table-cell office:value-type="float" office:value="300" calcext:value-type="float">
            <text:p>300</text:p>
          </table:table-cell>
          <table:table-cell office:value-type="float" office:value="0.000010599" calcext:value-type="float">
            <text:p>1,06E-05</text:p>
          </table:table-cell>
          <table:table-cell table:formula="of:=[.A410]-[.C410]" office:value-type="float" office:value="0" calcext:value-type="float">
            <text:p>0</text:p>
          </table:table-cell>
          <table:table-cell table:formula="of:=[.B410]-[.D410]" office:value-type="float" office:value="0.951778401" calcext:value-type="float">
            <text:p>0,9517784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3.79342" calcext:value-type="float">
            <text:p>3,79342</text:p>
          </table:table-cell>
          <table:table-cell office:value-type="float" office:value="500" calcext:value-type="float">
            <text:p>500</text:p>
          </table:table-cell>
          <table:table-cell office:value-type="float" office:value="0.000014033" calcext:value-type="float">
            <text:p>1,40E-05</text:p>
          </table:table-cell>
          <table:table-cell table:formula="of:=[.A411]-[.C411]" office:value-type="float" office:value="0" calcext:value-type="float">
            <text:p>0</text:p>
          </table:table-cell>
          <table:table-cell table:formula="of:=[.B411]-[.D411]" office:value-type="float" office:value="3.793405967" calcext:value-type="float">
            <text:p>3,7934059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1.68478" calcext:value-type="float">
            <text:p>1,68478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857" calcext:value-type="float">
            <text:p>5,86E-06</text:p>
          </table:table-cell>
          <table:table-cell table:formula="of:=[.A412]-[.C412]" office:value-type="float" office:value="0" calcext:value-type="float">
            <text:p>0</text:p>
          </table:table-cell>
          <table:table-cell table:formula="of:=[.B412]-[.D412]" office:value-type="float" office:value="1.684774143" calcext:value-type="float">
            <text:p>1,68477414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2.87285" calcext:value-type="float">
            <text:p>2,87285</text:p>
          </table:table-cell>
          <table:table-cell office:value-type="float" office:value="500" calcext:value-type="float">
            <text:p>500</text:p>
          </table:table-cell>
          <table:table-cell office:value-type="float" office:value="0.000004998" calcext:value-type="float">
            <text:p>5,00E-06</text:p>
          </table:table-cell>
          <table:table-cell table:formula="of:=[.A413]-[.C413]" office:value-type="float" office:value="0" calcext:value-type="float">
            <text:p>0</text:p>
          </table:table-cell>
          <table:table-cell table:formula="of:=[.B413]-[.D413]" office:value-type="float" office:value="2.872845002" calcext:value-type="float">
            <text:p>2,8728450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158374" calcext:value-type="float">
            <text:p>0,158374</text:p>
          </table:table-cell>
          <table:table-cell office:value-type="float" office:value="100" calcext:value-type="float">
            <text:p>100</text:p>
          </table:table-cell>
          <table:table-cell office:value-type="float" office:value="0.000006141" calcext:value-type="float">
            <text:p>6,14E-06</text:p>
          </table:table-cell>
          <table:table-cell table:formula="of:=[.A414]-[.C414]" office:value-type="float" office:value="0" calcext:value-type="float">
            <text:p>0</text:p>
          </table:table-cell>
          <table:table-cell table:formula="of:=[.B414]-[.D414]" office:value-type="float" office:value="0.158367859" calcext:value-type="float">
            <text:p>0,1583678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334418" calcext:value-type="float">
            <text:p>0,334418</text:p>
          </table:table-cell>
          <table:table-cell office:value-type="float" office:value="100" calcext:value-type="float">
            <text:p>100</text:p>
          </table:table-cell>
          <table:table-cell office:value-type="float" office:value="0.000014564" calcext:value-type="float">
            <text:p>1,46E-05</text:p>
          </table:table-cell>
          <table:table-cell table:formula="of:=[.A415]-[.C415]" office:value-type="float" office:value="0" calcext:value-type="float">
            <text:p>0</text:p>
          </table:table-cell>
          <table:table-cell table:formula="of:=[.B415]-[.D415]" office:value-type="float" office:value="0.334403436" calcext:value-type="float">
            <text:p>0,3344034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434364" calcext:value-type="float">
            <text:p>0,434364</text:p>
          </table:table-cell>
          <table:table-cell office:value-type="float" office:value="100" calcext:value-type="float">
            <text:p>100</text:p>
          </table:table-cell>
          <table:table-cell office:value-type="float" office:value="0.000010714" calcext:value-type="float">
            <text:p>1,07E-05</text:p>
          </table:table-cell>
          <table:table-cell table:formula="of:=[.A416]-[.C416]" office:value-type="float" office:value="0" calcext:value-type="float">
            <text:p>0</text:p>
          </table:table-cell>
          <table:table-cell table:formula="of:=[.B416]-[.D416]" office:value-type="float" office:value="0.434353286" calcext:value-type="float">
            <text:p>0,43435328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1.47275" calcext:value-type="float">
            <text:p>1,47275</text:p>
          </table:table-cell>
          <table:table-cell office:value-type="float" office:value="300" calcext:value-type="float">
            <text:p>300</text:p>
          </table:table-cell>
          <table:table-cell office:value-type="float" office:value="0.000014111" calcext:value-type="float">
            <text:p>1,41E-05</text:p>
          </table:table-cell>
          <table:table-cell table:formula="of:=[.A417]-[.C417]" office:value-type="float" office:value="0" calcext:value-type="float">
            <text:p>0</text:p>
          </table:table-cell>
          <table:table-cell table:formula="of:=[.B417]-[.D417]" office:value-type="float" office:value="1.472735889" calcext:value-type="float">
            <text:p>1,47273588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1.99407" calcext:value-type="float">
            <text:p>1,99407</text:p>
          </table:table-cell>
          <table:table-cell office:value-type="float" office:value="300" calcext:value-type="float">
            <text:p>300</text:p>
          </table:table-cell>
          <table:table-cell office:value-type="float" office:value="0.000014629" calcext:value-type="float">
            <text:p>1,46E-05</text:p>
          </table:table-cell>
          <table:table-cell table:formula="of:=[.A418]-[.C418]" office:value-type="float" office:value="0" calcext:value-type="float">
            <text:p>0</text:p>
          </table:table-cell>
          <table:table-cell table:formula="of:=[.B418]-[.D418]" office:value-type="float" office:value="1.994055371" calcext:value-type="float">
            <text:p>1,99405537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1.02827" calcext:value-type="float">
            <text:p>1,02827</text:p>
          </table:table-cell>
          <table:table-cell office:value-type="float" office:value="300" calcext:value-type="float">
            <text:p>300</text:p>
          </table:table-cell>
          <table:table-cell office:value-type="float" office:value="0.000007021" calcext:value-type="float">
            <text:p>7,02E-06</text:p>
          </table:table-cell>
          <table:table-cell table:formula="of:=[.A419]-[.C419]" office:value-type="float" office:value="0" calcext:value-type="float">
            <text:p>0</text:p>
          </table:table-cell>
          <table:table-cell table:formula="of:=[.B419]-[.D419]" office:value-type="float" office:value="1.028262979" calcext:value-type="float">
            <text:p>1,02826297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5.05658" calcext:value-type="float">
            <text:p>5,05658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101" calcext:value-type="float">
            <text:p>7,10E-06</text:p>
          </table:table-cell>
          <table:table-cell table:formula="of:=[.A420]-[.C420]" office:value-type="float" office:value="0" calcext:value-type="float">
            <text:p>0</text:p>
          </table:table-cell>
          <table:table-cell table:formula="of:=[.B420]-[.D420]" office:value-type="float" office:value="5.056572899" calcext:value-type="float">
            <text:p>5,0565728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4.01799" calcext:value-type="float">
            <text:p>4,01799</text:p>
          </table:table-cell>
          <table:table-cell office:value-type="float" office:value="500" calcext:value-type="float">
            <text:p>500</text:p>
          </table:table-cell>
          <table:table-cell office:value-type="float" office:value="0.000010326" calcext:value-type="float">
            <text:p>1,03E-05</text:p>
          </table:table-cell>
          <table:table-cell table:formula="of:=[.A421]-[.C421]" office:value-type="float" office:value="0" calcext:value-type="float">
            <text:p>0</text:p>
          </table:table-cell>
          <table:table-cell table:formula="of:=[.B421]-[.D421]" office:value-type="float" office:value="4.017979674" calcext:value-type="float">
            <text:p>4,0179796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4.09902" calcext:value-type="float">
            <text:p>4,09902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703" calcext:value-type="float">
            <text:p>5,70E-06</text:p>
          </table:table-cell>
          <table:table-cell table:formula="of:=[.A422]-[.C422]" office:value-type="float" office:value="0" calcext:value-type="float">
            <text:p>0</text:p>
          </table:table-cell>
          <table:table-cell table:formula="of:=[.B422]-[.D422]" office:value-type="float" office:value="4.099014297" calcext:value-type="float">
            <text:p>4,0990142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float" office:value="1.0925" calcext:value-type="float">
            <text:p>1,0925</text:p>
          </table:table-cell>
          <table:table-cell office:value-type="float" office:value="200" calcext:value-type="float">
            <text:p>200</text:p>
          </table:table-cell>
          <table:table-cell office:value-type="float" office:value="0.000009763" calcext:value-type="float">
            <text:p>9,76E-06</text:p>
          </table:table-cell>
          <table:table-cell table:formula="of:=[.A423]-[.C423]" office:value-type="float" office:value="0" calcext:value-type="float">
            <text:p>0</text:p>
          </table:table-cell>
          <table:table-cell table:formula="of:=[.B423]-[.D423]" office:value-type="float" office:value="1.092490237" calcext:value-type="float">
            <text:p>1,09249023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float" office:value="0.49487" calcext:value-type="float">
            <text:p>0,49487</text:p>
          </table:table-cell>
          <table:table-cell office:value-type="float" office:value="200" calcext:value-type="float">
            <text:p>200</text:p>
          </table:table-cell>
          <table:table-cell office:value-type="float" office:value="0.0000142" calcext:value-type="float">
            <text:p>1,42E-05</text:p>
          </table:table-cell>
          <table:table-cell table:formula="of:=[.A424]-[.C424]" office:value-type="float" office:value="0" calcext:value-type="float">
            <text:p>0</text:p>
          </table:table-cell>
          <table:table-cell table:formula="of:=[.B424]-[.D424]" office:value-type="float" office:value="0.4948558" calcext:value-type="float">
            <text:p>0,494855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float" office:value="0.5657" calcext:value-type="float">
            <text:p>0,5657</text:p>
          </table:table-cell>
          <table:table-cell office:value-type="float" office:value="200" calcext:value-type="float">
            <text:p>200</text:p>
          </table:table-cell>
          <table:table-cell office:value-type="float" office:value="0.000004632" calcext:value-type="float">
            <text:p>4,63E-06</text:p>
          </table:table-cell>
          <table:table-cell table:formula="of:=[.A425]-[.C425]" office:value-type="float" office:value="0" calcext:value-type="float">
            <text:p>0</text:p>
          </table:table-cell>
          <table:table-cell table:formula="of:=[.B425]-[.D425]" office:value-type="float" office:value="0.565695368" calcext:value-type="float">
            <text:p>0,5656953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float" office:value="0.515148" calcext:value-type="float">
            <text:p>0,515148</text:p>
          </table:table-cell>
          <table:table-cell office:value-type="float" office:value="200" calcext:value-type="float">
            <text:p>200</text:p>
          </table:table-cell>
          <table:table-cell office:value-type="float" office:value="0.000005001" calcext:value-type="float">
            <text:p>5,00E-06</text:p>
          </table:table-cell>
          <table:table-cell table:formula="of:=[.A426]-[.C426]" office:value-type="float" office:value="0" calcext:value-type="float">
            <text:p>0</text:p>
          </table:table-cell>
          <table:table-cell table:formula="of:=[.B426]-[.D426]" office:value-type="float" office:value="0.515142999" calcext:value-type="float">
            <text:p>0,5151429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float" office:value="0.395482" calcext:value-type="float">
            <text:p>0,395482</text:p>
          </table:table-cell>
          <table:table-cell office:value-type="float" office:value="200" calcext:value-type="float">
            <text:p>200</text:p>
          </table:table-cell>
          <table:table-cell office:value-type="float" office:value="0.000006714" calcext:value-type="float">
            <text:p>6,71E-06</text:p>
          </table:table-cell>
          <table:table-cell table:formula="of:=[.A427]-[.C427]" office:value-type="float" office:value="0" calcext:value-type="float">
            <text:p>0</text:p>
          </table:table-cell>
          <table:table-cell table:formula="of:=[.B427]-[.D427]" office:value-type="float" office:value="0.395475286" calcext:value-type="float">
            <text:p>0,3954752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float" office:value="0.380498" calcext:value-type="float">
            <text:p>0,380498</text:p>
          </table:table-cell>
          <table:table-cell office:value-type="float" office:value="200" calcext:value-type="float">
            <text:p>200</text:p>
          </table:table-cell>
          <table:table-cell office:value-type="float" office:value="0.000005926" calcext:value-type="float">
            <text:p>5,93E-06</text:p>
          </table:table-cell>
          <table:table-cell table:formula="of:=[.A428]-[.C428]" office:value-type="float" office:value="0" calcext:value-type="float">
            <text:p>0</text:p>
          </table:table-cell>
          <table:table-cell table:formula="of:=[.B428]-[.D428]" office:value-type="float" office:value="0.380492074" calcext:value-type="float">
            <text:p>0,38049207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float" office:value="0.385883" calcext:value-type="float">
            <text:p>0,385883</text:p>
          </table:table-cell>
          <table:table-cell office:value-type="float" office:value="200" calcext:value-type="float">
            <text:p>200</text:p>
          </table:table-cell>
          <table:table-cell office:value-type="float" office:value="0.000006372" calcext:value-type="float">
            <text:p>6,37E-06</text:p>
          </table:table-cell>
          <table:table-cell table:formula="of:=[.A429]-[.C429]" office:value-type="float" office:value="0" calcext:value-type="float">
            <text:p>0</text:p>
          </table:table-cell>
          <table:table-cell table:formula="of:=[.B429]-[.D429]" office:value-type="float" office:value="0.385876628" calcext:value-type="float">
            <text:p>0,38587662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float" office:value="0.28253" calcext:value-type="float">
            <text:p>0,28253</text:p>
          </table:table-cell>
          <table:table-cell office:value-type="float" office:value="200" calcext:value-type="float">
            <text:p>200</text:p>
          </table:table-cell>
          <table:table-cell office:value-type="float" office:value="0.000006063" calcext:value-type="float">
            <text:p>6,06E-06</text:p>
          </table:table-cell>
          <table:table-cell table:formula="of:=[.A430]-[.C430]" office:value-type="float" office:value="0" calcext:value-type="float">
            <text:p>0</text:p>
          </table:table-cell>
          <table:table-cell table:formula="of:=[.B430]-[.D430]" office:value-type="float" office:value="0.282523937" calcext:value-type="float">
            <text:p>0,28252393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float" office:value="0.502651" calcext:value-type="float">
            <text:p>0,502651</text:p>
          </table:table-cell>
          <table:table-cell office:value-type="float" office:value="200" calcext:value-type="float">
            <text:p>200</text:p>
          </table:table-cell>
          <table:table-cell office:value-type="float" office:value="0.000006742" calcext:value-type="float">
            <text:p>6,74E-06</text:p>
          </table:table-cell>
          <table:table-cell table:formula="of:=[.A431]-[.C431]" office:value-type="float" office:value="0" calcext:value-type="float">
            <text:p>0</text:p>
          </table:table-cell>
          <table:table-cell table:formula="of:=[.B431]-[.D431]" office:value-type="float" office:value="0.502644258" calcext:value-type="float">
            <text:p>0,50264425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float" office:value="0.324805" calcext:value-type="float">
            <text:p>0,324805</text:p>
          </table:table-cell>
          <table:table-cell office:value-type="float" office:value="200" calcext:value-type="float">
            <text:p>200</text:p>
          </table:table-cell>
          <table:table-cell office:value-type="float" office:value="0.000005743" calcext:value-type="float">
            <text:p>5,74E-06</text:p>
          </table:table-cell>
          <table:table-cell table:formula="of:=[.A432]-[.C432]" office:value-type="float" office:value="0" calcext:value-type="float">
            <text:p>0</text:p>
          </table:table-cell>
          <table:table-cell table:formula="of:=[.B432]-[.D432]" office:value-type="float" office:value="0.324799257" calcext:value-type="float">
            <text:p>0,32479925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1.18369" calcext:value-type="float">
            <text:p>1,18369</text:p>
          </table:table-cell>
          <table:table-cell office:value-type="float" office:value="300" calcext:value-type="float">
            <text:p>300</text:p>
          </table:table-cell>
          <table:table-cell office:value-type="float" office:value="0.00000651" calcext:value-type="float">
            <text:p>6,51E-06</text:p>
          </table:table-cell>
          <table:table-cell table:formula="of:=[.A433]-[.C433]" office:value-type="float" office:value="0" calcext:value-type="float">
            <text:p>0</text:p>
          </table:table-cell>
          <table:table-cell table:formula="of:=[.B433]-[.D433]" office:value-type="float" office:value="1.18368349" calcext:value-type="float">
            <text:p>1,1836834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2.57224" calcext:value-type="float">
            <text:p>2,57224</text:p>
          </table:table-cell>
          <table:table-cell office:value-type="float" office:value="300" calcext:value-type="float">
            <text:p>300</text:p>
          </table:table-cell>
          <table:table-cell office:value-type="float" office:value="0.000010123" calcext:value-type="float">
            <text:p>1,01E-05</text:p>
          </table:table-cell>
          <table:table-cell table:formula="of:=[.A434]-[.C434]" office:value-type="float" office:value="0" calcext:value-type="float">
            <text:p>0</text:p>
          </table:table-cell>
          <table:table-cell table:formula="of:=[.B434]-[.D434]" office:value-type="float" office:value="2.572229877" calcext:value-type="float">
            <text:p>2,57222987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1.79197" calcext:value-type="float">
            <text:p>1,79197</text:p>
          </table:table-cell>
          <table:table-cell office:value-type="float" office:value="300" calcext:value-type="float">
            <text:p>300</text:p>
          </table:table-cell>
          <table:table-cell office:value-type="float" office:value="0.000010726" calcext:value-type="float">
            <text:p>1,07E-05</text:p>
          </table:table-cell>
          <table:table-cell table:formula="of:=[.A435]-[.C435]" office:value-type="float" office:value="0" calcext:value-type="float">
            <text:p>0</text:p>
          </table:table-cell>
          <table:table-cell table:formula="of:=[.B435]-[.D435]" office:value-type="float" office:value="1.791959274" calcext:value-type="float">
            <text:p>1,79195927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1.22715" calcext:value-type="float">
            <text:p>1,22715</text:p>
          </table:table-cell>
          <table:table-cell office:value-type="float" office:value="300" calcext:value-type="float">
            <text:p>300</text:p>
          </table:table-cell>
          <table:table-cell office:value-type="float" office:value="0.000004221" calcext:value-type="float">
            <text:p>4,22E-06</text:p>
          </table:table-cell>
          <table:table-cell table:formula="of:=[.A436]-[.C436]" office:value-type="float" office:value="0" calcext:value-type="float">
            <text:p>0</text:p>
          </table:table-cell>
          <table:table-cell table:formula="of:=[.B436]-[.D436]" office:value-type="float" office:value="1.227145779" calcext:value-type="float">
            <text:p>1,22714577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1.10919" calcext:value-type="float">
            <text:p>1,10919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825" calcext:value-type="float">
            <text:p>5,83E-06</text:p>
          </table:table-cell>
          <table:table-cell table:formula="of:=[.A437]-[.C437]" office:value-type="float" office:value="0" calcext:value-type="float">
            <text:p>0</text:p>
          </table:table-cell>
          <table:table-cell table:formula="of:=[.B437]-[.D437]" office:value-type="float" office:value="1.109184175" calcext:value-type="float">
            <text:p>1,1091841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1.15692" calcext:value-type="float">
            <text:p>1,15692</text:p>
          </table:table-cell>
          <table:table-cell office:value-type="float" office:value="300" calcext:value-type="float">
            <text:p>300</text:p>
          </table:table-cell>
          <table:table-cell office:value-type="float" office:value="0.000006575" calcext:value-type="float">
            <text:p>6,58E-06</text:p>
          </table:table-cell>
          <table:table-cell table:formula="of:=[.A438]-[.C438]" office:value-type="float" office:value="0" calcext:value-type="float">
            <text:p>0</text:p>
          </table:table-cell>
          <table:table-cell table:formula="of:=[.B438]-[.D438]" office:value-type="float" office:value="1.156913425" calcext:value-type="float">
            <text:p>1,1569134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2.08829" calcext:value-type="float">
            <text:p>2,08829</text:p>
          </table:table-cell>
          <table:table-cell office:value-type="float" office:value="300" calcext:value-type="float">
            <text:p>300</text:p>
          </table:table-cell>
          <table:table-cell office:value-type="float" office:value="0.000006687" calcext:value-type="float">
            <text:p>6,69E-06</text:p>
          </table:table-cell>
          <table:table-cell table:formula="of:=[.A439]-[.C439]" office:value-type="float" office:value="0" calcext:value-type="float">
            <text:p>0</text:p>
          </table:table-cell>
          <table:table-cell table:formula="of:=[.B439]-[.D439]" office:value-type="float" office:value="2.088283313" calcext:value-type="float">
            <text:p>2,08828331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1.79819" calcext:value-type="float">
            <text:p>1,79819</text:p>
          </table:table-cell>
          <table:table-cell office:value-type="float" office:value="300" calcext:value-type="float">
            <text:p>300</text:p>
          </table:table-cell>
          <table:table-cell office:value-type="float" office:value="0.000015043" calcext:value-type="float">
            <text:p>1,50E-05</text:p>
          </table:table-cell>
          <table:table-cell table:formula="of:=[.A440]-[.C440]" office:value-type="float" office:value="0" calcext:value-type="float">
            <text:p>0</text:p>
          </table:table-cell>
          <table:table-cell table:formula="of:=[.B440]-[.D440]" office:value-type="float" office:value="1.798174957" calcext:value-type="float">
            <text:p>1,79817495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1.30965" calcext:value-type="float">
            <text:p>1,30965</text:p>
          </table:table-cell>
          <table:table-cell office:value-type="float" office:value="300" calcext:value-type="float">
            <text:p>300</text:p>
          </table:table-cell>
          <table:table-cell office:value-type="float" office:value="0.000013172" calcext:value-type="float">
            <text:p>1,32E-05</text:p>
          </table:table-cell>
          <table:table-cell table:formula="of:=[.A441]-[.C441]" office:value-type="float" office:value="0" calcext:value-type="float">
            <text:p>0</text:p>
          </table:table-cell>
          <table:table-cell table:formula="of:=[.B441]-[.D441]" office:value-type="float" office:value="1.309636828" calcext:value-type="float">
            <text:p>1,30963682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0.742467" calcext:value-type="float">
            <text:p>0,742467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675" calcext:value-type="float">
            <text:p>5,68E-06</text:p>
          </table:table-cell>
          <table:table-cell table:formula="of:=[.A442]-[.C442]" office:value-type="float" office:value="0" calcext:value-type="float">
            <text:p>0</text:p>
          </table:table-cell>
          <table:table-cell table:formula="of:=[.B442]-[.D442]" office:value-type="float" office:value="0.742461325" calcext:value-type="float">
            <text:p>0,74246132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 office:value-type="float" office:value="1.82102" calcext:value-type="float">
            <text:p>1,82102</text:p>
          </table:table-cell>
          <table:table-cell office:value-type="float" office:value="400" calcext:value-type="float">
            <text:p>400</text:p>
          </table:table-cell>
          <table:table-cell office:value-type="float" office:value="0.00000676" calcext:value-type="float">
            <text:p>6,76E-06</text:p>
          </table:table-cell>
          <table:table-cell table:formula="of:=[.A443]-[.C443]" office:value-type="float" office:value="0" calcext:value-type="float">
            <text:p>0</text:p>
          </table:table-cell>
          <table:table-cell table:formula="of:=[.B443]-[.D443]" office:value-type="float" office:value="1.82101324" calcext:value-type="float">
            <text:p>1,8210132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 office:value-type="float" office:value="1.99349" calcext:value-type="float">
            <text:p>1,99349</text:p>
          </table:table-cell>
          <table:table-cell office:value-type="float" office:value="400" calcext:value-type="float">
            <text:p>400</text:p>
          </table:table-cell>
          <table:table-cell office:value-type="float" office:value="0.000005077" calcext:value-type="float">
            <text:p>5,08E-06</text:p>
          </table:table-cell>
          <table:table-cell table:formula="of:=[.A444]-[.C444]" office:value-type="float" office:value="0" calcext:value-type="float">
            <text:p>0</text:p>
          </table:table-cell>
          <table:table-cell table:formula="of:=[.B444]-[.D444]" office:value-type="float" office:value="1.993484923" calcext:value-type="float">
            <text:p>1,99348492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 office:value-type="float" office:value="2.02701" calcext:value-type="float">
            <text:p>2,02701</text:p>
          </table:table-cell>
          <table:table-cell office:value-type="float" office:value="400" calcext:value-type="float">
            <text:p>400</text:p>
          </table:table-cell>
          <table:table-cell office:value-type="float" office:value="0.000006116" calcext:value-type="float">
            <text:p>6,12E-06</text:p>
          </table:table-cell>
          <table:table-cell table:formula="of:=[.A445]-[.C445]" office:value-type="float" office:value="0" calcext:value-type="float">
            <text:p>0</text:p>
          </table:table-cell>
          <table:table-cell table:formula="of:=[.B445]-[.D445]" office:value-type="float" office:value="2.027003884" calcext:value-type="float">
            <text:p>2,02700388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 office:value-type="float" office:value="4.36021" calcext:value-type="float">
            <text:p>4,36021</text:p>
          </table:table-cell>
          <table:table-cell office:value-type="float" office:value="400" calcext:value-type="float">
            <text:p>400</text:p>
          </table:table-cell>
          <table:table-cell office:value-type="float" office:value="0.000007102" calcext:value-type="float">
            <text:p>7,10E-06</text:p>
          </table:table-cell>
          <table:table-cell table:formula="of:=[.A446]-[.C446]" office:value-type="float" office:value="0" calcext:value-type="float">
            <text:p>0</text:p>
          </table:table-cell>
          <table:table-cell table:formula="of:=[.B446]-[.D446]" office:value-type="float" office:value="4.360202898" calcext:value-type="float">
            <text:p>4,36020289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 office:value-type="float" office:value="1.42448" calcext:value-type="float">
            <text:p>1,42448</text:p>
          </table:table-cell>
          <table:table-cell office:value-type="float" office:value="400" calcext:value-type="float">
            <text:p>400</text:p>
          </table:table-cell>
          <table:table-cell office:value-type="float" office:value="0.000004107" calcext:value-type="float">
            <text:p>4,11E-06</text:p>
          </table:table-cell>
          <table:table-cell table:formula="of:=[.A447]-[.C447]" office:value-type="float" office:value="0" calcext:value-type="float">
            <text:p>0</text:p>
          </table:table-cell>
          <table:table-cell table:formula="of:=[.B447]-[.D447]" office:value-type="float" office:value="1.424475893" calcext:value-type="float">
            <text:p>1,42447589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 office:value-type="float" office:value="1.47913" calcext:value-type="float">
            <text:p>1,47913</text:p>
          </table:table-cell>
          <table:table-cell office:value-type="float" office:value="400" calcext:value-type="float">
            <text:p>400</text:p>
          </table:table-cell>
          <table:table-cell office:value-type="float" office:value="0.00000633" calcext:value-type="float">
            <text:p>6,33E-06</text:p>
          </table:table-cell>
          <table:table-cell table:formula="of:=[.A448]-[.C448]" office:value-type="float" office:value="0" calcext:value-type="float">
            <text:p>0</text:p>
          </table:table-cell>
          <table:table-cell table:formula="of:=[.B448]-[.D448]" office:value-type="float" office:value="1.47912367" calcext:value-type="float">
            <text:p>1,4791236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 office:value-type="float" office:value="3.77446" calcext:value-type="float">
            <text:p>3,77446</text:p>
          </table:table-cell>
          <table:table-cell office:value-type="float" office:value="400" calcext:value-type="float">
            <text:p>400</text:p>
          </table:table-cell>
          <table:table-cell office:value-type="float" office:value="0.000004123" calcext:value-type="float">
            <text:p>4,12E-06</text:p>
          </table:table-cell>
          <table:table-cell table:formula="of:=[.A449]-[.C449]" office:value-type="float" office:value="0" calcext:value-type="float">
            <text:p>0</text:p>
          </table:table-cell>
          <table:table-cell table:formula="of:=[.B449]-[.D449]" office:value-type="float" office:value="3.774455877" calcext:value-type="float">
            <text:p>3,77445587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 office:value-type="float" office:value="1.97794" calcext:value-type="float">
            <text:p>1,97794</text:p>
          </table:table-cell>
          <table:table-cell office:value-type="float" office:value="400" calcext:value-type="float">
            <text:p>400</text:p>
          </table:table-cell>
          <table:table-cell office:value-type="float" office:value="0.000012771" calcext:value-type="float">
            <text:p>1,28E-05</text:p>
          </table:table-cell>
          <table:table-cell table:formula="of:=[.A450]-[.C450]" office:value-type="float" office:value="0" calcext:value-type="float">
            <text:p>0</text:p>
          </table:table-cell>
          <table:table-cell table:formula="of:=[.B450]-[.D450]" office:value-type="float" office:value="1.977927229" calcext:value-type="float">
            <text:p>1,97792722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 office:value-type="float" office:value="2.46843" calcext:value-type="float">
            <text:p>2,46843</text:p>
          </table:table-cell>
          <table:table-cell office:value-type="float" office:value="400" calcext:value-type="float">
            <text:p>400</text:p>
          </table:table-cell>
          <table:table-cell office:value-type="float" office:value="0.000006663" calcext:value-type="float">
            <text:p>6,66E-06</text:p>
          </table:table-cell>
          <table:table-cell table:formula="of:=[.A451]-[.C451]" office:value-type="float" office:value="0" calcext:value-type="float">
            <text:p>0</text:p>
          </table:table-cell>
          <table:table-cell table:formula="of:=[.B451]-[.D451]" office:value-type="float" office:value="2.468423337" calcext:value-type="float">
            <text:p>2,46842333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 office:value-type="float" office:value="2.01257" calcext:value-type="float">
            <text:p>2,01257</text:p>
          </table:table-cell>
          <table:table-cell office:value-type="float" office:value="400" calcext:value-type="float">
            <text:p>400</text:p>
          </table:table-cell>
          <table:table-cell office:value-type="float" office:value="0.000006074" calcext:value-type="float">
            <text:p>6,07E-06</text:p>
          </table:table-cell>
          <table:table-cell table:formula="of:=[.A452]-[.C452]" office:value-type="float" office:value="0" calcext:value-type="float">
            <text:p>0</text:p>
          </table:table-cell>
          <table:table-cell table:formula="of:=[.B452]-[.D452]" office:value-type="float" office:value="2.012563926" calcext:value-type="float">
            <text:p>2,0125639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340664" calcext:value-type="float">
            <text:p>0,340664</text:p>
          </table:table-cell>
          <table:table-cell office:value-type="float" office:value="100" calcext:value-type="float">
            <text:p>100</text:p>
          </table:table-cell>
          <table:table-cell office:value-type="float" office:value="0.000010635" calcext:value-type="float">
            <text:p>1,06E-05</text:p>
          </table:table-cell>
          <table:table-cell table:formula="of:=[.A453]-[.C453]" office:value-type="float" office:value="0" calcext:value-type="float">
            <text:p>0</text:p>
          </table:table-cell>
          <table:table-cell table:formula="of:=[.B453]-[.D453]" office:value-type="float" office:value="0.340653365" calcext:value-type="float">
            <text:p>0,3406533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317431" calcext:value-type="float">
            <text:p>0,317431</text:p>
          </table:table-cell>
          <table:table-cell office:value-type="float" office:value="100" calcext:value-type="float">
            <text:p>100</text:p>
          </table:table-cell>
          <table:table-cell office:value-type="float" office:value="0.000014991" calcext:value-type="float">
            <text:p>1,50E-05</text:p>
          </table:table-cell>
          <table:table-cell table:formula="of:=[.A454]-[.C454]" office:value-type="float" office:value="0" calcext:value-type="float">
            <text:p>0</text:p>
          </table:table-cell>
          <table:table-cell table:formula="of:=[.B454]-[.D454]" office:value-type="float" office:value="0.317416009" calcext:value-type="float">
            <text:p>0,3174160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32624" calcext:value-type="float">
            <text:p>0,32624</text:p>
          </table:table-cell>
          <table:table-cell office:value-type="float" office:value="100" calcext:value-type="float">
            <text:p>100</text:p>
          </table:table-cell>
          <table:table-cell office:value-type="float" office:value="0.000014474" calcext:value-type="float">
            <text:p>1,45E-05</text:p>
          </table:table-cell>
          <table:table-cell table:formula="of:=[.A455]-[.C455]" office:value-type="float" office:value="0" calcext:value-type="float">
            <text:p>0</text:p>
          </table:table-cell>
          <table:table-cell table:formula="of:=[.B455]-[.D455]" office:value-type="float" office:value="0.326225526" calcext:value-type="float">
            <text:p>0,32622552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2.55445" calcext:value-type="float">
            <text:p>2,55445</text:p>
          </table:table-cell>
          <table:table-cell office:value-type="float" office:value="300" calcext:value-type="float">
            <text:p>300</text:p>
          </table:table-cell>
          <table:table-cell office:value-type="float" office:value="0.00001514" calcext:value-type="float">
            <text:p>1,51E-05</text:p>
          </table:table-cell>
          <table:table-cell table:formula="of:=[.A456]-[.C456]" office:value-type="float" office:value="0" calcext:value-type="float">
            <text:p>0</text:p>
          </table:table-cell>
          <table:table-cell table:formula="of:=[.B456]-[.D456]" office:value-type="float" office:value="2.55443486" calcext:value-type="float">
            <text:p>2,5544348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1.04082" calcext:value-type="float">
            <text:p>1,04082</text:p>
          </table:table-cell>
          <table:table-cell office:value-type="float" office:value="300" calcext:value-type="float">
            <text:p>300</text:p>
          </table:table-cell>
          <table:table-cell office:value-type="float" office:value="0.000004922" calcext:value-type="float">
            <text:p>4,92E-06</text:p>
          </table:table-cell>
          <table:table-cell table:formula="of:=[.A457]-[.C457]" office:value-type="float" office:value="0" calcext:value-type="float">
            <text:p>0</text:p>
          </table:table-cell>
          <table:table-cell table:formula="of:=[.B457]-[.D457]" office:value-type="float" office:value="1.040815078" calcext:value-type="float">
            <text:p>1,04081507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1.23819" calcext:value-type="float">
            <text:p>1,23819</text:p>
          </table:table-cell>
          <table:table-cell office:value-type="float" office:value="300" calcext:value-type="float">
            <text:p>300</text:p>
          </table:table-cell>
          <table:table-cell office:value-type="float" office:value="0.000006507" calcext:value-type="float">
            <text:p>6,51E-06</text:p>
          </table:table-cell>
          <table:table-cell table:formula="of:=[.A458]-[.C458]" office:value-type="float" office:value="0" calcext:value-type="float">
            <text:p>0</text:p>
          </table:table-cell>
          <table:table-cell table:formula="of:=[.B458]-[.D458]" office:value-type="float" office:value="1.238183493" calcext:value-type="float">
            <text:p>1,23818349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4.60237" calcext:value-type="float">
            <text:p>4,60237</text:p>
          </table:table-cell>
          <table:table-cell office:value-type="float" office:value="500" calcext:value-type="float">
            <text:p>500</text:p>
          </table:table-cell>
          <table:table-cell office:value-type="float" office:value="0.000006913" calcext:value-type="float">
            <text:p>6,91E-06</text:p>
          </table:table-cell>
          <table:table-cell table:formula="of:=[.A459]-[.C459]" office:value-type="float" office:value="0" calcext:value-type="float">
            <text:p>0</text:p>
          </table:table-cell>
          <table:table-cell table:formula="of:=[.B459]-[.D459]" office:value-type="float" office:value="4.602363087" calcext:value-type="float">
            <text:p>4,60236308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5.80763" calcext:value-type="float">
            <text:p>5,80763</text:p>
          </table:table-cell>
          <table:table-cell office:value-type="float" office:value="500" calcext:value-type="float">
            <text:p>500</text:p>
          </table:table-cell>
          <table:table-cell office:value-type="float" office:value="0.000004594" calcext:value-type="float">
            <text:p>4,59E-06</text:p>
          </table:table-cell>
          <table:table-cell table:formula="of:=[.A460]-[.C460]" office:value-type="float" office:value="0" calcext:value-type="float">
            <text:p>0</text:p>
          </table:table-cell>
          <table:table-cell table:formula="of:=[.B460]-[.D460]" office:value-type="float" office:value="5.807625406" calcext:value-type="float">
            <text:p>5,8076254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5.70356" calcext:value-type="float">
            <text:p>5,70356</text:p>
          </table:table-cell>
          <table:table-cell office:value-type="float" office:value="500" calcext:value-type="float">
            <text:p>500</text:p>
          </table:table-cell>
          <table:table-cell office:value-type="float" office:value="0.000015565" calcext:value-type="float">
            <text:p>1,56E-05</text:p>
          </table:table-cell>
          <table:table-cell table:formula="of:=[.A461]-[.C461]" office:value-type="float" office:value="0" calcext:value-type="float">
            <text:p>0</text:p>
          </table:table-cell>
          <table:table-cell table:formula="of:=[.B461]-[.D461]" office:value-type="float" office:value="5.703544435" calcext:value-type="float">
            <text:p>5,7035444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094732" calcext:value-type="float">
            <text:p>0,09473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419" calcext:value-type="float">
            <text:p>7,42E-06</text:p>
          </table:table-cell>
          <table:table-cell table:formula="of:=[.A462]-[.C462]" office:value-type="float" office:value="0" calcext:value-type="float">
            <text:p>0</text:p>
          </table:table-cell>
          <table:table-cell table:formula="of:=[.B462]-[.D462]" office:value-type="float" office:value="0.094724581" calcext:value-type="float">
            <text:p>0,0947245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215143" calcext:value-type="float">
            <text:p>0,215143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813" calcext:value-type="float">
            <text:p>4,81E-06</text:p>
          </table:table-cell>
          <table:table-cell table:formula="of:=[.A463]-[.C463]" office:value-type="float" office:value="0" calcext:value-type="float">
            <text:p>0</text:p>
          </table:table-cell>
          <table:table-cell table:formula="of:=[.B463]-[.D463]" office:value-type="float" office:value="0.215138187" calcext:value-type="float">
            <text:p>0,2151381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221925" calcext:value-type="float">
            <text:p>0,221925</text:p>
          </table:table-cell>
          <table:table-cell office:value-type="float" office:value="100" calcext:value-type="float">
            <text:p>100</text:p>
          </table:table-cell>
          <table:table-cell office:value-type="float" office:value="0.000006125" calcext:value-type="float">
            <text:p>6,13E-06</text:p>
          </table:table-cell>
          <table:table-cell table:formula="of:=[.A464]-[.C464]" office:value-type="float" office:value="0" calcext:value-type="float">
            <text:p>0</text:p>
          </table:table-cell>
          <table:table-cell table:formula="of:=[.B464]-[.D464]" office:value-type="float" office:value="0.221918875" calcext:value-type="float">
            <text:p>0,2219188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2.10028" calcext:value-type="float">
            <text:p>2,10028</text:p>
          </table:table-cell>
          <table:table-cell office:value-type="float" office:value="300" calcext:value-type="float">
            <text:p>300</text:p>
          </table:table-cell>
          <table:table-cell office:value-type="float" office:value="0.000015308" calcext:value-type="float">
            <text:p>1,53E-05</text:p>
          </table:table-cell>
          <table:table-cell table:formula="of:=[.A465]-[.C465]" office:value-type="float" office:value="0" calcext:value-type="float">
            <text:p>0</text:p>
          </table:table-cell>
          <table:table-cell table:formula="of:=[.B465]-[.D465]" office:value-type="float" office:value="2.100264692" calcext:value-type="float">
            <text:p>2,10026469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2.19902" calcext:value-type="float">
            <text:p>2,19902</text:p>
          </table:table-cell>
          <table:table-cell office:value-type="float" office:value="300" calcext:value-type="float">
            <text:p>300</text:p>
          </table:table-cell>
          <table:table-cell office:value-type="float" office:value="0.000014189" calcext:value-type="float">
            <text:p>1,42E-05</text:p>
          </table:table-cell>
          <table:table-cell table:formula="of:=[.A466]-[.C466]" office:value-type="float" office:value="0" calcext:value-type="float">
            <text:p>0</text:p>
          </table:table-cell>
          <table:table-cell table:formula="of:=[.B466]-[.D466]" office:value-type="float" office:value="2.199005811" calcext:value-type="float">
            <text:p>2,19900581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0.960852" calcext:value-type="float">
            <text:p>0,960852</text:p>
          </table:table-cell>
          <table:table-cell office:value-type="float" office:value="300" calcext:value-type="float">
            <text:p>300</text:p>
          </table:table-cell>
          <table:table-cell office:value-type="float" office:value="0.00000729" calcext:value-type="float">
            <text:p>7,29E-06</text:p>
          </table:table-cell>
          <table:table-cell table:formula="of:=[.A467]-[.C467]" office:value-type="float" office:value="0" calcext:value-type="float">
            <text:p>0</text:p>
          </table:table-cell>
          <table:table-cell table:formula="of:=[.B467]-[.D467]" office:value-type="float" office:value="0.96084471" calcext:value-type="float">
            <text:p>0,9608447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3.90285" calcext:value-type="float">
            <text:p>3,90285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135" calcext:value-type="float">
            <text:p>7,14E-06</text:p>
          </table:table-cell>
          <table:table-cell table:formula="of:=[.A468]-[.C468]" office:value-type="float" office:value="0" calcext:value-type="float">
            <text:p>0</text:p>
          </table:table-cell>
          <table:table-cell table:formula="of:=[.B468]-[.D468]" office:value-type="float" office:value="3.902842865" calcext:value-type="float">
            <text:p>3,9028428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4.30753" calcext:value-type="float">
            <text:p>4,30753</text:p>
          </table:table-cell>
          <table:table-cell office:value-type="float" office:value="500" calcext:value-type="float">
            <text:p>500</text:p>
          </table:table-cell>
          <table:table-cell office:value-type="float" office:value="0.000013965" calcext:value-type="float">
            <text:p>1,40E-05</text:p>
          </table:table-cell>
          <table:table-cell table:formula="of:=[.A469]-[.C469]" office:value-type="float" office:value="0" calcext:value-type="float">
            <text:p>0</text:p>
          </table:table-cell>
          <table:table-cell table:formula="of:=[.B469]-[.D469]" office:value-type="float" office:value="4.307516035" calcext:value-type="float">
            <text:p>4,3075160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2.48236" calcext:value-type="float">
            <text:p>2,48236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542" calcext:value-type="float">
            <text:p>7,54E-06</text:p>
          </table:table-cell>
          <table:table-cell table:formula="of:=[.A470]-[.C470]" office:value-type="float" office:value="0" calcext:value-type="float">
            <text:p>0</text:p>
          </table:table-cell>
          <table:table-cell table:formula="of:=[.B470]-[.D470]" office:value-type="float" office:value="2.482352458" calcext:value-type="float">
            <text:p>2,4823524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1.38033" calcext:value-type="float">
            <text:p>1,38033</text:p>
          </table:table-cell>
          <table:table-cell office:value-type="float" office:value="100" calcext:value-type="float">
            <text:p>100</text:p>
          </table:table-cell>
          <table:table-cell office:value-type="float" office:value="0.000022839" calcext:value-type="float">
            <text:p>2,28E-05</text:p>
          </table:table-cell>
          <table:table-cell table:formula="of:=[.A471]-[.C471]" office:value-type="float" office:value="0" calcext:value-type="float">
            <text:p>0</text:p>
          </table:table-cell>
          <table:table-cell table:formula="of:=[.B471]-[.D471]" office:value-type="float" office:value="1.380307161" calcext:value-type="float">
            <text:p>1,3803071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1.5873" calcext:value-type="float">
            <text:p>1,5873</text:p>
          </table:table-cell>
          <table:table-cell office:value-type="float" office:value="100" calcext:value-type="float">
            <text:p>100</text:p>
          </table:table-cell>
          <table:table-cell office:value-type="float" office:value="0.000039363" calcext:value-type="float">
            <text:p>3,94E-05</text:p>
          </table:table-cell>
          <table:table-cell table:formula="of:=[.A472]-[.C472]" office:value-type="float" office:value="0" calcext:value-type="float">
            <text:p>0</text:p>
          </table:table-cell>
          <table:table-cell table:formula="of:=[.B472]-[.D472]" office:value-type="float" office:value="1.587260637" calcext:value-type="float">
            <text:p>1,5872606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1.10538" calcext:value-type="float">
            <text:p>1,10538</text:p>
          </table:table-cell>
          <table:table-cell office:value-type="float" office:value="100" calcext:value-type="float">
            <text:p>100</text:p>
          </table:table-cell>
          <table:table-cell office:value-type="float" office:value="0.00003997" calcext:value-type="float">
            <text:p>4,00E-05</text:p>
          </table:table-cell>
          <table:table-cell table:formula="of:=[.A473]-[.C473]" office:value-type="float" office:value="0" calcext:value-type="float">
            <text:p>0</text:p>
          </table:table-cell>
          <table:table-cell table:formula="of:=[.B473]-[.D473]" office:value-type="float" office:value="1.10534003" calcext:value-type="float">
            <text:p>1,105340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10.6845" calcext:value-type="float">
            <text:p>10,6845</text:p>
          </table:table-cell>
          <table:table-cell office:value-type="float" office:value="300" calcext:value-type="float">
            <text:p>300</text:p>
          </table:table-cell>
          <table:table-cell office:value-type="float" office:value="0.000012609" calcext:value-type="float">
            <text:p>1,26E-05</text:p>
          </table:table-cell>
          <table:table-cell table:formula="of:=[.A474]-[.C474]" office:value-type="float" office:value="0" calcext:value-type="float">
            <text:p>0</text:p>
          </table:table-cell>
          <table:table-cell table:formula="of:=[.B474]-[.D474]" office:value-type="float" office:value="10.684487391" calcext:value-type="float">
            <text:p>10,68448739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10.8525" calcext:value-type="float">
            <text:p>10,8525</text:p>
          </table:table-cell>
          <table:table-cell office:value-type="float" office:value="300" calcext:value-type="float">
            <text:p>300</text:p>
          </table:table-cell>
          <table:table-cell office:value-type="float" office:value="0.000025713" calcext:value-type="float">
            <text:p>2,57E-05</text:p>
          </table:table-cell>
          <table:table-cell table:formula="of:=[.A475]-[.C475]" office:value-type="float" office:value="0" calcext:value-type="float">
            <text:p>0</text:p>
          </table:table-cell>
          <table:table-cell table:formula="of:=[.B475]-[.D475]" office:value-type="float" office:value="10.852474287" calcext:value-type="float">
            <text:p>10,85247428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8.04693" calcext:value-type="float">
            <text:p>8,04693</text:p>
          </table:table-cell>
          <table:table-cell office:value-type="float" office:value="300" calcext:value-type="float">
            <text:p>300</text:p>
          </table:table-cell>
          <table:table-cell office:value-type="float" office:value="0.000017472" calcext:value-type="float">
            <text:p>1,75E-05</text:p>
          </table:table-cell>
          <table:table-cell table:formula="of:=[.A476]-[.C476]" office:value-type="float" office:value="0" calcext:value-type="float">
            <text:p>0</text:p>
          </table:table-cell>
          <table:table-cell table:formula="of:=[.B476]-[.D476]" office:value-type="float" office:value="8.046912528" calcext:value-type="float">
            <text:p>8,04691252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27.7338" calcext:value-type="float">
            <text:p>27,7338</text:p>
          </table:table-cell>
          <table:table-cell office:value-type="float" office:value="500" calcext:value-type="float">
            <text:p>500</text:p>
          </table:table-cell>
          <table:table-cell office:value-type="float" office:value="0.000017606" calcext:value-type="float">
            <text:p>1,76E-05</text:p>
          </table:table-cell>
          <table:table-cell table:formula="of:=[.A477]-[.C477]" office:value-type="float" office:value="0" calcext:value-type="float">
            <text:p>0</text:p>
          </table:table-cell>
          <table:table-cell table:formula="of:=[.B477]-[.D477]" office:value-type="float" office:value="27.733782394" calcext:value-type="float">
            <text:p>27,7337823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17.0232" calcext:value-type="float">
            <text:p>17,0232</text:p>
          </table:table-cell>
          <table:table-cell office:value-type="float" office:value="500" calcext:value-type="float">
            <text:p>500</text:p>
          </table:table-cell>
          <table:table-cell office:value-type="float" office:value="0.000036247" calcext:value-type="float">
            <text:p>3,62E-05</text:p>
          </table:table-cell>
          <table:table-cell table:formula="of:=[.A478]-[.C478]" office:value-type="float" office:value="0" calcext:value-type="float">
            <text:p>0</text:p>
          </table:table-cell>
          <table:table-cell table:formula="of:=[.B478]-[.D478]" office:value-type="float" office:value="17.023163753" calcext:value-type="float">
            <text:p>17,0231637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26.8783" calcext:value-type="float">
            <text:p>26,8783</text:p>
          </table:table-cell>
          <table:table-cell office:value-type="float" office:value="500" calcext:value-type="float">
            <text:p>500</text:p>
          </table:table-cell>
          <table:table-cell office:value-type="float" office:value="0.000027471" calcext:value-type="float">
            <text:p>2,75E-05</text:p>
          </table:table-cell>
          <table:table-cell table:formula="of:=[.A479]-[.C479]" office:value-type="float" office:value="0" calcext:value-type="float">
            <text:p>0</text:p>
          </table:table-cell>
          <table:table-cell table:formula="of:=[.B479]-[.D479]" office:value-type="float" office:value="26.878272529" calcext:value-type="float">
            <text:p>26,8782725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074703" calcext:value-type="float">
            <text:p>0,074703</text:p>
          </table:table-cell>
          <table:table-cell office:value-type="float" office:value="100" calcext:value-type="float">
            <text:p>100</text:p>
          </table:table-cell>
          <table:table-cell office:value-type="float" office:value="0.00000678" calcext:value-type="float">
            <text:p>6,78E-06</text:p>
          </table:table-cell>
          <table:table-cell table:formula="of:=[.A480]-[.C480]" office:value-type="float" office:value="0" calcext:value-type="float">
            <text:p>0</text:p>
          </table:table-cell>
          <table:table-cell table:formula="of:=[.B480]-[.D480]" office:value-type="float" office:value="0.07469622" calcext:value-type="float">
            <text:p>0,074696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068639" calcext:value-type="float">
            <text:p>0,068639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758" calcext:value-type="float">
            <text:p>4,76E-06</text:p>
          </table:table-cell>
          <table:table-cell table:formula="of:=[.A481]-[.C481]" office:value-type="float" office:value="0" calcext:value-type="float">
            <text:p>0</text:p>
          </table:table-cell>
          <table:table-cell table:formula="of:=[.B481]-[.D481]" office:value-type="float" office:value="0.068634242" calcext:value-type="float">
            <text:p>0,0686342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121577" calcext:value-type="float">
            <text:p>0,121577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725" calcext:value-type="float">
            <text:p>4,73E-06</text:p>
          </table:table-cell>
          <table:table-cell table:formula="of:=[.A482]-[.C482]" office:value-type="float" office:value="0" calcext:value-type="float">
            <text:p>0</text:p>
          </table:table-cell>
          <table:table-cell table:formula="of:=[.B482]-[.D482]" office:value-type="float" office:value="0.121572275" calcext:value-type="float">
            <text:p>0,1215722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0.307682" calcext:value-type="float">
            <text:p>0,307682</text:p>
          </table:table-cell>
          <table:table-cell office:value-type="float" office:value="300" calcext:value-type="float">
            <text:p>300</text:p>
          </table:table-cell>
          <table:table-cell office:value-type="float" office:value="0.000006373" calcext:value-type="float">
            <text:p>6,37E-06</text:p>
          </table:table-cell>
          <table:table-cell table:formula="of:=[.A483]-[.C483]" office:value-type="float" office:value="0" calcext:value-type="float">
            <text:p>0</text:p>
          </table:table-cell>
          <table:table-cell table:formula="of:=[.B483]-[.D483]" office:value-type="float" office:value="0.307675627" calcext:value-type="float">
            <text:p>0,30767562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0.784351" calcext:value-type="float">
            <text:p>0,784351</text:p>
          </table:table-cell>
          <table:table-cell office:value-type="float" office:value="300" calcext:value-type="float">
            <text:p>300</text:p>
          </table:table-cell>
          <table:table-cell office:value-type="float" office:value="0.000006962" calcext:value-type="float">
            <text:p>6,96E-06</text:p>
          </table:table-cell>
          <table:table-cell table:formula="of:=[.A484]-[.C484]" office:value-type="float" office:value="0" calcext:value-type="float">
            <text:p>0</text:p>
          </table:table-cell>
          <table:table-cell table:formula="of:=[.B484]-[.D484]" office:value-type="float" office:value="0.784344038" calcext:value-type="float">
            <text:p>0,7843440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0.39053" calcext:value-type="float">
            <text:p>0,39053</text:p>
          </table:table-cell>
          <table:table-cell office:value-type="float" office:value="300" calcext:value-type="float">
            <text:p>300</text:p>
          </table:table-cell>
          <table:table-cell office:value-type="float" office:value="0.000006808" calcext:value-type="float">
            <text:p>6,81E-06</text:p>
          </table:table-cell>
          <table:table-cell table:formula="of:=[.A485]-[.C485]" office:value-type="float" office:value="0" calcext:value-type="float">
            <text:p>0</text:p>
          </table:table-cell>
          <table:table-cell table:formula="of:=[.B485]-[.D485]" office:value-type="float" office:value="0.390523192" calcext:value-type="float">
            <text:p>0,39052319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0.521851" calcext:value-type="float">
            <text:p>0,521851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389" calcext:value-type="float">
            <text:p>7,39E-06</text:p>
          </table:table-cell>
          <table:table-cell table:formula="of:=[.A486]-[.C486]" office:value-type="float" office:value="0" calcext:value-type="float">
            <text:p>0</text:p>
          </table:table-cell>
          <table:table-cell table:formula="of:=[.B486]-[.D486]" office:value-type="float" office:value="0.521843611" calcext:value-type="float">
            <text:p>0,5218436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0.436773" calcext:value-type="float">
            <text:p>0,436773</text:p>
          </table:table-cell>
          <table:table-cell office:value-type="float" office:value="500" calcext:value-type="float">
            <text:p>500</text:p>
          </table:table-cell>
          <table:table-cell office:value-type="float" office:value="0.000010477" calcext:value-type="float">
            <text:p>1,05E-05</text:p>
          </table:table-cell>
          <table:table-cell table:formula="of:=[.A487]-[.C487]" office:value-type="float" office:value="0" calcext:value-type="float">
            <text:p>0</text:p>
          </table:table-cell>
          <table:table-cell table:formula="of:=[.B487]-[.D487]" office:value-type="float" office:value="0.436762523" calcext:value-type="float">
            <text:p>0,4367625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2.03502" calcext:value-type="float">
            <text:p>2,03502</text:p>
          </table:table-cell>
          <table:table-cell office:value-type="float" office:value="500" calcext:value-type="float">
            <text:p>500</text:p>
          </table:table-cell>
          <table:table-cell office:value-type="float" office:value="0.000011201" calcext:value-type="float">
            <text:p>1,12E-05</text:p>
          </table:table-cell>
          <table:table-cell table:formula="of:=[.A488]-[.C488]" office:value-type="float" office:value="0" calcext:value-type="float">
            <text:p>0</text:p>
          </table:table-cell>
          <table:table-cell table:formula="of:=[.B488]-[.D488]" office:value-type="float" office:value="2.035008799" calcext:value-type="float">
            <text:p>2,0350087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041954" calcext:value-type="float">
            <text:p>0,041954</text:p>
          </table:table-cell>
          <table:table-cell office:value-type="float" office:value="100" calcext:value-type="float">
            <text:p>100</text:p>
          </table:table-cell>
          <table:table-cell office:value-type="float" office:value="0.000011476" calcext:value-type="float">
            <text:p>1,15E-05</text:p>
          </table:table-cell>
          <table:table-cell table:formula="of:=[.A489]-[.C489]" office:value-type="float" office:value="0" calcext:value-type="float">
            <text:p>0</text:p>
          </table:table-cell>
          <table:table-cell table:formula="of:=[.B489]-[.D489]" office:value-type="float" office:value="0.041942524" calcext:value-type="float">
            <text:p>0,0419425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044693" calcext:value-type="float">
            <text:p>0,044693</text:p>
          </table:table-cell>
          <table:table-cell office:value-type="float" office:value="100" calcext:value-type="float">
            <text:p>100</text:p>
          </table:table-cell>
          <table:table-cell office:value-type="float" office:value="0.000010631" calcext:value-type="float">
            <text:p>1,06E-05</text:p>
          </table:table-cell>
          <table:table-cell table:formula="of:=[.A490]-[.C490]" office:value-type="float" office:value="0" calcext:value-type="float">
            <text:p>0</text:p>
          </table:table-cell>
          <table:table-cell table:formula="of:=[.B490]-[.D490]" office:value-type="float" office:value="0.044682369" calcext:value-type="float">
            <text:p>0,0446823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0417199" calcext:value-type="float">
            <text:p>0,0417199</text:p>
          </table:table-cell>
          <table:table-cell office:value-type="float" office:value="100" calcext:value-type="float">
            <text:p>100</text:p>
          </table:table-cell>
          <table:table-cell office:value-type="float" office:value="0.000010246" calcext:value-type="float">
            <text:p>1,02E-05</text:p>
          </table:table-cell>
          <table:table-cell table:formula="of:=[.A491]-[.C491]" office:value-type="float" office:value="0" calcext:value-type="float">
            <text:p>0</text:p>
          </table:table-cell>
          <table:table-cell table:formula="of:=[.B491]-[.D491]" office:value-type="float" office:value="0.041709654" calcext:value-type="float">
            <text:p>0,04170965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0.245423" calcext:value-type="float">
            <text:p>0,245423</text:p>
          </table:table-cell>
          <table:table-cell office:value-type="float" office:value="300" calcext:value-type="float">
            <text:p>300</text:p>
          </table:table-cell>
          <table:table-cell office:value-type="float" office:value="0.000013828" calcext:value-type="float">
            <text:p>1,38E-05</text:p>
          </table:table-cell>
          <table:table-cell table:formula="of:=[.A492]-[.C492]" office:value-type="float" office:value="0" calcext:value-type="float">
            <text:p>0</text:p>
          </table:table-cell>
          <table:table-cell table:formula="of:=[.B492]-[.D492]" office:value-type="float" office:value="0.245409172" calcext:value-type="float">
            <text:p>0,24540917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0.194852" calcext:value-type="float">
            <text:p>0,194852</text:p>
          </table:table-cell>
          <table:table-cell office:value-type="float" office:value="300" calcext:value-type="float">
            <text:p>300</text:p>
          </table:table-cell>
          <table:table-cell office:value-type="float" office:value="0.000023444" calcext:value-type="float">
            <text:p>2,34E-05</text:p>
          </table:table-cell>
          <table:table-cell table:formula="of:=[.A493]-[.C493]" office:value-type="float" office:value="0" calcext:value-type="float">
            <text:p>0</text:p>
          </table:table-cell>
          <table:table-cell table:formula="of:=[.B493]-[.D493]" office:value-type="float" office:value="0.194828556" calcext:value-type="float">
            <text:p>0,19482855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0.133026" calcext:value-type="float">
            <text:p>0,133026</text:p>
          </table:table-cell>
          <table:table-cell office:value-type="float" office:value="300" calcext:value-type="float">
            <text:p>300</text:p>
          </table:table-cell>
          <table:table-cell office:value-type="float" office:value="0.000023129" calcext:value-type="float">
            <text:p>2,31E-05</text:p>
          </table:table-cell>
          <table:table-cell table:formula="of:=[.A494]-[.C494]" office:value-type="float" office:value="0" calcext:value-type="float">
            <text:p>0</text:p>
          </table:table-cell>
          <table:table-cell table:formula="of:=[.B494]-[.D494]" office:value-type="float" office:value="0.133002871" calcext:value-type="float">
            <text:p>0,13300287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0.290076" calcext:value-type="float">
            <text:p>0,290076</text:p>
          </table:table-cell>
          <table:table-cell office:value-type="float" office:value="500" calcext:value-type="float">
            <text:p>500</text:p>
          </table:table-cell>
          <table:table-cell office:value-type="float" office:value="0.000011496" calcext:value-type="float">
            <text:p>1,15E-05</text:p>
          </table:table-cell>
          <table:table-cell table:formula="of:=[.A495]-[.C495]" office:value-type="float" office:value="0" calcext:value-type="float">
            <text:p>0</text:p>
          </table:table-cell>
          <table:table-cell table:formula="of:=[.B495]-[.D495]" office:value-type="float" office:value="0.290064504" calcext:value-type="float">
            <text:p>0,2900645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0.253753" calcext:value-type="float">
            <text:p>0,253753</text:p>
          </table:table-cell>
          <table:table-cell office:value-type="float" office:value="500" calcext:value-type="float">
            <text:p>500</text:p>
          </table:table-cell>
          <table:table-cell office:value-type="float" office:value="0.000023132" calcext:value-type="float">
            <text:p>2,31E-05</text:p>
          </table:table-cell>
          <table:table-cell table:formula="of:=[.A496]-[.C496]" office:value-type="float" office:value="0" calcext:value-type="float">
            <text:p>0</text:p>
          </table:table-cell>
          <table:table-cell table:formula="of:=[.B496]-[.D496]" office:value-type="float" office:value="0.253729868" calcext:value-type="float">
            <text:p>0,25372986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0.186521" calcext:value-type="float">
            <text:p>0,186521</text:p>
          </table:table-cell>
          <table:table-cell office:value-type="float" office:value="500" calcext:value-type="float">
            <text:p>500</text:p>
          </table:table-cell>
          <table:table-cell office:value-type="float" office:value="0.000015985" calcext:value-type="float">
            <text:p>1,60E-05</text:p>
          </table:table-cell>
          <table:table-cell table:formula="of:=[.A497]-[.C497]" office:value-type="float" office:value="0" calcext:value-type="float">
            <text:p>0</text:p>
          </table:table-cell>
          <table:table-cell table:formula="of:=[.B497]-[.D497]" office:value-type="float" office:value="0.186505015" calcext:value-type="float">
            <text:p>0,1865050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035882" calcext:value-type="float">
            <text:p>0,035882</text:p>
          </table:table-cell>
          <table:table-cell office:value-type="float" office:value="100" calcext:value-type="float">
            <text:p>100</text:p>
          </table:table-cell>
          <table:table-cell office:value-type="float" office:value="0.000011018" calcext:value-type="float">
            <text:p>1,10E-05</text:p>
          </table:table-cell>
          <table:table-cell table:formula="of:=[.A498]-[.C498]" office:value-type="float" office:value="0" calcext:value-type="float">
            <text:p>0</text:p>
          </table:table-cell>
          <table:table-cell table:formula="of:=[.B498]-[.D498]" office:value-type="float" office:value="0.035870982" calcext:value-type="float">
            <text:p>0,0358709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0491779" calcext:value-type="float">
            <text:p>0,0491779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73" calcext:value-type="float">
            <text:p>7,73E-06</text:p>
          </table:table-cell>
          <table:table-cell table:formula="of:=[.A499]-[.C499]" office:value-type="float" office:value="0" calcext:value-type="float">
            <text:p>0</text:p>
          </table:table-cell>
          <table:table-cell table:formula="of:=[.B499]-[.D499]" office:value-type="float" office:value="0.04917017" calcext:value-type="float">
            <text:p>0,049170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0510271" calcext:value-type="float">
            <text:p>0,051027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8598" calcext:value-type="float">
            <text:p>8,60E-06</text:p>
          </table:table-cell>
          <table:table-cell table:formula="of:=[.A500]-[.C500]" office:value-type="float" office:value="0" calcext:value-type="float">
            <text:p>0</text:p>
          </table:table-cell>
          <table:table-cell table:formula="of:=[.B500]-[.D500]" office:value-type="float" office:value="0.051018502" calcext:value-type="float">
            <text:p>0,05101850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0.250526" calcext:value-type="float">
            <text:p>0,250526</text:p>
          </table:table-cell>
          <table:table-cell office:value-type="float" office:value="300" calcext:value-type="float">
            <text:p>300</text:p>
          </table:table-cell>
          <table:table-cell office:value-type="float" office:value="0.00000802" calcext:value-type="float">
            <text:p>8,02E-06</text:p>
          </table:table-cell>
          <table:table-cell table:formula="of:=[.A501]-[.C501]" office:value-type="float" office:value="0" calcext:value-type="float">
            <text:p>0</text:p>
          </table:table-cell>
          <table:table-cell table:formula="of:=[.B501]-[.D501]" office:value-type="float" office:value="0.25051798" calcext:value-type="float">
            <text:p>0,250517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0.223661" calcext:value-type="float">
            <text:p>0,223661</text:p>
          </table:table-cell>
          <table:table-cell office:value-type="float" office:value="300" calcext:value-type="float">
            <text:p>300</text:p>
          </table:table-cell>
          <table:table-cell office:value-type="float" office:value="0.000013607" calcext:value-type="float">
            <text:p>1,36E-05</text:p>
          </table:table-cell>
          <table:table-cell table:formula="of:=[.A502]-[.C502]" office:value-type="float" office:value="0" calcext:value-type="float">
            <text:p>0</text:p>
          </table:table-cell>
          <table:table-cell table:formula="of:=[.B502]-[.D502]" office:value-type="float" office:value="0.223647393" calcext:value-type="float">
            <text:p>0,22364739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0.138382" calcext:value-type="float">
            <text:p>0,138382</text:p>
          </table:table-cell>
          <table:table-cell office:value-type="float" office:value="300" calcext:value-type="float">
            <text:p>300</text:p>
          </table:table-cell>
          <table:table-cell office:value-type="float" office:value="0.000014146" calcext:value-type="float">
            <text:p>1,41E-05</text:p>
          </table:table-cell>
          <table:table-cell table:formula="of:=[.A503]-[.C503]" office:value-type="float" office:value="0" calcext:value-type="float">
            <text:p>0</text:p>
          </table:table-cell>
          <table:table-cell table:formula="of:=[.B503]-[.D503]" office:value-type="float" office:value="0.138367854" calcext:value-type="float">
            <text:p>0,1383678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0.203396" calcext:value-type="float">
            <text:p>0,203396</text:p>
          </table:table-cell>
          <table:table-cell office:value-type="float" office:value="500" calcext:value-type="float">
            <text:p>500</text:p>
          </table:table-cell>
          <table:table-cell office:value-type="float" office:value="0.000009718" calcext:value-type="float">
            <text:p>9,72E-06</text:p>
          </table:table-cell>
          <table:table-cell table:formula="of:=[.A504]-[.C504]" office:value-type="float" office:value="0" calcext:value-type="float">
            <text:p>0</text:p>
          </table:table-cell>
          <table:table-cell table:formula="of:=[.B504]-[.D504]" office:value-type="float" office:value="0.203386282" calcext:value-type="float">
            <text:p>0,20338628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0.231531" calcext:value-type="float">
            <text:p>0,231531</text:p>
          </table:table-cell>
          <table:table-cell office:value-type="float" office:value="500" calcext:value-type="float">
            <text:p>500</text:p>
          </table:table-cell>
          <table:table-cell office:value-type="float" office:value="0.000012557" calcext:value-type="float">
            <text:p>1,26E-05</text:p>
          </table:table-cell>
          <table:table-cell table:formula="of:=[.A505]-[.C505]" office:value-type="float" office:value="0" calcext:value-type="float">
            <text:p>0</text:p>
          </table:table-cell>
          <table:table-cell table:formula="of:=[.B505]-[.D505]" office:value-type="float" office:value="0.231518443" calcext:value-type="float">
            <text:p>0,23151844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0.155672" calcext:value-type="float">
            <text:p>0,155672</text:p>
          </table:table-cell>
          <table:table-cell office:value-type="float" office:value="500" calcext:value-type="float">
            <text:p>500</text:p>
          </table:table-cell>
          <table:table-cell office:value-type="float" office:value="0.000010614" calcext:value-type="float">
            <text:p>1,06E-05</text:p>
          </table:table-cell>
          <table:table-cell table:formula="of:=[.A506]-[.C506]" office:value-type="float" office:value="0" calcext:value-type="float">
            <text:p>0</text:p>
          </table:table-cell>
          <table:table-cell table:formula="of:=[.B506]-[.D506]" office:value-type="float" office:value="0.155661386" calcext:value-type="float">
            <text:p>0,1556613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0467951" calcext:value-type="float">
            <text:p>0,046795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9517" calcext:value-type="float">
            <text:p>9,52E-06</text:p>
          </table:table-cell>
          <table:table-cell table:formula="of:=[.A507]-[.C507]" office:value-type="float" office:value="0" calcext:value-type="float">
            <text:p>0</text:p>
          </table:table-cell>
          <table:table-cell table:formula="of:=[.B507]-[.D507]" office:value-type="float" office:value="0.046785583" calcext:value-type="float">
            <text:p>0,0467855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0461042" calcext:value-type="float">
            <text:p>0,0461042</text:p>
          </table:table-cell>
          <table:table-cell office:value-type="float" office:value="100" calcext:value-type="float">
            <text:p>100</text:p>
          </table:table-cell>
          <table:table-cell office:value-type="float" office:value="0.000010249" calcext:value-type="float">
            <text:p>1,02E-05</text:p>
          </table:table-cell>
          <table:table-cell table:formula="of:=[.A508]-[.C508]" office:value-type="float" office:value="0" calcext:value-type="float">
            <text:p>0</text:p>
          </table:table-cell>
          <table:table-cell table:formula="of:=[.B508]-[.D508]" office:value-type="float" office:value="0.046093951" calcext:value-type="float">
            <text:p>0,0460939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0361359" calcext:value-type="float">
            <text:p>0,0361359</text:p>
          </table:table-cell>
          <table:table-cell office:value-type="float" office:value="100" calcext:value-type="float">
            <text:p>100</text:p>
          </table:table-cell>
          <table:table-cell office:value-type="float" office:value="0.000008763" calcext:value-type="float">
            <text:p>8,76E-06</text:p>
          </table:table-cell>
          <table:table-cell table:formula="of:=[.A509]-[.C509]" office:value-type="float" office:value="0" calcext:value-type="float">
            <text:p>0</text:p>
          </table:table-cell>
          <table:table-cell table:formula="of:=[.B509]-[.D509]" office:value-type="float" office:value="0.036127137" calcext:value-type="float">
            <text:p>0,03612713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0.171603" calcext:value-type="float">
            <text:p>0,171603</text:p>
          </table:table-cell>
          <table:table-cell office:value-type="float" office:value="300" calcext:value-type="float">
            <text:p>300</text:p>
          </table:table-cell>
          <table:table-cell office:value-type="float" office:value="0.000013781" calcext:value-type="float">
            <text:p>1,38E-05</text:p>
          </table:table-cell>
          <table:table-cell table:formula="of:=[.A510]-[.C510]" office:value-type="float" office:value="0" calcext:value-type="float">
            <text:p>0</text:p>
          </table:table-cell>
          <table:table-cell table:formula="of:=[.B510]-[.D510]" office:value-type="float" office:value="0.171589219" calcext:value-type="float">
            <text:p>0,17158921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0.134331" calcext:value-type="float">
            <text:p>0,134331</text:p>
          </table:table-cell>
          <table:table-cell office:value-type="float" office:value="300" calcext:value-type="float">
            <text:p>300</text:p>
          </table:table-cell>
          <table:table-cell office:value-type="float" office:value="0.000011202" calcext:value-type="float">
            <text:p>1,12E-05</text:p>
          </table:table-cell>
          <table:table-cell table:formula="of:=[.A511]-[.C511]" office:value-type="float" office:value="0" calcext:value-type="float">
            <text:p>0</text:p>
          </table:table-cell>
          <table:table-cell table:formula="of:=[.B511]-[.D511]" office:value-type="float" office:value="0.134319798" calcext:value-type="float">
            <text:p>0,1343197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0.239577" calcext:value-type="float">
            <text:p>0,239577</text:p>
          </table:table-cell>
          <table:table-cell office:value-type="float" office:value="300" calcext:value-type="float">
            <text:p>300</text:p>
          </table:table-cell>
          <table:table-cell office:value-type="float" office:value="0.000011289" calcext:value-type="float">
            <text:p>1,13E-05</text:p>
          </table:table-cell>
          <table:table-cell table:formula="of:=[.A512]-[.C512]" office:value-type="float" office:value="0" calcext:value-type="float">
            <text:p>0</text:p>
          </table:table-cell>
          <table:table-cell table:formula="of:=[.B512]-[.D512]" office:value-type="float" office:value="0.239565711" calcext:value-type="float">
            <text:p>0,2395657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0.338566" calcext:value-type="float">
            <text:p>0,338566</text:p>
          </table:table-cell>
          <table:table-cell office:value-type="float" office:value="500" calcext:value-type="float">
            <text:p>500</text:p>
          </table:table-cell>
          <table:table-cell office:value-type="float" office:value="0.000017763" calcext:value-type="float">
            <text:p>1,78E-05</text:p>
          </table:table-cell>
          <table:table-cell table:formula="of:=[.A513]-[.C513]" office:value-type="float" office:value="0" calcext:value-type="float">
            <text:p>0</text:p>
          </table:table-cell>
          <table:table-cell table:formula="of:=[.B513]-[.D513]" office:value-type="float" office:value="0.338548237" calcext:value-type="float">
            <text:p>0,3385482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0.25427" calcext:value-type="float">
            <text:p>0,25427</text:p>
          </table:table-cell>
          <table:table-cell office:value-type="float" office:value="500" calcext:value-type="float">
            <text:p>500</text:p>
          </table:table-cell>
          <table:table-cell office:value-type="float" office:value="0.000020552" calcext:value-type="float">
            <text:p>2,06E-05</text:p>
          </table:table-cell>
          <table:table-cell table:formula="of:=[.A514]-[.C514]" office:value-type="float" office:value="0" calcext:value-type="float">
            <text:p>0</text:p>
          </table:table-cell>
          <table:table-cell table:formula="of:=[.B514]-[.D514]" office:value-type="float" office:value="0.254249448" calcext:value-type="float">
            <text:p>0,2542494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0.186175" calcext:value-type="float">
            <text:p>0,186175</text:p>
          </table:table-cell>
          <table:table-cell office:value-type="float" office:value="500" calcext:value-type="float">
            <text:p>500</text:p>
          </table:table-cell>
          <table:table-cell office:value-type="float" office:value="0.000019471" calcext:value-type="float">
            <text:p>1,95E-05</text:p>
          </table:table-cell>
          <table:table-cell table:formula="of:=[.A515]-[.C515]" office:value-type="float" office:value="0" calcext:value-type="float">
            <text:p>0</text:p>
          </table:table-cell>
          <table:table-cell table:formula="of:=[.B515]-[.D515]" office:value-type="float" office:value="0.186155529" calcext:value-type="float">
            <text:p>0,186155529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formula="of:=SUM([.E3:.E515])/513" office:value-type="float" office:value="-0.000621247563352923" calcext:value-type="float">
            <text:p>-0,000621247563352923</text:p>
          </table:table-cell>
          <table:table-cell table:formula="of:=SUM([.F3:.F515])/513" office:value-type="float" office:value="1.37472364021248" calcext:value-type="float">
            <text:p>1,374723640212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3T11:01:46.653976619</meta:creation-date>
    <dc:date>2023-07-13T12:14:38.582759141</dc:date>
    <meta:editing-duration>PT1M53S</meta:editing-duration>
    <meta:editing-cycles>1</meta:editing-cycles>
    <meta:document-statistic meta:table-count="1" meta:cell-count="3082" meta:object-count="0"/>
    <meta:generator>LibreOffice/7.3.7.2$Linux_X86_64 LibreOffice_project/30$Build-2</meta:generator>
  </office:meta>
</office:document-meta>
</file>